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2040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225225.65325367" calcext:value-type="float">
            <text:p>1225225.65325367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221161.83661904" calcext:value-type="float">
            <text:p>1221161.8366190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13497.14986412" calcext:value-type="float">
            <text:p>1213497.14986412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02131.65993773" calcext:value-type="float">
            <text:p>1202131.65993773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188396.01801115" calcext:value-type="float">
            <text:p>1188396.01801115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172661.9625553" calcext:value-type="float">
            <text:p>1172661.9625553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54803.05304939" calcext:value-type="float">
            <text:p>1154803.05304939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34519.5457792" calcext:value-type="float">
            <text:p>1134519.545779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12818.16170476" calcext:value-type="float">
            <text:p>1112818.16170476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091519.54804676" calcext:value-type="float">
            <text:p>1091519.54804676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70837.04337689" calcext:value-type="float">
            <text:p>1070837.04337689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50768.13430284" calcext:value-type="float">
            <text:p>1050768.13430284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32717.10448078" calcext:value-type="float">
            <text:p>1032717.1044807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16582.37337023" calcext:value-type="float">
            <text:p>1016582.37337023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03487.52279245" calcext:value-type="float">
            <text:p>1003487.52279245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93886.608771427" calcext:value-type="float">
            <text:p>993886.60877142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87724.832476748" calcext:value-type="float">
            <text:p>987724.832476748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85140.282204749" calcext:value-type="float">
            <text:p>985140.282204749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86208.452628364" calcext:value-type="float">
            <text:p>986208.452628364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990776.779205306" calcext:value-type="float">
            <text:p>990776.779205306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97231.967933214" calcext:value-type="float">
            <text:p>997231.96793321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06581.75691971" calcext:value-type="float">
            <text:p>1006581.75691971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016791.52573228" calcext:value-type="float">
            <text:p>1016791.52573228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27264.39287272" calcext:value-type="float">
            <text:p>1027264.39287272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7108.1322188" calcext:value-type="float">
            <text:p>1037108.1322188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46606.19079905" calcext:value-type="float">
            <text:p>1046606.19079905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55100.25457194" calcext:value-type="float">
            <text:p>1055100.2545719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62844.93468102" calcext:value-type="float">
            <text:p>1062844.93468102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69182.23509926" calcext:value-type="float">
            <text:p>1069182.2350992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74578.80594417" calcext:value-type="float">
            <text:p>1074578.80594417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79282.99854664" calcext:value-type="float">
            <text:p>1079282.99854664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84176.64488056" calcext:value-type="float">
            <text:p>1084176.64488056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8964.73051117" calcext:value-type="float">
            <text:p>1088964.73051117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093775.99829496" calcext:value-type="float">
            <text:p>1093775.99829496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099070.70362963" calcext:value-type="float">
            <text:p>1099070.70362963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103638.67736126" calcext:value-type="float">
            <text:p>1103638.67736126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107611.78444115" calcext:value-type="float">
            <text:p>1107611.78444115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112247.7745548" calcext:value-type="float">
            <text:p>1112247.7745548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118021.2044387" calcext:value-type="float">
            <text:p>1118021.204438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124891.06437716" calcext:value-type="float">
            <text:p>1124891.06437716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132961.24402994" calcext:value-type="float">
            <text:p>1132961.24402994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42942.97691262" calcext:value-type="float">
            <text:p>1142942.97691262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155368.48174719" calcext:value-type="float">
            <text:p>1155368.4817471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171934.93729835" calcext:value-type="float">
            <text:p>1171934.93729835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96707.86614131" calcext:value-type="float">
            <text:p>1196707.8661413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29409.73091686" calcext:value-type="float">
            <text:p>1229409.7309168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69200.43706022" calcext:value-type="float">
            <text:p>1269200.43706022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15981.43205328" calcext:value-type="float">
            <text:p>1315981.43205328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370710.61757525" calcext:value-type="float">
            <text:p>1370710.61757525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432303.1275663" calcext:value-type="float">
            <text:p>1432303.1275663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500933.82501413" calcext:value-type="float">
            <text:p>1500933.82501413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575673.97506158" calcext:value-type="float">
            <text:p>1575673.9750615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656593.63105086" calcext:value-type="float">
            <text:p>1656593.63105086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42628.07986191" calcext:value-type="float">
            <text:p>1742628.0798619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830702.95432837" calcext:value-type="float">
            <text:p>1830702.9543283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19438.10352442" calcext:value-type="float">
            <text:p>1919438.10352442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07610.66064007" calcext:value-type="float">
            <text:p>2007610.6606400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94060.70716616" calcext:value-type="float">
            <text:p>2094060.70716616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177312.82952321" calcext:value-type="float">
            <text:p>2177312.82952321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258299.42138797" calcext:value-type="float">
            <text:p>2258299.42138797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336172.54667223" calcext:value-type="float">
            <text:p>2336172.5466722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409954.4467259" calcext:value-type="float">
            <text:p>2409954.446725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477673.60128534" calcext:value-type="float">
            <text:p>2477673.60128534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539531.79667837" calcext:value-type="float">
            <text:p>2539531.79667837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594926.84368055" calcext:value-type="float">
            <text:p>2594926.84368055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642460.38602982" calcext:value-type="float">
            <text:p>2642460.38602982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681354.24460668" calcext:value-type="float">
            <text:p>2681354.2446066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11498.80222384" calcext:value-type="float">
            <text:p>2711498.80222384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733235.20342781" calcext:value-type="float">
            <text:p>2733235.20342781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746377.06056317" calcext:value-type="float">
            <text:p>2746377.06056317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750193.9517426" calcext:value-type="float">
            <text:p>2750193.9517426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743510.53346998" calcext:value-type="float">
            <text:p>2743510.53346998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725973.07078637" calcext:value-type="float">
            <text:p>2725973.0707863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697898.94109244" calcext:value-type="float">
            <text:p>2697898.94109244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661183.24560049" calcext:value-type="float">
            <text:p>2661183.2456004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617601.06895556" calcext:value-type="float">
            <text:p>2617601.06895556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569289.07254374" calcext:value-type="float">
            <text:p>2569289.07254374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517512.20846105" calcext:value-type="float">
            <text:p>2517512.20846105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462507.47281987" calcext:value-type="float">
            <text:p>2462507.4728198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407604.16338639" calcext:value-type="float">
            <text:p>2407604.16338639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55591.37419954" calcext:value-type="float">
            <text:p>2355591.37419954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08789.26745214" calcext:value-type="float">
            <text:p>2308789.26745214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268097.03744749" calcext:value-type="float">
            <text:p>2268097.03744749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235066.91831615" calcext:value-type="float">
            <text:p>2235066.9183161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210771.93688579" calcext:value-type="float">
            <text:p>2210771.93688579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195530.43039408" calcext:value-type="float">
            <text:p>2195530.43039408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189752.56706795" calcext:value-type="float">
            <text:p>2189752.56706795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193745.30893546" calcext:value-type="float">
            <text:p>2193745.30893546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2206545.57952518" calcext:value-type="float">
            <text:p>2206545.57952518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2227761.58783144" calcext:value-type="float">
            <text:p>2227761.5878314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2256169.1758445" calcext:value-type="float">
            <text:p>2256169.1758445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2289912.32492456" calcext:value-type="float">
            <text:p>2289912.32492456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327811.4902091" calcext:value-type="float">
            <text:p>2327811.4902091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369461.69461441" calcext:value-type="float">
            <text:p>2369461.69461441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413683.82807985" calcext:value-type="float">
            <text:p>2413683.82807985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458228.38040988" calcext:value-type="float">
            <text:p>2458228.38040988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502201.10270068" calcext:value-type="float">
            <text:p>2502201.10270068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543736.01503" calcext:value-type="float">
            <text:p>2543736.01503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581133.71089688" calcext:value-type="float">
            <text:p>2581133.71089688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613437.72736932" calcext:value-type="float">
            <text:p>2613437.72736932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639851.50049568" calcext:value-type="float">
            <text:p>2639851.50049568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659850.21328853" calcext:value-type="float">
            <text:p>2659850.21328853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674163.45907564" calcext:value-type="float">
            <text:p>2674163.45907564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682372.13425227" calcext:value-type="float">
            <text:p>2682372.13425227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683736.42491193" calcext:value-type="float">
            <text:p>2683736.42491193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678949.47448495" calcext:value-type="float">
            <text:p>2678949.47448495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667597.84886694" calcext:value-type="float">
            <text:p>2667597.84886694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649263.43745461" calcext:value-type="float">
            <text:p>2649263.43745461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627171.16641734" calcext:value-type="float">
            <text:p>2627171.16641734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601043.58100839" calcext:value-type="float">
            <text:p>2601043.58100839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571559.92090826" calcext:value-type="float">
            <text:p>2571559.9209082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539288.38834797" calcext:value-type="float">
            <text:p>2539288.38834797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504998.25170073" calcext:value-type="float">
            <text:p>2504998.25170073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468326.10256982" calcext:value-type="float">
            <text:p>2468326.10256982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429999.26432166" calcext:value-type="float">
            <text:p>2429999.2643216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2391305.93631846" calcext:value-type="float">
            <text:p>2391305.93631846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2353562.91433675" calcext:value-type="float">
            <text:p>2353562.91433675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2317026.76331251" calcext:value-type="float">
            <text:p>2317026.76331251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2283198.30916072" calcext:value-type="float">
            <text:p>2283198.30916072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2252301.14240576" calcext:value-type="float">
            <text:p>2252301.14240576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2224037.58753879" calcext:value-type="float">
            <text:p>2224037.58753879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2200829.21195052" calcext:value-type="float">
            <text:p>2200829.21195052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2182742.76225924" calcext:value-type="float">
            <text:p>2182742.76225924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2171214.31829348" calcext:value-type="float">
            <text:p>2171214.31829348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2166601.80342667" calcext:value-type="float">
            <text:p>2166601.80342667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2169494.96638992" calcext:value-type="float">
            <text:p>2169494.96638992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2181524.36625129" calcext:value-type="float">
            <text:p>2181524.36625129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2205095.87533586" calcext:value-type="float">
            <text:p>2205095.87533586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240462.42999339" calcext:value-type="float">
            <text:p>2240462.42999339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288746.80929362" calcext:value-type="float">
            <text:p>2288746.80929362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349851.60354518" calcext:value-type="float">
            <text:p>2349851.60354518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423082.56816634" calcext:value-type="float">
            <text:p>2423082.56816634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07133.86324099" calcext:value-type="float">
            <text:p>2507133.86324099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01933.58163299" calcext:value-type="float">
            <text:p>2601933.58163299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06486.36889106" calcext:value-type="float">
            <text:p>2706486.36889106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18667.58447118" calcext:value-type="float">
            <text:p>2818667.58447118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2940192.23220466" calcext:value-type="float">
            <text:p>2940192.23220466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068345.72817281" calcext:value-type="float">
            <text:p>3068345.72817281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0283.6560356" calcext:value-type="float">
            <text:p>3200283.6560356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335465.81380341" calcext:value-type="float">
            <text:p>3335465.81380341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471048.87935953" calcext:value-type="float">
            <text:p>3471048.87935953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605768.98110139" calcext:value-type="float">
            <text:p>3605768.98110139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737106.98740981" calcext:value-type="float">
            <text:p>3737106.98740981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863465.45636865" calcext:value-type="float">
            <text:p>3863465.45636865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984019.16781891" calcext:value-type="float">
            <text:p>3984019.16781891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4097863.08988523" calcext:value-type="float">
            <text:p>4097863.08988523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4201714.98265371" calcext:value-type="float">
            <text:p>4201714.98265371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4293484.03910085" calcext:value-type="float">
            <text:p>4293484.03910085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4374572.90902805" calcext:value-type="float">
            <text:p>4374572.90902805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4442987.31516464" calcext:value-type="float">
            <text:p>4442987.31516464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float" office:value="4498791.40002867" calcext:value-type="float">
            <text:p>4498791.40002867</text:p>
          </table:table-cell>
        </table:table-row>
      </table:table>
      <table:table table:name="p_from_i_UK" table:style-name="ta1">
        <table:table-column table:style-name="co1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973.93654829277" calcext:value-type="float">
            <text:p>2973.93654829277</text:p>
          </table:table-cell>
          <table:table-cell office:value-type="float" office:value="53343.8434707524" calcext:value-type="float">
            <text:p>53343.8434707524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755.33720560688" calcext:value-type="float">
            <text:p>2755.33720560688</text:p>
          </table:table-cell>
          <table:table-cell office:value-type="float" office:value="50704.0543790488" calcext:value-type="float">
            <text:p>50704.0543790488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565.69858181582" calcext:value-type="float">
            <text:p>2565.69858181582</text:p>
          </table:table-cell>
          <table:table-cell office:value-type="float" office:value="48113.7768016674" calcext:value-type="float">
            <text:p>48113.7768016674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596.35819237395" calcext:value-type="float">
            <text:p>2596.35819237395</text:p>
          </table:table-cell>
          <table:table-cell office:value-type="float" office:value="45796.6170482444" calcext:value-type="float">
            <text:p>45796.6170482444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605.67695044539" calcext:value-type="float">
            <text:p>2605.67695044539</text:p>
          </table:table-cell>
          <table:table-cell office:value-type="float" office:value="43738.3770748302" calcext:value-type="float">
            <text:p>43738.3770748302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584.2502621236" calcext:value-type="float">
            <text:p>2584.2502621236</text:p>
          </table:table-cell>
          <table:table-cell office:value-type="float" office:value="41865.8406089071" calcext:value-type="float">
            <text:p>41865.8406089071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38.42432744262" calcext:value-type="float">
            <text:p>2638.42432744262</text:p>
          </table:table-cell>
          <table:table-cell office:value-type="float" office:value="40245.7782234875" calcext:value-type="float">
            <text:p>40245.7782234875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715.3725124689" calcext:value-type="float">
            <text:p>2715.3725124689</text:p>
          </table:table-cell>
          <table:table-cell office:value-type="float" office:value="38886.4788027595" calcext:value-type="float">
            <text:p>38886.4788027595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685.59420114453" calcext:value-type="float">
            <text:p>2685.59420114453</text:p>
          </table:table-cell>
          <table:table-cell office:value-type="float" office:value="37675.444982247" calcext:value-type="float">
            <text:p>37675.444982247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588.42281811591" calcext:value-type="float">
            <text:p>2588.42281811591</text:p>
          </table:table-cell>
          <table:table-cell office:value-type="float" office:value="36527.3040461583" calcext:value-type="float">
            <text:p>36527.3040461583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550.10613474723" calcext:value-type="float">
            <text:p>2550.10613474723</text:p>
          </table:table-cell>
          <table:table-cell office:value-type="float" office:value="35485.9825783221" calcext:value-type="float">
            <text:p>35485.9825783221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337.83516295002" calcext:value-type="float">
            <text:p>2337.83516295002</text:p>
          </table:table-cell>
          <table:table-cell office:value-type="float" office:value="34358.5803840376" calcext:value-type="float">
            <text:p>34358.580384037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85.10869616025" calcext:value-type="float">
            <text:p>2185.10869616025</text:p>
          </table:table-cell>
          <table:table-cell office:value-type="float" office:value="33190.7283634578" calcext:value-type="float">
            <text:p>33190.7283634578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74.67633405553" calcext:value-type="float">
            <text:p>2074.67633405553</text:p>
          </table:table-cell>
          <table:table-cell office:value-type="float" office:value="32020.2053204373" calcext:value-type="float">
            <text:p>32020.2053204373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896.49460696724" calcext:value-type="float">
            <text:p>1896.49460696724</text:p>
          </table:table-cell>
          <table:table-cell office:value-type="float" office:value="30783.263295518" calcext:value-type="float">
            <text:p>30783.26329551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897.44580829375" calcext:value-type="float">
            <text:p>1897.44580829375</text:p>
          </table:table-cell>
          <table:table-cell office:value-type="float" office:value="29654.4070363059" calcext:value-type="float">
            <text:p>29654.4070363059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17.14392182821" calcext:value-type="float">
            <text:p>1917.14392182821</text:p>
          </table:table-cell>
          <table:table-cell office:value-type="float" office:value="28653.5785473712" calcext:value-type="float">
            <text:p>28653.5785473712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05.949201655" calcext:value-type="float">
            <text:p>1905.949201655</text:p>
          </table:table-cell>
          <table:table-cell office:value-type="float" office:value="27742.668665898" calcext:value-type="float">
            <text:p>27742.668665898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21.87289953493" calcext:value-type="float">
            <text:p>2021.87289953493</text:p>
          </table:table-cell>
          <table:table-cell office:value-type="float" office:value="27046.5942622693" calcext:value-type="float">
            <text:p>27046.5942622693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825.79297139433" calcext:value-type="float">
            <text:p>1825.79297139433</text:p>
          </table:table-cell>
          <table:table-cell office:value-type="float" office:value="26235.5677103999" calcext:value-type="float">
            <text:p>26235.5677103999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73.23553777764" calcext:value-type="float">
            <text:p>1973.23553777764</text:p>
          </table:table-cell>
          <table:table-cell office:value-type="float" office:value="25658.4910948161" calcext:value-type="float">
            <text:p>25658.4910948161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723.16549429498" calcext:value-type="float">
            <text:p>1723.16549429498</text:p>
          </table:table-cell>
          <table:table-cell office:value-type="float" office:value="24914.5194737038" calcext:value-type="float">
            <text:p>24914.5194737038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559.23444900944" calcext:value-type="float">
            <text:p>1559.23444900944</text:p>
          </table:table-cell>
          <table:table-cell office:value-type="float" office:value="24088.8272643153" calcext:value-type="float">
            <text:p>24088.8272643153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26.68384353983" calcext:value-type="float">
            <text:p>1626.68384353983</text:p>
          </table:table-cell>
          <table:table-cell office:value-type="float" office:value="23392.8842219249" calcext:value-type="float">
            <text:p>23392.8842219249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58.11597453266" calcext:value-type="float">
            <text:p>1458.11597453266</text:p>
          </table:table-cell>
          <table:table-cell office:value-type="float" office:value="22596.8097769361" calcext:value-type="float">
            <text:p>22596.809776936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570.07885312019" calcext:value-type="float">
            <text:p>1570.07885312019</text:p>
          </table:table-cell>
          <table:table-cell office:value-type="float" office:value="21988.1323485797" calcext:value-type="float">
            <text:p>21988.132348579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10.43624970089" calcext:value-type="float">
            <text:p>1610.43624970089</text:p>
          </table:table-cell>
          <table:table-cell office:value-type="float" office:value="21492.1775709113" calcext:value-type="float">
            <text:p>21492.177570911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70.21905085277" calcext:value-type="float">
            <text:p>1670.21905085277</text:p>
          </table:table-cell>
          <table:table-cell office:value-type="float" office:value="21111.8876763635" calcext:value-type="float">
            <text:p>21111.887676363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68.85802190101" calcext:value-type="float">
            <text:p>1768.85802190101</text:p>
          </table:table-cell>
          <table:table-cell office:value-type="float" office:value="20883.4870149898" calcext:value-type="float">
            <text:p>20883.487014989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76.69875685769" calcext:value-type="float">
            <text:p>1976.69875685769</text:p>
          </table:table-cell>
          <table:table-cell office:value-type="float" office:value="20913.065993229" calcext:value-type="float">
            <text:p>20913.06599322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29.63258867734" calcext:value-type="float">
            <text:p>1929.63258867734</text:p>
          </table:table-cell>
          <table:table-cell office:value-type="float" office:value="20936.9843613817" calcext:value-type="float">
            <text:p>20936.9843613817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50.54511238531" calcext:value-type="float">
            <text:p>1950.54511238531</text:p>
          </table:table-cell>
          <table:table-cell office:value-type="float" office:value="21011.1172979546" calcext:value-type="float">
            <text:p>21011.117297954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01.572680727" calcext:value-type="float">
            <text:p>2001.572680727</text:p>
          </table:table-cell>
          <table:table-cell office:value-type="float" office:value="21156.1273373922" calcext:value-type="float">
            <text:p>21156.1273373922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000.91707469644" calcext:value-type="float">
            <text:p>2000.91707469644</text:p>
          </table:table-cell>
          <table:table-cell office:value-type="float" office:value="21307.7872241247" calcext:value-type="float">
            <text:p>21307.787224124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71.71181206204" calcext:value-type="float">
            <text:p>1971.71181206204</text:p>
          </table:table-cell>
          <table:table-cell office:value-type="float" office:value="21432.0688128141" calcext:value-type="float">
            <text:p>21432.0688128141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55.25242215483" calcext:value-type="float">
            <text:p>1955.25242215483</text:p>
          </table:table-cell>
          <table:table-cell office:value-type="float" office:value="21538.0315388147" calcext:value-type="float">
            <text:p>21538.0315388147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64.53082394952" calcext:value-type="float">
            <text:p>1864.53082394952</text:p>
          </table:table-cell>
          <table:table-cell office:value-type="float" office:value="21546.9766152845" calcext:value-type="float">
            <text:p>21546.9766152845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08.94801283361" calcext:value-type="float">
            <text:p>1808.94801283361</text:p>
          </table:table-cell>
          <table:table-cell office:value-type="float" office:value="21493.1426438969" calcext:value-type="float">
            <text:p>21493.1426438969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82.22601490232" calcext:value-type="float">
            <text:p>1982.22601490232</text:p>
          </table:table-cell>
          <table:table-cell office:value-type="float" office:value="21609.0914965693" calcext:value-type="float">
            <text:p>21609.091496569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36.98062844071" calcext:value-type="float">
            <text:p>1936.98062844071</text:p>
          </table:table-cell>
          <table:table-cell office:value-type="float" office:value="21677.4438961905" calcext:value-type="float">
            <text:p>21677.4438961905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32.02518973151" calcext:value-type="float">
            <text:p>2032.02518973151</text:p>
          </table:table-cell>
          <table:table-cell office:value-type="float" office:value="21836.4488850691" calcext:value-type="float">
            <text:p>21836.4488850691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83.03213305529" calcext:value-type="float">
            <text:p>1883.03213305529</text:p>
          </table:table-cell>
          <table:table-cell office:value-type="float" office:value="21844.3182586753" calcext:value-type="float">
            <text:p>21844.318258675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96.83388425125" calcext:value-type="float">
            <text:p>1996.83388425125</text:p>
          </table:table-cell>
          <table:table-cell office:value-type="float" office:value="21962.0433455307" calcext:value-type="float">
            <text:p>21962.043345530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28.77084331823" calcext:value-type="float">
            <text:p>2028.77084331823</text:p>
          </table:table-cell>
          <table:table-cell office:value-type="float" office:value="22106.3285508145" calcext:value-type="float">
            <text:p>22106.3285508145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10.74662598503" calcext:value-type="float">
            <text:p>2110.74662598503</text:p>
          </table:table-cell>
          <table:table-cell office:value-type="float" office:value="22327.5695856001" calcext:value-type="float">
            <text:p>22327.5695856001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288.35600082827" calcext:value-type="float">
            <text:p>2288.35600082827</text:p>
          </table:table-cell>
          <table:table-cell office:value-type="float" office:value="22715.3849063297" calcext:value-type="float">
            <text:p>22715.3849063297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367.99349594336" calcext:value-type="float">
            <text:p>2367.99349594336</text:p>
          </table:table-cell>
          <table:table-cell office:value-type="float" office:value="23167.6513574728" calcext:value-type="float">
            <text:p>23167.6513574728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334.97028463035" calcext:value-type="float">
            <text:p>2334.97028463035</text:p>
          </table:table-cell>
          <table:table-cell office:value-type="float" office:value="23567.3070795474" calcext:value-type="float">
            <text:p>23567.3070795474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281.54703581614" calcext:value-type="float">
            <text:p>2281.54703581614</text:p>
          </table:table-cell>
          <table:table-cell office:value-type="float" office:value="23886.9402621336" calcext:value-type="float">
            <text:p>23886.940262133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377.71872528365" calcext:value-type="float">
            <text:p>2377.71872528365</text:p>
          </table:table-cell>
          <table:table-cell office:value-type="float" office:value="24280.8048392073" calcext:value-type="float">
            <text:p>24280.8048392073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370.76827623511" calcext:value-type="float">
            <text:p>2370.76827623511</text:p>
          </table:table-cell>
          <table:table-cell office:value-type="float" office:value="24636.0011776612" calcext:value-type="float">
            <text:p>24636.0011776612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73.28069208374" calcext:value-type="float">
            <text:p>2173.28069208374</text:p>
          </table:table-cell>
          <table:table-cell office:value-type="float" office:value="24769.6962134926" calcext:value-type="float">
            <text:p>24769.6962134926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08.65893686377" calcext:value-type="float">
            <text:p>2108.65893686377</text:p>
          </table:table-cell>
          <table:table-cell office:value-type="float" office:value="24814.0279708374" calcext:value-type="float">
            <text:p>24814.0279708374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36.29273162934" calcext:value-type="float">
            <text:p>2036.29273162934</text:p>
          </table:table-cell>
          <table:table-cell office:value-type="float" office:value="24760.3699075574" calcext:value-type="float">
            <text:p>24760.3699075574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50.8900637023" calcext:value-type="float">
            <text:p>2250.8900637023</text:p>
          </table:table-cell>
          <table:table-cell office:value-type="float" office:value="24906.9053476422" calcext:value-type="float">
            <text:p>24906.905347642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034.60189838171" calcext:value-type="float">
            <text:p>2034.60189838171</text:p>
          </table:table-cell>
          <table:table-cell office:value-type="float" office:value="24819.8187401466" calcext:value-type="float">
            <text:p>24819.818740146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000.58470757384" calcext:value-type="float">
            <text:p>2000.58470757384</text:p>
          </table:table-cell>
          <table:table-cell office:value-type="float" office:value="24687.5618474498" calcext:value-type="float">
            <text:p>24687.561847449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27.57030188161" calcext:value-type="float">
            <text:p>1727.57030188161</text:p>
          </table:table-cell>
          <table:table-cell office:value-type="float" office:value="24275.8792163128" calcext:value-type="float">
            <text:p>24275.8792163128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71.11525620652" calcext:value-type="float">
            <text:p>1471.11525620652</text:p>
          </table:table-cell>
          <table:table-cell office:value-type="float" office:value="23608.3932065889" calcext:value-type="float">
            <text:p>23608.3932065889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566.97821544811" calcext:value-type="float">
            <text:p>1566.97821544811</text:p>
          </table:table-cell>
          <table:table-cell office:value-type="float" office:value="23046.4783681403" calcext:value-type="float">
            <text:p>23046.4783681403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504.42143758683" calcext:value-type="float">
            <text:p>1504.42143758683</text:p>
          </table:table-cell>
          <table:table-cell office:value-type="float" office:value="22447.4937544664" calcext:value-type="float">
            <text:p>22447.4937544664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424.51374643561" calcext:value-type="float">
            <text:p>1424.51374643561</text:p>
          </table:table-cell>
          <table:table-cell office:value-type="float" office:value="21800.2012415803" calcext:value-type="float">
            <text:p>21800.201241580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629.2831547348" calcext:value-type="float">
            <text:p>1629.2831547348</text:p>
          </table:table-cell>
          <table:table-cell office:value-type="float" office:value="21395.2677895854" calcext:value-type="float">
            <text:p>21395.267789585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16.67280106318" calcext:value-type="float">
            <text:p>1416.67280106318</text:p>
          </table:table-cell>
          <table:table-cell office:value-type="float" office:value="20818.9695626018" calcext:value-type="float">
            <text:p>20818.9695626018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26.30535289298" calcext:value-type="float">
            <text:p>1426.30535289298</text:p>
          </table:table-cell>
          <table:table-cell office:value-type="float" office:value="20295.94972439" calcext:value-type="float">
            <text:p>20295.94972439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516.83541603053" calcext:value-type="float">
            <text:p>1516.83541603053</text:p>
          </table:table-cell>
          <table:table-cell office:value-type="float" office:value="19907.9875459102" calcext:value-type="float">
            <text:p>19907.987545910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730.95084253432" calcext:value-type="float">
            <text:p>1730.95084253432</text:p>
          </table:table-cell>
          <table:table-cell office:value-type="float" office:value="19779.2449653392" calcext:value-type="float">
            <text:p>19779.2449653392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52.7624049186" calcext:value-type="float">
            <text:p>1752.7624049186</text:p>
          </table:table-cell>
          <table:table-cell office:value-type="float" office:value="19711.5167176521" calcext:value-type="float">
            <text:p>19711.5167176521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55.61042531859" calcext:value-type="float">
            <text:p>1755.61042531859</text:p>
          </table:table-cell>
          <table:table-cell office:value-type="float" office:value="19674.0750022405" calcext:value-type="float">
            <text:p>19674.0750022405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90.99548352604" calcext:value-type="float">
            <text:p>1990.99548352604</text:p>
          </table:table-cell>
          <table:table-cell office:value-type="float" office:value="19897.7965931556" calcext:value-type="float">
            <text:p>19897.7965931556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066.41270346136" calcext:value-type="float">
            <text:p>2066.41270346136</text:p>
          </table:table-cell>
          <table:table-cell office:value-type="float" office:value="20210.6533232555" calcext:value-type="float">
            <text:p>20210.653323255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053.47804294677" calcext:value-type="float">
            <text:p>2053.47804294677</text:p>
          </table:table-cell>
          <table:table-cell office:value-type="float" office:value="20519.7611828665" calcext:value-type="float">
            <text:p>20519.7611828665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046.50391148038" calcext:value-type="float">
            <text:p>2046.50391148038</text:p>
          </table:table-cell>
          <table:table-cell office:value-type="float" office:value="20816.1766033679" calcext:value-type="float">
            <text:p>20816.1766033679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058.4093237404" calcext:value-type="float">
            <text:p>2058.4093237404</text:p>
          </table:table-cell>
          <table:table-cell office:value-type="float" office:value="21114.0545332954" calcext:value-type="float">
            <text:p>21114.0545332954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148.2133281478" calcext:value-type="float">
            <text:p>2148.2133281478</text:p>
          </table:table-cell>
          <table:table-cell office:value-type="float" office:value="21485.2351989925" calcext:value-type="float">
            <text:p>21485.235198992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208.74915605067" calcext:value-type="float">
            <text:p>2208.74915605067</text:p>
          </table:table-cell>
          <table:table-cell office:value-type="float" office:value="21894.1740000239" calcext:value-type="float">
            <text:p>21894.1740000239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210.73450292211" calcext:value-type="float">
            <text:p>2210.73450292211</text:p>
          </table:table-cell>
          <table:table-cell office:value-type="float" office:value="22280.6709149019" calcext:value-type="float">
            <text:p>22280.6709149019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141.64364277135" calcext:value-type="float">
            <text:p>2141.64364277135</text:p>
          </table:table-cell>
          <table:table-cell office:value-type="float" office:value="22572.8569562593" calcext:value-type="float">
            <text:p>22572.8569562593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199.0629506403" calcext:value-type="float">
            <text:p>2199.0629506403</text:p>
          </table:table-cell>
          <table:table-cell office:value-type="float" office:value="22896.165123968" calcext:value-type="float">
            <text:p>22896.16512396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333.6118519329" calcext:value-type="float">
            <text:p>2333.6118519329</text:p>
          </table:table-cell>
          <table:table-cell office:value-type="float" office:value="23323.8994361749" calcext:value-type="float">
            <text:p>23323.8994361749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292.13346826121" calcext:value-type="float">
            <text:p>2292.13346826121</text:p>
          </table:table-cell>
          <table:table-cell office:value-type="float" office:value="23681.1129105727" calcext:value-type="float">
            <text:p>23681.112910572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46.5106068965" calcext:value-type="float">
            <text:p>2546.5106068965</text:p>
          </table:table-cell>
          <table:table-cell office:value-type="float" office:value="24266.6319659395" calcext:value-type="float">
            <text:p>24266.631965939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5.60524290058" calcext:value-type="float">
            <text:p>2915.60524290058</text:p>
          </table:table-cell>
          <table:table-cell office:value-type="float" office:value="25188.7125311284" calcext:value-type="float">
            <text:p>25188.7125311284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182.84116068829" calcext:value-type="float">
            <text:p>3182.84116068829</text:p>
          </table:table-cell>
          <table:table-cell office:value-type="float" office:value="26337.8349875827" calcext:value-type="float">
            <text:p>26337.834987582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366.82003280956" calcext:value-type="float">
            <text:p>3366.82003280956</text:p>
          </table:table-cell>
          <table:table-cell office:value-type="float" office:value="27613.0466459193" calcext:value-type="float">
            <text:p>27613.0466459193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770.72554920242" calcext:value-type="float">
            <text:p>3770.72554920242</text:p>
          </table:table-cell>
          <table:table-cell office:value-type="float" office:value="29231.1284441936" calcext:value-type="float">
            <text:p>29231.128444193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183.61427297246" calcext:value-type="float">
            <text:p>4183.61427297246</text:p>
          </table:table-cell>
          <table:table-cell office:value-type="float" office:value="31180.8060303061" calcext:value-type="float">
            <text:p>31180.8060303061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4488.72394306608" calcext:value-type="float">
            <text:p>4488.72394306608</text:p>
          </table:table-cell>
          <table:table-cell office:value-type="float" office:value="33340.4931763078" calcext:value-type="float">
            <text:p>33340.4931763078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996.34133910694" calcext:value-type="float">
            <text:p>4996.34133910694</text:p>
          </table:table-cell>
          <table:table-cell office:value-type="float" office:value="35891.4778790963" calcext:value-type="float">
            <text:p>35891.477879096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5413.39205217709" calcext:value-type="float">
            <text:p>5413.39205217709</text:p>
          </table:table-cell>
          <table:table-cell office:value-type="float" office:value="38712.977674518" calcext:value-type="float">
            <text:p>38712.977674518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128.23965150458" calcext:value-type="float">
            <text:p>6128.23965150458</text:p>
          </table:table-cell>
          <table:table-cell office:value-type="float" office:value="42083.2398681975" calcext:value-type="float">
            <text:p>42083.2398681975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523.04766201627" calcext:value-type="float">
            <text:p>6523.04766201627</text:p>
          </table:table-cell>
          <table:table-cell office:value-type="float" office:value="45655.453250333" calcext:value-type="float">
            <text:p>45655.45325033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295.49394146364" calcext:value-type="float">
            <text:p>7295.49394146364</text:p>
          </table:table-cell>
          <table:table-cell office:value-type="float" office:value="49773.4354166774" calcext:value-type="float">
            <text:p>49773.435416677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7398.79243883544" calcext:value-type="float">
            <text:p>7398.79243883544</text:p>
          </table:table-cell>
          <table:table-cell office:value-type="float" office:value="53747.4755977818" calcext:value-type="float">
            <text:p>53747.4755977818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948.40935382211" calcext:value-type="float">
            <text:p>7948.40935382211</text:p>
          </table:table-cell>
          <table:table-cell office:value-type="float" office:value="57992.5622953142" calcext:value-type="float">
            <text:p>57992.562295314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32.40785737887" calcext:value-type="float">
            <text:p>8832.40785737887</text:p>
          </table:table-cell>
          <table:table-cell office:value-type="float" office:value="62818.6972626433" calcext:value-type="float">
            <text:p>62818.6972626433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56.63963903878" calcext:value-type="float">
            <text:p>9256.63963903878</text:p>
          </table:table-cell>
          <table:table-cell office:value-type="float" office:value="67738.3419698319" calcext:value-type="float">
            <text:p>67738.341969831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231.2337920624" calcext:value-type="float">
            <text:p>10231.2337920624</text:p>
          </table:table-cell>
          <table:table-cell office:value-type="float" office:value="73281.6426650495" calcext:value-type="float">
            <text:p>73281.6426650495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508.7702175624" calcext:value-type="float">
            <text:p>10508.7702175624</text:p>
          </table:table-cell>
          <table:table-cell office:value-type="float" office:value="78723.9592000802" calcext:value-type="float">
            <text:p>78723.9592000802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897.6320454039" calcext:value-type="float">
            <text:p>11897.6320454039</text:p>
          </table:table-cell>
          <table:table-cell office:value-type="float" office:value="85146.637843324" calcext:value-type="float">
            <text:p>85146.637843324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658.6531114266" calcext:value-type="float">
            <text:p>12658.6531114266</text:p>
          </table:table-cell>
          <table:table-cell office:value-type="float" office:value="91895.1744764013" calcext:value-type="float">
            <text:p>91895.1744764013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504.6272678441" calcext:value-type="float">
            <text:p>13504.6272678441</text:p>
          </table:table-cell>
          <table:table-cell office:value-type="float" office:value="99022.1479678004" calcext:value-type="float">
            <text:p>99022.1479678004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27.2896004888" calcext:value-type="float">
            <text:p>15027.2896004888</text:p>
          </table:table-cell>
          <table:table-cell office:value-type="float" office:value="107169.014047133" calcext:value-type="float">
            <text:p>107169.014047133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5989.3850785938" calcext:value-type="float">
            <text:p>15989.3850785938</text:p>
          </table:table-cell>
          <table:table-cell office:value-type="float" office:value="115732.523971529" calcext:value-type="float">
            <text:p>115732.523971529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6862.4633151515" calcext:value-type="float">
            <text:p>16862.4633151515</text:p>
          </table:table-cell>
          <table:table-cell office:value-type="float" office:value="124576.612071035" calcext:value-type="float">
            <text:p>124576.612071035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300.0413762495" calcext:value-type="float">
            <text:p>17300.0413762495</text:p>
          </table:table-cell>
          <table:table-cell office:value-type="float" office:value="133223.393541672" calcext:value-type="float">
            <text:p>133223.39354167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367.6002172198" calcext:value-type="float">
            <text:p>18367.6002172198</text:p>
          </table:table-cell>
          <table:table-cell office:value-type="float" office:value="142270.208220878" calcext:value-type="float">
            <text:p>142270.20822087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139.9915010132" calcext:value-type="float">
            <text:p>19139.9915010132</text:p>
          </table:table-cell>
          <table:table-cell office:value-type="float" office:value="151394.029255403" calcext:value-type="float">
            <text:p>151394.029255403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548.8580049901" calcext:value-type="float">
            <text:p>19548.8580049901</text:p>
          </table:table-cell>
          <table:table-cell office:value-type="float" office:value="160203.459874885" calcext:value-type="float">
            <text:p>160203.459874885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6.2623537536" calcext:value-type="float">
            <text:p>20486.2623537536</text:p>
          </table:table-cell>
          <table:table-cell office:value-type="float" office:value="169209.841565733" calcext:value-type="float">
            <text:p>169209.84156573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973.2226944556" calcext:value-type="float">
            <text:p>20973.2226944556</text:p>
          </table:table-cell>
          <table:table-cell office:value-type="float" office:value="177955.499864068" calcext:value-type="float">
            <text:p>177955.49986406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1384.6051502769" calcext:value-type="float">
            <text:p>21384.6051502769</text:p>
          </table:table-cell>
          <table:table-cell office:value-type="float" office:value="186352.860730598" calcext:value-type="float">
            <text:p>186352.86073059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128.7949536428" calcext:value-type="float">
            <text:p>22128.7949536428</text:p>
          </table:table-cell>
          <table:table-cell office:value-type="float" office:value="194735.351501727" calcext:value-type="float">
            <text:p>194735.351501727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646.1679165568" calcext:value-type="float">
            <text:p>22646.1679165568</text:p>
          </table:table-cell>
          <table:table-cell office:value-type="float" office:value="202884.977836272" calcext:value-type="float">
            <text:p>202884.977836272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099.3618221979" calcext:value-type="float">
            <text:p>24099.3618221979</text:p>
          </table:table-cell>
          <table:table-cell office:value-type="float" office:value="211748.3950048" calcext:value-type="float">
            <text:p>211748.3950048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196.3069111594" calcext:value-type="float">
            <text:p>25196.3069111594</text:p>
          </table:table-cell>
          <table:table-cell office:value-type="float" office:value="220965.63870147" calcext:value-type="float">
            <text:p>220965.6387014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308.11301673" calcext:value-type="float">
            <text:p>26308.11301673</text:p>
          </table:table-cell>
          <table:table-cell office:value-type="float" office:value="230544.061493368" calcext:value-type="float">
            <text:p>230544.06149336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494.4087444483" calcext:value-type="float">
            <text:p>27494.4087444483</text:p>
          </table:table-cell>
          <table:table-cell office:value-type="float" office:value="240546.299531121" calcext:value-type="float">
            <text:p>240546.299531121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195.0668295336" calcext:value-type="float">
            <text:p>29195.0668295336</text:p>
          </table:table-cell>
          <table:table-cell office:value-type="float" office:value="251462.097193213" calcext:value-type="float">
            <text:p>251462.097193213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0141.6951212223" calcext:value-type="float">
            <text:p>30141.6951212223</text:p>
          </table:table-cell>
          <table:table-cell office:value-type="float" office:value="262509.239400746" calcext:value-type="float">
            <text:p>262509.239400746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49.5192419894" calcext:value-type="float">
            <text:p>31149.5192419894</text:p>
          </table:table-cell>
          <table:table-cell office:value-type="float" office:value="273709.492582593" calcext:value-type="float">
            <text:p>273709.49258259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03.0425050582" calcext:value-type="float">
            <text:p>32403.0425050582</text:p>
          </table:table-cell>
          <table:table-cell office:value-type="float" office:value="285285.537243517" calcext:value-type="float">
            <text:p>285285.537243517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559.6398343429" calcext:value-type="float">
            <text:p>33559.6398343429</text:p>
          </table:table-cell>
          <table:table-cell office:value-type="float" office:value="297102.522144617" calcext:value-type="float">
            <text:p>297102.52214461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745.7331917343" calcext:value-type="float">
            <text:p>34745.7331917343</text:p>
          </table:table-cell>
          <table:table-cell office:value-type="float" office:value="309176.586620862" calcext:value-type="float">
            <text:p>309176.586620862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5330.3799997902" calcext:value-type="float">
            <text:p>35330.3799997902</text:p>
          </table:table-cell>
          <table:table-cell office:value-type="float" office:value="320868.696448445" calcext:value-type="float">
            <text:p>320868.696448445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465.77285285" calcext:value-type="float">
            <text:p>36465.77285285</text:p>
          </table:table-cell>
          <table:table-cell office:value-type="float" office:value="332704.745999571" calcext:value-type="float">
            <text:p>332704.745999571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7052.9832109015" calcext:value-type="float">
            <text:p>37052.9832109015</text:p>
          </table:table-cell>
          <table:table-cell office:value-type="float" office:value="344134.806429547" calcext:value-type="float">
            <text:p>344134.806429547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7130.5787619672" calcext:value-type="float">
            <text:p>37130.5787619672</text:p>
          </table:table-cell>
          <table:table-cell office:value-type="float" office:value="354632.619105559" calcext:value-type="float">
            <text:p>354632.61910555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631.7392055333" calcext:value-type="float">
            <text:p>36631.7392055333</text:p>
          </table:table-cell>
          <table:table-cell office:value-type="float" office:value="363648.665693601" calcext:value-type="float">
            <text:p>363648.66569360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409.3415389122" calcext:value-type="float">
            <text:p>37409.3415389122</text:p>
          </table:table-cell>
          <table:table-cell office:value-type="float" office:value="372468.935180402" calcext:value-type="float">
            <text:p>372468.935180402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083.7454265725" calcext:value-type="float">
            <text:p>38083.7454265725</text:p>
          </table:table-cell>
          <table:table-cell office:value-type="float" office:value="381048.809446907" calcext:value-type="float">
            <text:p>381048.809446907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511.8298770703" calcext:value-type="float">
            <text:p>39511.8298770703</text:p>
          </table:table-cell>
          <table:table-cell office:value-type="float" office:value="390182.063677769" calcext:value-type="float">
            <text:p>390182.06367776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140.2694881088" calcext:value-type="float">
            <text:p>40140.2694881088</text:p>
          </table:table-cell>
          <table:table-cell office:value-type="float" office:value="399084.431193504" calcext:value-type="float">
            <text:p>399084.431193504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406.6968571905" calcext:value-type="float">
            <text:p>41406.6968571905</text:p>
          </table:table-cell>
          <table:table-cell office:value-type="float" office:value="408429.406852507" calcext:value-type="float">
            <text:p>408429.40685250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842.0327182432" calcext:value-type="float">
            <text:p>41842.0327182432</text:p>
          </table:table-cell>
          <table:table-cell office:value-type="float" office:value="417398.693740679" calcext:value-type="float">
            <text:p>417398.693740679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792.3960620531" calcext:value-type="float">
            <text:p>42792.3960620531</text:p>
          </table:table-cell>
          <table:table-cell office:value-type="float" office:value="426524.574151347" calcext:value-type="float">
            <text:p>426524.57415134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4244.7967481921" calcext:value-type="float">
            <text:p>44244.7967481921</text:p>
          </table:table-cell>
          <table:table-cell office:value-type="float" office:value="436299.720373554" calcext:value-type="float">
            <text:p>436299.72037355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5066.1188065672" calcext:value-type="float">
            <text:p>45066.1188065672</text:p>
          </table:table-cell>
          <table:table-cell office:value-type="float" office:value="446095.476950595" calcext:value-type="float">
            <text:p>446095.47695059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4913.0524998588" calcext:value-type="float">
            <text:p>44913.0524998588</text:p>
          </table:table-cell>
          <table:table-cell office:value-type="float" office:value="454935.395957756" calcext:value-type="float">
            <text:p>454935.39595775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3853.9996748488" calcext:value-type="float">
            <text:p>43853.9996748488</text:p>
          </table:table-cell>
          <table:table-cell office:value-type="float" office:value="461902.524752971" calcext:value-type="float">
            <text:p>461902.524752971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3669.9055374849" calcext:value-type="float">
            <text:p>43669.9055374849</text:p>
          </table:table-cell>
          <table:table-cell office:value-type="float" office:value="467910.996101418" calcext:value-type="float">
            <text:p>467910.99610141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4616.5587734788" calcext:value-type="float">
            <text:p>44616.5587734788</text:p>
          </table:table-cell>
          <table:table-cell office:value-type="float" office:value="474141.981939474" calcext:value-type="float">
            <text:p>474141.9819394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528.2756442872" calcext:value-type="float">
            <text:p>44528.2756442872</text:p>
          </table:table-cell>
          <table:table-cell office:value-type="float" office:value="479601.15104957" calcext:value-type="float">
            <text:p>479601.15104957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4807.6470573144" calcext:value-type="float">
            <text:p>44807.6470573144</text:p>
          </table:table-cell>
          <table:table-cell office:value-type="float" office:value="484709.770095355" calcext:value-type="float">
            <text:p>484709.770095355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704.6397679594" calcext:value-type="float">
            <text:p>45704.6397679594</text:p>
          </table:table-cell>
          <table:table-cell office:value-type="float" office:value="490112.517540655" calcext:value-type="float">
            <text:p>490112.517540655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4195.9295740707" calcext:value-type="float">
            <text:p>44195.9295740707</text:p>
          </table:table-cell>
          <table:table-cell office:value-type="float" office:value="493450.271629034" calcext:value-type="float">
            <text:p>493450.27162903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265.5468296843" calcext:value-type="float">
            <text:p>43265.5468296843</text:p>
          </table:table-cell>
          <table:table-cell office:value-type="float" office:value="495351.518320347" calcext:value-type="float">
            <text:p>495351.518320347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967.2614947308" calcext:value-type="float">
            <text:p>41967.2614947308</text:p>
          </table:table-cell>
          <table:table-cell office:value-type="float" office:value="495515.883775824" calcext:value-type="float">
            <text:p>495515.883775824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96.9179038542" calcext:value-type="float">
            <text:p>42296.9179038542</text:p>
          </table:table-cell>
          <table:table-cell office:value-type="float" office:value="495648.241020637" calcext:value-type="float">
            <text:p>495648.24102063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233.49371503" calcext:value-type="float">
            <text:p>41233.49371503</text:p>
          </table:table-cell>
          <table:table-cell office:value-type="float" office:value="494457.724547228" calcext:value-type="float">
            <text:p>494457.724547228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1722.1615864854" calcext:value-type="float">
            <text:p>41722.1615864854</text:p>
          </table:table-cell>
          <table:table-cell office:value-type="float" office:value="493578.867986804" calcext:value-type="float">
            <text:p>493578.86798680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449.8023024928" calcext:value-type="float">
            <text:p>42449.8023024928</text:p>
          </table:table-cell>
          <table:table-cell office:value-type="float" office:value="493316.321615777" calcext:value-type="float">
            <text:p>493316.321615777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736.3860332536" calcext:value-type="float">
            <text:p>42736.3860332536</text:p>
          </table:table-cell>
          <table:table-cell office:value-type="float" office:value="493278.316170503" calcext:value-type="float">
            <text:p>493278.316170503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969.8879185127" calcext:value-type="float">
            <text:p>42969.8879185127</text:p>
          </table:table-cell>
          <table:table-cell office:value-type="float" office:value="493437.743550733" calcext:value-type="float">
            <text:p>493437.743550733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97.3477069003" calcext:value-type="float">
            <text:p>43097.3477069003</text:p>
          </table:table-cell>
          <table:table-cell office:value-type="float" office:value="493713.685389685" calcext:value-type="float">
            <text:p>493713.68538968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461.959580146" calcext:value-type="float">
            <text:p>42461.959580146</text:p>
          </table:table-cell>
          <table:table-cell office:value-type="float" office:value="493333.254855558" calcext:value-type="float">
            <text:p>493333.25485555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3706.5817454005" calcext:value-type="float">
            <text:p>43706.5817454005</text:p>
          </table:table-cell>
          <table:table-cell office:value-type="float" office:value="494194.999372234" calcext:value-type="float">
            <text:p>494194.999372234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3381.3144521114" calcext:value-type="float">
            <text:p>43381.3144521114</text:p>
          </table:table-cell>
          <table:table-cell office:value-type="float" office:value="494732.397901773" calcext:value-type="float">
            <text:p>494732.39790177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3869.558364397" calcext:value-type="float">
            <text:p>43869.558364397</text:p>
          </table:table-cell>
          <table:table-cell office:value-type="float" office:value="495758.981478189" calcext:value-type="float">
            <text:p>495758.981478189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4447.6481904678" calcext:value-type="float">
            <text:p>44447.6481904678</text:p>
          </table:table-cell>
          <table:table-cell office:value-type="float" office:value="497320.577397076" calcext:value-type="float">
            <text:p>497320.57739707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3429.4362957505" calcext:value-type="float">
            <text:p>43429.4362957505</text:p>
          </table:table-cell>
          <table:table-cell office:value-type="float" office:value="497803.924668672" calcext:value-type="float">
            <text:p>497803.92466867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3221.9590970643" calcext:value-type="float">
            <text:p>43221.9590970643</text:p>
          </table:table-cell>
          <table:table-cell office:value-type="float" office:value="497996.07230927" calcext:value-type="float">
            <text:p>497996.07230927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880.5619087632" calcext:value-type="float">
            <text:p>41880.5619087632</text:p>
          </table:table-cell>
          <table:table-cell office:value-type="float" office:value="496786.159800676" calcext:value-type="float">
            <text:p>496786.15980067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313.6735896398" calcext:value-type="float">
            <text:p>41313.6735896398</text:p>
          </table:table-cell>
          <table:table-cell office:value-type="float" office:value="494958.314648254" calcext:value-type="float">
            <text:p>494958.314648254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281.7679843988" calcext:value-type="float">
            <text:p>40281.7679843988</text:p>
          </table:table-cell>
          <table:table-cell office:value-type="float" office:value="492104.205429246" calcext:value-type="float">
            <text:p>492104.205429246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9029.4150670983" calcext:value-type="float">
            <text:p>39029.4150670983</text:p>
          </table:table-cell>
          <table:table-cell office:value-type="float" office:value="488040.733094993" calcext:value-type="float">
            <text:p>488040.733094993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6522.8245484568" calcext:value-type="float">
            <text:p>36522.8245484568</text:p>
          </table:table-cell>
          <table:table-cell office:value-type="float" office:value="481566.155165703" calcext:value-type="float">
            <text:p>481566.155165703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4849.8789554042" calcext:value-type="float">
            <text:p>34849.8789554042</text:p>
          </table:table-cell>
          <table:table-cell office:value-type="float" office:value="473617.110824459" calcext:value-type="float">
            <text:p>473617.110824459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3156.4412093139" calcext:value-type="float">
            <text:p>33156.4412093139</text:p>
          </table:table-cell>
          <table:table-cell office:value-type="float" office:value="464298.780255174" calcext:value-type="float">
            <text:p>464298.780255174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2083.5748040479" calcext:value-type="float">
            <text:p>32083.5748040479</text:p>
          </table:table-cell>
          <table:table-cell office:value-type="float" office:value="454361.373141829" calcext:value-type="float">
            <text:p>454361.37314182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1407.0172756772" calcext:value-type="float">
            <text:p>31407.0172756772</text:p>
          </table:table-cell>
          <table:table-cell office:value-type="float" office:value="444286.715398091" calcext:value-type="float">
            <text:p>444286.715398091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1608.3738579437" calcext:value-type="float">
            <text:p>31608.3738579437</text:p>
          </table:table-cell>
          <table:table-cell office:value-type="float" office:value="435020.906419052" calcext:value-type="float">
            <text:p>435020.906419052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1255.2783824029" calcext:value-type="float">
            <text:p>31255.2783824029</text:p>
          </table:table-cell>
          <table:table-cell office:value-type="float" office:value="426097.548297799" calcext:value-type="float">
            <text:p>426097.548297799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870.8029384443" calcext:value-type="float">
            <text:p>30870.8029384443</text:p>
          </table:table-cell>
          <table:table-cell office:value-type="float" office:value="417513.157371712" calcext:value-type="float">
            <text:p>417513.157371712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449.4345858242" calcext:value-type="float">
            <text:p>30449.4345858242</text:p>
          </table:table-cell>
          <table:table-cell office:value-type="float" office:value="409234.929775072" calcext:value-type="float">
            <text:p>409234.929775072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0420.3878300248" calcext:value-type="float">
            <text:p>30420.3878300248</text:p>
          </table:table-cell>
          <table:table-cell office:value-type="float" office:value="401710.27869173" calcext:value-type="float">
            <text:p>401710.27869173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1600.0613723789" calcext:value-type="float">
            <text:p>31600.0613723789</text:p>
          </table:table-cell>
          <table:table-cell office:value-type="float" office:value="396117.058148987" calcext:value-type="float">
            <text:p>396117.058148987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884.1056921442" calcext:value-type="float">
            <text:p>30884.1056921442</text:p>
          </table:table-cell>
          <table:table-cell office:value-type="float" office:value="390524.336396405" calcext:value-type="float">
            <text:p>390524.33639640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1762.2692253463" calcext:value-type="float">
            <text:p>31762.2692253463</text:p>
          </table:table-cell>
          <table:table-cell office:value-type="float" office:value="386440.176701678" calcext:value-type="float">
            <text:p>386440.176701678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3483.1640963326" calcext:value-type="float">
            <text:p>33483.1640963326</text:p>
          </table:table-cell>
          <table:table-cell office:value-type="float" office:value="384678.731120672" calcext:value-type="float">
            <text:p>384678.73112067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4194.3796822816" calcext:value-type="float">
            <text:p>34194.3796822816</text:p>
          </table:table-cell>
          <table:table-cell office:value-type="float" office:value="384109.293339128" calcext:value-type="float">
            <text:p>384109.293339128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5490.931443585" calcext:value-type="float">
            <text:p>35490.931443585</text:p>
          </table:table-cell>
          <table:table-cell office:value-type="float" office:value="385214.450594612" calcext:value-type="float">
            <text:p>385214.450594612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5847.4067206362" calcext:value-type="float">
            <text:p>35847.4067206362</text:p>
          </table:table-cell>
          <table:table-cell office:value-type="float" office:value="386954.797047111" calcext:value-type="float">
            <text:p>386954.797047111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7203.9196280804" calcext:value-type="float">
            <text:p>37203.9196280804</text:p>
          </table:table-cell>
          <table:table-cell office:value-type="float" office:value="390223.051325913" calcext:value-type="float">
            <text:p>390223.05132591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8678.0769169588" calcext:value-type="float">
            <text:p>38678.0769169588</text:p>
          </table:table-cell>
          <table:table-cell office:value-type="float" office:value="395029.700036645" calcext:value-type="float">
            <text:p>395029.70003664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9912.9270509675" calcext:value-type="float">
            <text:p>39912.9270509675</text:p>
          </table:table-cell>
          <table:table-cell office:value-type="float" office:value="401037.293002345" calcext:value-type="float">
            <text:p>401037.293002345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1923.0600541513" calcext:value-type="float">
            <text:p>41923.0600541513</text:p>
          </table:table-cell>
          <table:table-cell office:value-type="float" office:value="408864.434788741" calcext:value-type="float">
            <text:p>408864.434788741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3699.0092207243" calcext:value-type="float">
            <text:p>43699.0092207243</text:p>
          </table:table-cell>
          <table:table-cell office:value-type="float" office:value="418193.876081097" calcext:value-type="float">
            <text:p>418193.876081097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171.829033395" calcext:value-type="float">
            <text:p>46171.829033395</text:p>
          </table:table-cell>
          <table:table-cell office:value-type="float" office:value="429578.998139233" calcext:value-type="float">
            <text:p>429578.998139233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49142.8400160479" calcext:value-type="float">
            <text:p>49142.8400160479</text:p>
          </table:table-cell>
          <table:table-cell office:value-type="float" office:value="443384.150847309" calcext:value-type="float">
            <text:p>443384.150847309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1275.601367409" calcext:value-type="float">
            <text:p>51275.601367409</text:p>
          </table:table-cell>
          <table:table-cell office:value-type="float" office:value="458658.169454918" calcext:value-type="float">
            <text:p>458658.16945491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3001.1576559269" calcext:value-type="float">
            <text:p>53001.1576559269</text:p>
          </table:table-cell>
          <table:table-cell office:value-type="float" office:value="474820.934044368" calcext:value-type="float">
            <text:p>474820.934044368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5855.9434406569" calcext:value-type="float">
            <text:p>55855.9434406569</text:p>
          </table:table-cell>
          <table:table-cell office:value-type="float" office:value="492882.758901543" calcext:value-type="float">
            <text:p>492882.758901543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928.1111568735" calcext:value-type="float">
            <text:p>58928.1111568735</text:p>
          </table:table-cell>
          <table:table-cell office:value-type="float" office:value="512901.066793005" calcext:value-type="float">
            <text:p>512901.06679300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342.2529282712" calcext:value-type="float">
            <text:p>60342.2529282712</text:p>
          </table:table-cell>
          <table:table-cell office:value-type="float" office:value="533083.395035392" calcext:value-type="float">
            <text:p>533083.395035392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5125.7392153528" calcext:value-type="float">
            <text:p>65125.7392153528</text:p>
          </table:table-cell>
          <table:table-cell office:value-type="float" office:value="556673.511171009" calcext:value-type="float">
            <text:p>556673.511171009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6099.9123397573" calcext:value-type="float">
            <text:p>66099.9123397573</text:p>
          </table:table-cell>
          <table:table-cell office:value-type="float" office:value="579745.292638226" calcext:value-type="float">
            <text:p>579745.29263822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8040.3264333875" calcext:value-type="float">
            <text:p>68040.3264333875</text:p>
          </table:table-cell>
          <table:table-cell office:value-type="float" office:value="603115.909246725" calcext:value-type="float">
            <text:p>603115.909246725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68706.133068651" calcext:value-type="float">
            <text:p>68706.133068651</text:p>
          </table:table-cell>
          <table:table-cell office:value-type="float" office:value="625408.65180567" calcext:value-type="float">
            <text:p>625408.6518056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1896.9025298722" calcext:value-type="float">
            <text:p>71896.9025298722</text:p>
          </table:table-cell>
          <table:table-cell office:value-type="float" office:value="649069.673896849" calcext:value-type="float">
            <text:p>649069.673896849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4303.1837197279" calcext:value-type="float">
            <text:p>74303.1837197279</text:p>
          </table:table-cell>
          <table:table-cell office:value-type="float" office:value="673253.4210126" calcext:value-type="float">
            <text:p>673253.4210126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6960.5276377793" calcext:value-type="float">
            <text:p>76960.5276377793</text:p>
          </table:table-cell>
          <table:table-cell office:value-type="float" office:value="698143.406103165" calcext:value-type="float">
            <text:p>698143.406103165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9691.8644819011" calcext:value-type="float">
            <text:p>79691.8644819011</text:p>
          </table:table-cell>
          <table:table-cell office:value-type="float" office:value="723778.939670891" calcext:value-type="float">
            <text:p>723778.939670891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1109.8940684515" calcext:value-type="float">
            <text:p>81109.8940684515</text:p>
          </table:table-cell>
          <table:table-cell office:value-type="float" office:value="748796.421379743" calcext:value-type="float">
            <text:p>748796.421379743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2679.1944532953" calcext:value-type="float">
            <text:p>82679.1944532953</text:p>
          </table:table-cell>
          <table:table-cell office:value-type="float" office:value="773309.647882932" calcext:value-type="float">
            <text:p>773309.64788293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83245.2346299049" calcext:value-type="float">
            <text:p>83245.2346299049</text:p>
          </table:table-cell>
          <table:table-cell office:value-type="float" office:value="796287.213092707" calcext:value-type="float">
            <text:p>796287.213092707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82885.8179762234" calcext:value-type="float">
            <text:p>82885.8179762234</text:p>
          </table:table-cell>
          <table:table-cell office:value-type="float" office:value="816788.096898857" calcext:value-type="float">
            <text:p>816788.096898857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82708.7254778706" calcext:value-type="float">
            <text:p>82708.7254778706</text:p>
          </table:table-cell>
          <table:table-cell office:value-type="float" office:value="835088.917487969" calcext:value-type="float">
            <text:p>835088.917487969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2071.3046117372" calcext:value-type="float">
            <text:p>82071.3046117372</text:p>
          </table:table-cell>
          <table:table-cell office:value-type="float" office:value="850781.239632521" calcext:value-type="float">
            <text:p>850781.23963252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80445.4684865057" calcext:value-type="float">
            <text:p>80445.4684865057</text:p>
          </table:table-cell>
          <table:table-cell office:value-type="float" office:value="862984.557376223" calcext:value-type="float">
            <text:p>862984.557376223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7906.1066455508" calcext:value-type="float">
            <text:p>77906.1066455508</text:p>
          </table:table-cell>
          <table:table-cell office:value-type="float" office:value="870973.307491851" calcext:value-type="float">
            <text:p>870973.307491851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5818.7595181698" calcext:value-type="float">
            <text:p>75818.7595181698</text:p>
          </table:table-cell>
          <table:table-cell office:value-type="float" office:value="875394.643391348" calcext:value-type="float">
            <text:p>875394.643391348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4761.7925426474" calcext:value-type="float">
            <text:p>74761.7925426474</text:p>
          </table:table-cell>
          <table:table-cell office:value-type="float" office:value="877541.988250242" calcext:value-type="float">
            <text:p>877541.988250242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2156.5625925264" calcext:value-type="float">
            <text:p>72156.5625925264</text:p>
          </table:table-cell>
          <table:table-cell office:value-type="float" office:value="876093.913408879" calcext:value-type="float">
            <text:p>876093.913408879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8599.1708361881" calcext:value-type="float">
            <text:p>68599.1708361881</text:p>
          </table:table-cell>
          <table:table-cell office:value-type="float" office:value="870356.626222338" calcext:value-type="float">
            <text:p>870356.62622233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16.4382661127" calcext:value-type="float">
            <text:p>65116.4382661127</text:p>
          </table:table-cell>
          <table:table-cell office:value-type="float" office:value="860690.895760868" calcext:value-type="float">
            <text:p>860690.895760868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0846.9537363925" calcext:value-type="float">
            <text:p>60846.9537363925</text:p>
          </table:table-cell>
          <table:table-cell office:value-type="float" office:value="846591.458871901" calcext:value-type="float">
            <text:p>846591.458871901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56832.5726808897" calcext:value-type="float">
            <text:p>56832.5726808897</text:p>
          </table:table-cell>
          <table:table-cell office:value-type="float" office:value="828637.080775096" calcext:value-type="float">
            <text:p>828637.08077509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55292.19022187" calcext:value-type="float">
            <text:p>55292.19022187</text:p>
          </table:table-cell>
          <table:table-cell office:value-type="float" office:value="809615.267839042" calcext:value-type="float">
            <text:p>809615.26783904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3654.0536085564" calcext:value-type="float">
            <text:p>53654.0536085564</text:p>
          </table:table-cell>
          <table:table-cell office:value-type="float" office:value="789720.399271839" calcext:value-type="float">
            <text:p>789720.399271839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1992.3225370416" calcext:value-type="float">
            <text:p>51992.3225370416</text:p>
          </table:table-cell>
          <table:table-cell office:value-type="float" office:value="769203.789580199" calcext:value-type="float">
            <text:p>769203.78958019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0511.8766177165" calcext:value-type="float">
            <text:p>50511.8766177165</text:p>
          </table:table-cell>
          <table:table-cell office:value-type="float" office:value="748461.186161307" calcext:value-type="float">
            <text:p>748461.18616130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48817.2437707967" calcext:value-type="float">
            <text:p>48817.2437707967</text:p>
          </table:table-cell>
          <table:table-cell office:value-type="float" office:value="727413.04970175" calcext:value-type="float">
            <text:p>727413.0497017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46751.1859325692" calcext:value-type="float">
            <text:p>46751.1859325692</text:p>
          </table:table-cell>
          <table:table-cell office:value-type="float" office:value="705807.083721376" calcext:value-type="float">
            <text:p>705807.083721376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447.5738867867" calcext:value-type="float">
            <text:p>44447.5738867867</text:p>
          </table:table-cell>
          <table:table-cell office:value-type="float" office:value="683537.733372809" calcext:value-type="float">
            <text:p>683537.733372809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2924.6346328031" calcext:value-type="float">
            <text:p>42924.6346328031</text:p>
          </table:table-cell>
          <table:table-cell office:value-type="float" office:value="661389.937940051" calcext:value-type="float">
            <text:p>661389.93794005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2512.7602058357" calcext:value-type="float">
            <text:p>42512.7602058357</text:p>
          </table:table-cell>
          <table:table-cell office:value-type="float" office:value="640622.483451753" calcext:value-type="float">
            <text:p>640622.483451753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1462.1502469961" calcext:value-type="float">
            <text:p>41462.1502469961</text:p>
          </table:table-cell>
          <table:table-cell office:value-type="float" office:value="620596.883531699" calcext:value-type="float">
            <text:p>620596.88353169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0662.9864921547" calcext:value-type="float">
            <text:p>40662.9864921547</text:p>
          </table:table-cell>
          <table:table-cell office:value-type="float" office:value="601587.892376176" calcext:value-type="float">
            <text:p>601587.89237617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425.8896663569" calcext:value-type="float">
            <text:p>38425.8896663569</text:p>
          </table:table-cell>
          <table:table-cell office:value-type="float" office:value="582074.284437151" calcext:value-type="float">
            <text:p>582074.28443715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6774.4722607811" calcext:value-type="float">
            <text:p>36774.4722607811</text:p>
          </table:table-cell>
          <table:table-cell office:value-type="float" office:value="562635.981648954" calcext:value-type="float">
            <text:p>562635.98164895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5891.6171485836" calcext:value-type="float">
            <text:p>35891.6171485836</text:p>
          </table:table-cell>
          <table:table-cell office:value-type="float" office:value="544014.785670075" calcext:value-type="float">
            <text:p>544014.785670075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052.7671315959" calcext:value-type="float">
            <text:p>34052.7671315959</text:p>
          </table:table-cell>
          <table:table-cell office:value-type="float" office:value="525227.132179374" calcext:value-type="float">
            <text:p>525227.132179374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2246.0021388789" calcext:value-type="float">
            <text:p>32246.0021388789</text:p>
          </table:table-cell>
          <table:table-cell office:value-type="float" office:value="506308.67390988" calcext:value-type="float">
            <text:p>506308.67390988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42.3990908912" calcext:value-type="float">
            <text:p>30342.3990908912</text:p>
          </table:table-cell>
          <table:table-cell office:value-type="float" office:value="487137.878559865" calcext:value-type="float">
            <text:p>487137.878559865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8497.5256633457" calcext:value-type="float">
            <text:p>28497.5256633457</text:p>
          </table:table-cell>
          <table:table-cell office:value-type="float" office:value="467782.812184783" calcext:value-type="float">
            <text:p>467782.812184783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7487.5525471957" calcext:value-type="float">
            <text:p>27487.5525471957</text:p>
          </table:table-cell>
          <table:table-cell office:value-type="float" office:value="449090.776738144" calcext:value-type="float">
            <text:p>449090.77673814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6229.1479961226" calcext:value-type="float">
            <text:p>26229.1479961226</text:p>
          </table:table-cell>
          <table:table-cell office:value-type="float" office:value="430796.659474492" calcext:value-type="float">
            <text:p>430796.659474492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5095.3276701255" calcext:value-type="float">
            <text:p>25095.3276701255</text:p>
          </table:table-cell>
          <table:table-cell office:value-type="float" office:value="413017.465709967" calcext:value-type="float">
            <text:p>413017.465709967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4384.1768064736" calcext:value-type="float">
            <text:p>24384.1768064736</text:p>
          </table:table-cell>
          <table:table-cell office:value-type="float" office:value="396172.266940378" calcext:value-type="float">
            <text:p>396172.266940378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3341.4475418759" calcext:value-type="float">
            <text:p>23341.4475418759</text:p>
          </table:table-cell>
          <table:table-cell office:value-type="float" office:value="379911.330020423" calcext:value-type="float">
            <text:p>379911.330020423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3443.2225385012" calcext:value-type="float">
            <text:p>23443.2225385012</text:p>
          </table:table-cell>
          <table:table-cell office:value-type="float" office:value="365323.235613113" calcext:value-type="float">
            <text:p>365323.235613113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4028.8830908653" calcext:value-type="float">
            <text:p>24028.8830908653</text:p>
          </table:table-cell>
          <table:table-cell office:value-type="float" office:value="352810.332612472" calcext:value-type="float">
            <text:p>352810.332612472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3728.6395254679" calcext:value-type="float">
            <text:p>23728.6395254679</text:p>
          </table:table-cell>
          <table:table-cell office:value-type="float" office:value="341438.603490663" calcext:value-type="float">
            <text:p>341438.603490663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295.5136344634" calcext:value-type="float">
            <text:p>22295.5136344634</text:p>
          </table:table-cell>
          <table:table-cell office:value-type="float" office:value="329995.6402537" calcext:value-type="float">
            <text:p>329995.6402537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1529.8399095264" calcext:value-type="float">
            <text:p>21529.8399095264</text:p>
          </table:table-cell>
          <table:table-cell office:value-type="float" office:value="319054.653647532" calcext:value-type="float">
            <text:p>319054.653647532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0833.9163785642" calcext:value-type="float">
            <text:p>20833.9163785642</text:p>
          </table:table-cell>
          <table:table-cell office:value-type="float" office:value="308622.734565955" calcext:value-type="float">
            <text:p>308622.734565955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9996.5675400008" calcext:value-type="float">
            <text:p>19996.5675400008</text:p>
          </table:table-cell>
          <table:table-cell office:value-type="float" office:value="298481.416621859" calcext:value-type="float">
            <text:p>298481.416621859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9903.868465731" calcext:value-type="float">
            <text:p>19903.868465731</text:p>
          </table:table-cell>
          <table:table-cell office:value-type="float" office:value="289263.32583148" calcext:value-type="float">
            <text:p>289263.32583148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9997.7909986316" calcext:value-type="float">
            <text:p>19997.7909986316</text:p>
          </table:table-cell>
          <table:table-cell office:value-type="float" office:value="281107.172912574" calcext:value-type="float">
            <text:p>281107.172912574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9702.9920065027" calcext:value-type="float">
            <text:p>19702.9920065027</text:p>
          </table:table-cell>
          <table:table-cell office:value-type="float" office:value="273568.047834914" calcext:value-type="float">
            <text:p>273568.047834914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525.5974140513" calcext:value-type="float">
            <text:p>19525.5974140513</text:p>
          </table:table-cell>
          <table:table-cell office:value-type="float" office:value="266700.165301684" calcext:value-type="float">
            <text:p>266700.165301684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8894.6835360128" calcext:value-type="float">
            <text:p>18894.6835360128</text:p>
          </table:table-cell>
          <table:table-cell office:value-type="float" office:value="259995.369163517" calcext:value-type="float">
            <text:p>259995.369163517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8122.5744678758" calcext:value-type="float">
            <text:p>18122.5744678758</text:p>
          </table:table-cell>
          <table:table-cell office:value-type="float" office:value="253266.281497532" calcext:value-type="float">
            <text:p>253266.281497532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7900.626033567" calcext:value-type="float">
            <text:p>17900.626033567</text:p>
          </table:table-cell>
          <table:table-cell office:value-type="float" office:value="247023.75180085" calcext:value-type="float">
            <text:p>247023.75180085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195.8703931642" calcext:value-type="float">
            <text:p>18195.8703931642</text:p>
          </table:table-cell>
          <table:table-cell office:value-type="float" office:value="241729.139260404" calcext:value-type="float">
            <text:p>241729.139260404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7274.7267723127" calcext:value-type="float">
            <text:p>17274.7267723127</text:p>
          </table:table-cell>
          <table:table-cell office:value-type="float" office:value="236102.007070291" calcext:value-type="float">
            <text:p>236102.007070291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6616.4112035158" calcext:value-type="float">
            <text:p>16616.4112035158</text:p>
          </table:table-cell>
          <table:table-cell office:value-type="float" office:value="230387.8922504" calcext:value-type="float">
            <text:p>230387.8922504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6406.3039245536" calcext:value-type="float">
            <text:p>16406.3039245536</text:p>
          </table:table-cell>
          <table:table-cell office:value-type="float" office:value="225006.188050138" calcext:value-type="float">
            <text:p>225006.188050138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6068.5675829636" calcext:value-type="float">
            <text:p>16068.5675829636</text:p>
          </table:table-cell>
          <table:table-cell office:value-type="float" office:value="219840.230047727" calcext:value-type="float">
            <text:p>219840.230047727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540.5910741356" calcext:value-type="float">
            <text:p>15540.5910741356</text:p>
          </table:table-cell>
          <table:table-cell office:value-type="float" office:value="214664.632626089" calcext:value-type="float">
            <text:p>214664.632626089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908.1865131871" calcext:value-type="float">
            <text:p>14908.1865131871</text:p>
          </table:table-cell>
          <table:table-cell office:value-type="float" office:value="209342.05194336" calcext:value-type="float">
            <text:p>209342.05194336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4436.6388449861" calcext:value-type="float">
            <text:p>14436.6388449861</text:p>
          </table:table-cell>
          <table:table-cell office:value-type="float" office:value="204044.930475887" calcext:value-type="float">
            <text:p>204044.930475887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3756.2147688107" calcext:value-type="float">
            <text:p>13756.2147688107</text:p>
          </table:table-cell>
          <table:table-cell office:value-type="float" office:value="198555.551284267" calcext:value-type="float">
            <text:p>198555.551284267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2956.1221358826" calcext:value-type="float">
            <text:p>12956.1221358826</text:p>
          </table:table-cell>
          <table:table-cell office:value-type="float" office:value="192753.154608303" calcext:value-type="float">
            <text:p>192753.154608303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2686.0591918372" calcext:value-type="float">
            <text:p>12686.0591918372</text:p>
          </table:table-cell>
          <table:table-cell office:value-type="float" office:value="187169.545350365" calcext:value-type="float">
            <text:p>187169.545350365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1941.6625455097" calcext:value-type="float">
            <text:p>11941.6625455097</text:p>
          </table:table-cell>
          <table:table-cell office:value-type="float" office:value="181316.212423465" calcext:value-type="float">
            <text:p>181316.212423465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041.7028692655" calcext:value-type="float">
            <text:p>11041.7028692655</text:p>
          </table:table-cell>
          <table:table-cell office:value-type="float" office:value="175050.76037241" calcext:value-type="float">
            <text:p>175050.76037241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107.9660231099" calcext:value-type="float">
            <text:p>10107.9660231099</text:p>
          </table:table-cell>
          <table:table-cell office:value-type="float" office:value="168348.728934708" calcext:value-type="float">
            <text:p>168348.728934708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414.71149660574" calcext:value-type="float">
            <text:p>9414.71149660574</text:p>
          </table:table-cell>
          <table:table-cell office:value-type="float" office:value="161459.941872782" calcext:value-type="float">
            <text:p>161459.941872782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845.41357959153" calcext:value-type="float">
            <text:p>8845.41357959153</text:p>
          </table:table-cell>
          <table:table-cell office:value-type="float" office:value="154537.184870536" calcext:value-type="float">
            <text:p>154537.184870536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081.36459657665" calcext:value-type="float">
            <text:p>8081.36459657665</text:p>
          </table:table-cell>
          <table:table-cell office:value-type="float" office:value="147380.456529662" calcext:value-type="float">
            <text:p>147380.456529662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7185.33003780314" calcext:value-type="float">
            <text:p>7185.33003780314</text:p>
          </table:table-cell>
          <table:table-cell office:value-type="float" office:value="139869.145844966" calcext:value-type="float">
            <text:p>139869.145844966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6979.69793571608" calcext:value-type="float">
            <text:p>6979.69793571608</text:p>
          </table:table-cell>
          <table:table-cell office:value-type="float" office:value="132735.905877977" calcext:value-type="float">
            <text:p>132735.905877977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6569.44012663962" calcext:value-type="float">
            <text:p>6569.44012663962</text:p>
          </table:table-cell>
          <table:table-cell office:value-type="float" office:value="125813.530461454" calcext:value-type="float">
            <text:p>125813.530461454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381.52796227391" calcext:value-type="float">
            <text:p>6381.52796227391</text:p>
          </table:table-cell>
          <table:table-cell office:value-type="float" office:value="119312.375532525" calcext:value-type="float">
            <text:p>119312.375532525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6203.90530974383" calcext:value-type="float">
            <text:p>6203.90530974383</text:p>
          </table:table-cell>
          <table:table-cell office:value-type="float" office:value="113237.353109291" calcext:value-type="float">
            <text:p>113237.35310929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963.4172307646" calcext:value-type="float">
            <text:p>5963.4172307646</text:p>
          </table:table-cell>
          <table:table-cell office:value-type="float" office:value="107516.447433236" calcext:value-type="float">
            <text:p>107516.447433236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5954.87721803988" calcext:value-type="float">
            <text:p>5954.87721803988</text:p>
          </table:table-cell>
          <table:table-cell office:value-type="float" office:value="102347.209687254" calcext:value-type="float">
            <text:p>102347.209687254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6194.24911976521" calcext:value-type="float">
            <text:p>6194.24911976521</text:p>
          </table:table-cell>
          <table:table-cell office:value-type="float" office:value="97950.8519548507" calcext:value-type="float">
            <text:p>97950.8519548507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6496.66751658586" calcext:value-type="float">
            <text:p>6496.66751658586</text:p>
          </table:table-cell>
          <table:table-cell office:value-type="float" office:value="94367.2127417622" calcext:value-type="float">
            <text:p>94367.2127417622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6554.35711843553" calcext:value-type="float">
            <text:p>6554.35711843553</text:p>
          </table:table-cell>
          <table:table-cell office:value-type="float" office:value="91306.9216168734" calcext:value-type="float">
            <text:p>91306.9216168734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6670.57735998802" calcext:value-type="float">
            <text:p>6670.57735998802</text:p>
          </table:table-cell>
          <table:table-cell office:value-type="float" office:value="88791.7160299268" calcext:value-type="float">
            <text:p>88791.7160299268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792.77051792807" calcext:value-type="float">
            <text:p>6792.77051792807</text:p>
          </table:table-cell>
          <table:table-cell office:value-type="float" office:value="86781.0994781707" calcext:value-type="float">
            <text:p>86781.0994781707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786.09023020165" calcext:value-type="float">
            <text:p>6786.09023020165</text:p>
          </table:table-cell>
          <table:table-cell office:value-type="float" office:value="85085.0575771621" calcext:value-type="float">
            <text:p>85085.0575771621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628.63997314237" calcext:value-type="float">
            <text:p>6628.63997314237</text:p>
          </table:table-cell>
          <table:table-cell office:value-type="float" office:value="83497.3593971173" calcext:value-type="float">
            <text:p>83497.3593971173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6421.31965566888" calcext:value-type="float">
            <text:p>6421.31965566888</text:p>
          </table:table-cell>
          <table:table-cell office:value-type="float" office:value="81956.8778438099" calcext:value-type="float">
            <text:p>81956.8778438099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94.41604344265" calcext:value-type="float">
            <text:p>6094.41604344265</text:p>
          </table:table-cell>
          <table:table-cell office:value-type="float" office:value="80305.0502277739" calcext:value-type="float">
            <text:p>80305.0502277739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221.30430998242" calcext:value-type="float">
            <text:p>6221.30430998242</text:p>
          </table:table-cell>
          <table:table-cell office:value-type="float" office:value="78963.1287058323" calcext:value-type="float">
            <text:p>78963.1287058323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6193.8888498607" calcext:value-type="float">
            <text:p>6193.8888498607</text:p>
          </table:table-cell>
          <table:table-cell office:value-type="float" office:value="77761.5889162783" calcext:value-type="float">
            <text:p>77761.5889162783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6183.27766406049" calcext:value-type="float">
            <text:p>6183.27766406049</text:p>
          </table:table-cell>
          <table:table-cell office:value-type="float" office:value="76704.6074289129" calcext:value-type="float">
            <text:p>76704.6074289129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6087.46927458803" calcext:value-type="float">
            <text:p>6087.46927458803</text:p>
          </table:table-cell>
          <table:table-cell office:value-type="float" office:value="75693.4517872789" calcext:value-type="float">
            <text:p>75693.4517872789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874.77049126256" calcext:value-type="float">
            <text:p>5874.77049126256</text:p>
          </table:table-cell>
          <table:table-cell office:value-type="float" office:value="74594.1191187214" calcext:value-type="float">
            <text:p>74594.1191187214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572.0098800637" calcext:value-type="float">
            <text:p>5572.0098800637</text:p>
          </table:table-cell>
          <table:table-cell office:value-type="float" office:value="73311.7580092355" calcext:value-type="float">
            <text:p>73311.7580092355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284.46441768612" calcext:value-type="float">
            <text:p>5284.46441768612</text:p>
          </table:table-cell>
          <table:table-cell office:value-type="float" office:value="71859.5078747358" calcext:value-type="float">
            <text:p>71859.5078747358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037.03158039255" calcext:value-type="float">
            <text:p>5037.03158039255</text:p>
          </table:table-cell>
          <table:table-cell office:value-type="float" office:value="70266.4944100386" calcext:value-type="float">
            <text:p>70266.4944100386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071.05605311345" calcext:value-type="float">
            <text:p>5071.05605311345</text:p>
          </table:table-cell>
          <table:table-cell office:value-type="float" office:value="68829.8322545038" calcext:value-type="float">
            <text:p>68829.8322545038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214.13886580768" calcext:value-type="float">
            <text:p>5214.13886580768</text:p>
          </table:table-cell>
          <table:table-cell office:value-type="float" office:value="67664.9305539599" calcext:value-type="float">
            <text:p>67664.9305539599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450.82712267641" calcext:value-type="float">
            <text:p>5450.82712267641</text:p>
          </table:table-cell>
          <table:table-cell office:value-type="float" office:value="66864.4467188742" calcext:value-type="float">
            <text:p>66864.4467188742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529.67828123227" calcext:value-type="float">
            <text:p>5529.67828123227</text:p>
          </table:table-cell>
          <table:table-cell office:value-type="float" office:value="66257.7571667465" calcext:value-type="float">
            <text:p>66257.7571667465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5604.61913136835" calcext:value-type="float">
            <text:p>5604.61913136835</text:p>
          </table:table-cell>
          <table:table-cell office:value-type="float" office:value="65827.4280675022" calcext:value-type="float">
            <text:p>65827.4280675022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824.61396936745" calcext:value-type="float">
            <text:p>5824.61396936745</text:p>
          </table:table-cell>
          <table:table-cell office:value-type="float" office:value="65709.9177624794" calcext:value-type="float">
            <text:p>65709.9177624794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5856.57166359287" calcext:value-type="float">
            <text:p>5856.57166359287</text:p>
          </table:table-cell>
          <table:table-cell office:value-type="float" office:value="65703.8436861832" calcext:value-type="float">
            <text:p>65703.8436861832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5730.17140034589" calcext:value-type="float">
            <text:p>5730.17140034589</text:p>
          </table:table-cell>
          <table:table-cell office:value-type="float" office:value="65619.3607083853" calcext:value-type="float">
            <text:p>65619.3607083853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5161.00260847112" calcext:value-type="float">
            <text:p>5161.00260847112</text:p>
          </table:table-cell>
          <table:table-cell office:value-type="float" office:value="65006.4663415328" calcext:value-type="float">
            <text:p>65006.4663415328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4729.21931754147" calcext:value-type="float">
            <text:p>4729.21931754147</text:p>
          </table:table-cell>
          <table:table-cell office:value-type="float" office:value="63994.7554493342" calcext:value-type="float">
            <text:p>63994.7554493342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4112.90672797998" calcext:value-type="float">
            <text:p>4112.90672797998</text:p>
          </table:table-cell>
          <table:table-cell office:value-type="float" office:value="62406.7737408207" calcext:value-type="float">
            <text:p>62406.7737408207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687.36098229157" calcext:value-type="float">
            <text:p>3687.36098229157</text:p>
          </table:table-cell>
          <table:table-cell office:value-type="float" office:value="60451.6264851242" calcext:value-type="float">
            <text:p>60451.6264851242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20.94410608046" calcext:value-type="float">
            <text:p>3020.94410608046</text:p>
          </table:table-cell>
          <table:table-cell office:value-type="float" office:value="57906.788617298" calcext:value-type="float">
            <text:p>57906.788617298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2450.00166061455" calcext:value-type="float">
            <text:p>2450.00166061455</text:p>
          </table:table-cell>
          <table:table-cell office:value-type="float" office:value="54892.6834101404" calcext:value-type="float">
            <text:p>54892.6834101404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2252.85685111228" calcext:value-type="float">
            <text:p>2252.85685111228</text:p>
          </table:table-cell>
          <table:table-cell office:value-type="float" office:value="51816.9621812879" calcext:value-type="float">
            <text:p>51816.9621812879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2147.37468532682" calcext:value-type="float">
            <text:p>2147.37468532682</text:p>
          </table:table-cell>
          <table:table-cell office:value-type="float" office:value="48809.4306665425" calcext:value-type="float">
            <text:p>48809.4306665425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91.61832763264" calcext:value-type="float">
            <text:p>2091.61832763264</text:p>
          </table:table-cell>
          <table:table-cell office:value-type="float" office:value="45943.9684432628" calcext:value-type="float">
            <text:p>45943.9684432628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2305.66389285093" calcext:value-type="float">
            <text:p>2305.66389285093</text:p>
          </table:table-cell>
          <table:table-cell office:value-type="float" office:value="43507.6412492694" calcext:value-type="float">
            <text:p>43507.6412492694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2247.82852726806" calcext:value-type="float">
            <text:p>2247.82852726806</text:p>
          </table:table-cell>
          <table:table-cell office:value-type="float" office:value="41237.7106038567" calcext:value-type="float">
            <text:p>41237.7106038567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2282.68656881206" calcext:value-type="float">
            <text:p>2282.68656881206</text:p>
          </table:table-cell>
          <table:table-cell office:value-type="float" office:value="39228.087981418" calcext:value-type="float">
            <text:p>39228.087981418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2291.2591208212" calcext:value-type="float">
            <text:p>2291.2591208212</text:p>
          </table:table-cell>
          <table:table-cell office:value-type="float" office:value="37445.2823324951" calcext:value-type="float">
            <text:p>37445.2823324951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2344.1843463704" calcext:value-type="float">
            <text:p>2344.1843463704</text:p>
          </table:table-cell>
          <table:table-cell office:value-type="float" office:value="35923.6906547741" calcext:value-type="float">
            <text:p>35923.6906547741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218.7486551775" calcext:value-type="float">
            <text:p>2218.7486551775</text:p>
          </table:table-cell>
          <table:table-cell office:value-type="float" office:value="34459.5390790643" calcext:value-type="float">
            <text:p>34459.5390790643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129.1305047035" calcext:value-type="float">
            <text:p>2129.1305047035</text:p>
          </table:table-cell>
          <table:table-cell office:value-type="float" office:value="33077.5693215904" calcext:value-type="float">
            <text:p>33077.5693215904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025.07529880248" calcext:value-type="float">
            <text:p>2025.07529880248</text:p>
          </table:table-cell>
          <table:table-cell office:value-type="float" office:value="31749.3093253464" calcext:value-type="float">
            <text:p>31749.3093253464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941.92772087417" calcext:value-type="float">
            <text:p>1941.92772087417</text:p>
          </table:table-cell>
          <table:table-cell office:value-type="float" office:value="30485.5888298241" calcext:value-type="float">
            <text:p>30485.5888298241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782.08395618327" calcext:value-type="float">
            <text:p>1782.08395618327</text:p>
          </table:table-cell>
          <table:table-cell office:value-type="float" office:value="29201.6715691128" calcext:value-type="float">
            <text:p>29201.6715691128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696.47047334802" calcext:value-type="float">
            <text:p>1696.47047334802</text:p>
          </table:table-cell>
          <table:table-cell office:value-type="float" office:value="27965.1826212819" calcext:value-type="float">
            <text:p>27965.1826212819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714.65281147502" calcext:value-type="float">
            <text:p>1714.65281147502</text:p>
          </table:table-cell>
          <table:table-cell office:value-type="float" office:value="26872.6042775809" calcext:value-type="float">
            <text:p>26872.6042775809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642.6546304163" calcext:value-type="float">
            <text:p>1642.6546304163</text:p>
          </table:table-cell>
          <table:table-cell office:value-type="float" office:value="25825.9861737703" calcext:value-type="float">
            <text:p>25825.9861737703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686.06096808014" calcext:value-type="float">
            <text:p>1686.06096808014</text:p>
          </table:table-cell>
          <table:table-cell office:value-type="float" office:value="24928.2680672262" calcext:value-type="float">
            <text:p>24928.2680672262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571.73082999394" calcext:value-type="float">
            <text:p>1571.73082999394</text:p>
          </table:table-cell>
          <table:table-cell office:value-type="float" office:value="24013.1292423325" calcext:value-type="float">
            <text:p>24013.1292423325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96.19209903114" calcext:value-type="float">
            <text:p>1496.19209903114</text:p>
          </table:table-cell>
          <table:table-cell office:value-type="float" office:value="23111.9636669791" calcext:value-type="float">
            <text:p>23111.9636669791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76.2777645089" calcext:value-type="float">
            <text:p>1476.2777645089</text:p>
          </table:table-cell>
          <table:table-cell office:value-type="float" office:value="22279.5359970732" calcext:value-type="float">
            <text:p>22279.5359970732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9.12249314607" calcext:value-type="float">
            <text:p>1479.12249314607</text:p>
          </table:table-cell>
          <table:table-cell office:value-type="float" office:value="21534.153736372" calcext:value-type="float">
            <text:p>21534.153736372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616.53079300821" calcext:value-type="float">
            <text:p>1616.53079300821</text:p>
          </table:table-cell>
          <table:table-cell office:value-type="float" office:value="21002.4398530274" calcext:value-type="float">
            <text:p>21002.4398530274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779.78439955285" calcext:value-type="float">
            <text:p>1779.78439955285</text:p>
          </table:table-cell>
          <table:table-cell office:value-type="float" office:value="20707.7634958569" calcext:value-type="float">
            <text:p>20707.7634958569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966.26934385386" calcext:value-type="float">
            <text:p>1966.26934385386</text:p>
          </table:table-cell>
          <table:table-cell office:value-type="float" office:value="20666.6876211049" calcext:value-type="float">
            <text:p>20666.6876211049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07.63417775779" calcext:value-type="float">
            <text:p>2207.63417775779</text:p>
          </table:table-cell>
          <table:table-cell office:value-type="float" office:value="20930.0401468509" calcext:value-type="float">
            <text:p>20930.0401468509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251.95054689805" calcext:value-type="float">
            <text:p>2251.95054689805</text:p>
          </table:table-cell>
          <table:table-cell office:value-type="float" office:value="21280.2238884318" calcext:value-type="float">
            <text:p>21280.2238884318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404.20392397868" calcext:value-type="float">
            <text:p>2404.20392397868</text:p>
          </table:table-cell>
          <table:table-cell office:value-type="float" office:value="21812.0191557964" calcext:value-type="float">
            <text:p>21812.0191557964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582.09613029957" calcext:value-type="float">
            <text:p>2582.09613029957</text:p>
          </table:table-cell>
          <table:table-cell office:value-type="float" office:value="22529.9723363062" calcext:value-type="float">
            <text:p>22529.9723363062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77.21821658605" calcext:value-type="float">
            <text:p>2677.21821658605</text:p>
          </table:table-cell>
          <table:table-cell office:value-type="float" office:value="23340.2499704259" calcext:value-type="float">
            <text:p>23340.2499704259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53.55783530366" calcext:value-type="float">
            <text:p>2753.55783530366</text:p>
          </table:table-cell>
          <table:table-cell office:value-type="float" office:value="24206.3372782066" calcext:value-type="float">
            <text:p>24206.3372782066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65.78739912906" calcext:value-type="float">
            <text:p>2865.78739912906</text:p>
          </table:table-cell>
          <table:table-cell office:value-type="float" office:value="25143.0388587394" calcext:value-type="float">
            <text:p>25143.0388587394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99.25661082733" calcext:value-type="float">
            <text:p>2999.25661082733</text:p>
          </table:table-cell>
          <table:table-cell office:value-type="float" office:value="26159.5558438706" calcext:value-type="float">
            <text:p>26159.5558438706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005.69413394698" calcext:value-type="float">
            <text:p>3005.69413394698</text:p>
          </table:table-cell>
          <table:table-cell office:value-type="float" office:value="27119.101990473" calcext:value-type="float">
            <text:p>27119.101990473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012.86014289182" calcext:value-type="float">
            <text:p>3012.86014289182</text:p>
          </table:table-cell>
          <table:table-cell office:value-type="float" office:value="28010.430201852" calcext:value-type="float">
            <text:p>28010.430201852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125.45799621527" calcext:value-type="float">
            <text:p>3125.45799621527</text:p>
          </table:table-cell>
          <table:table-cell office:value-type="float" office:value="28941.9944013466" calcext:value-type="float">
            <text:p>28941.9944013466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073.6670089595" calcext:value-type="float">
            <text:p>3073.6670089595</text:p>
          </table:table-cell>
          <table:table-cell office:value-type="float" office:value="29744.9547351221" calcext:value-type="float">
            <text:p>29744.9547351221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071.2746028" calcext:value-type="float">
            <text:p>3071.2746028</text:p>
          </table:table-cell>
          <table:table-cell office:value-type="float" office:value="30469.273640093" calcext:value-type="float">
            <text:p>30469.273640093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2944.27189382879" calcext:value-type="float">
            <text:p>2944.27189382879</text:p>
          </table:table-cell>
          <table:table-cell office:value-type="float" office:value="30991.3898963244" calcext:value-type="float">
            <text:p>30991.3898963244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2868.87801063685" calcext:value-type="float">
            <text:p>2868.87801063685</text:p>
          </table:table-cell>
          <table:table-cell office:value-type="float" office:value="31371.6998370424" calcext:value-type="float">
            <text:p>31371.6998370424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2921.59147667592" calcext:value-type="float">
            <text:p>2921.59147667592</text:p>
          </table:table-cell>
          <table:table-cell office:value-type="float" office:value="31744.4211559935" calcext:value-type="float">
            <text:p>31744.4211559935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887.95763956064" calcext:value-type="float">
            <text:p>2887.95763956064</text:p>
          </table:table-cell>
          <table:table-cell office:value-type="float" office:value="32030.7103257816" calcext:value-type="float">
            <text:p>32030.7103257816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2836.17740352718" calcext:value-type="float">
            <text:p>2836.17740352718</text:p>
          </table:table-cell>
          <table:table-cell office:value-type="float" office:value="32219.0505157382" calcext:value-type="float">
            <text:p>32219.0505157382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040.49196897232" calcext:value-type="float">
            <text:p>3040.49196897232</text:p>
          </table:table-cell>
          <table:table-cell office:value-type="float" office:value="32574.5126118097" calcext:value-type="float">
            <text:p>32574.5126118097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314.77411384575" calcext:value-type="float">
            <text:p>3314.77411384575</text:p>
          </table:table-cell>
          <table:table-cell office:value-type="float" office:value="33169.8548338175" calcext:value-type="float">
            <text:p>33169.8548338175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560.58445696877" calcext:value-type="float">
            <text:p>3560.58445696877</text:p>
          </table:table-cell>
          <table:table-cell office:value-type="float" office:value="33974.1277593471" calcext:value-type="float">
            <text:p>33974.1277593471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116.11914456574" calcext:value-type="float">
            <text:p>4116.11914456574</text:p>
          </table:table-cell>
          <table:table-cell office:value-type="float" office:value="35294.3027788676" calcext:value-type="float">
            <text:p>35294.3027788676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851.63299487397" calcext:value-type="float">
            <text:p>4851.63299487397</text:p>
          </table:table-cell>
          <table:table-cell office:value-type="float" office:value="37295.6489662482" calcext:value-type="float">
            <text:p>37295.6489662482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5622.99540806826" calcext:value-type="float">
            <text:p>5622.99540806826</text:p>
          </table:table-cell>
          <table:table-cell office:value-type="float" office:value="39995.6285404414" calcext:value-type="float">
            <text:p>39995.6285404414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308.09724256209" calcext:value-type="float">
            <text:p>6308.09724256209</text:p>
          </table:table-cell>
          <table:table-cell office:value-type="float" office:value="43275.2425620875" calcext:value-type="float">
            <text:p>43275.2425620875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6943.59667931659" calcext:value-type="float">
            <text:p>6943.59667931659</text:p>
          </table:table-cell>
          <table:table-cell office:value-type="float" office:value="47045.284747341" calcext:value-type="float">
            <text:p>47045.284747341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7577.09510042606" calcext:value-type="float">
            <text:p>7577.09510042606</text:p>
          </table:table-cell>
          <table:table-cell office:value-type="float" office:value="51261.7749258639" calcext:value-type="float">
            <text:p>51261.7749258639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7995.40851031816" calcext:value-type="float">
            <text:p>7995.40851031816</text:p>
          </table:table-cell>
          <table:table-cell office:value-type="float" office:value="55664.4092480219" calcext:value-type="float">
            <text:p>55664.4092480219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692.33266413863" calcext:value-type="float">
            <text:p>8692.33266413863</text:p>
          </table:table-cell>
          <table:table-cell office:value-type="float" office:value="60492.5927931708" calcext:value-type="float">
            <text:p>60492.5927931708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214.13989608618" calcext:value-type="float">
            <text:p>9214.13989608618</text:p>
          </table:table-cell>
          <table:table-cell office:value-type="float" office:value="65534.1407610726" calcext:value-type="float">
            <text:p>65534.1407610726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73.44578329911" calcext:value-type="float">
            <text:p>9573.44578329911</text:p>
          </table:table-cell>
          <table:table-cell office:value-type="float" office:value="70591.8945298356" calcext:value-type="float">
            <text:p>70591.8945298356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0131.0530893875" calcext:value-type="float">
            <text:p>10131.0530893875</text:p>
          </table:table-cell>
          <table:table-cell office:value-type="float" office:value="75840.7954069369" calcext:value-type="float">
            <text:p>75840.7954069369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0808.9274157169" calcext:value-type="float">
            <text:p>10808.9274157169</text:p>
          </table:table-cell>
          <table:table-cell office:value-type="float" office:value="81375.038576505" calcext:value-type="float">
            <text:p>81375.038576505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1428.6837507283" calcext:value-type="float">
            <text:p>11428.6837507283</text:p>
          </table:table-cell>
          <table:table-cell office:value-type="float" office:value="87114.1638959573" calcext:value-type="float">
            <text:p>87114.1638959573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981.7167150134" calcext:value-type="float">
            <text:p>11981.7167150134</text:p>
          </table:table-cell>
          <table:table-cell office:value-type="float" office:value="92972.5321749913" calcext:value-type="float">
            <text:p>92972.5321749913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2591.0369914357" calcext:value-type="float">
            <text:p>12591.0369914357</text:p>
          </table:table-cell>
          <table:table-cell office:value-type="float" office:value="98987.8403517423" calcext:value-type="float">
            <text:p>98987.8403517423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3040.246393505" calcext:value-type="float">
            <text:p>13040.246393505</text:p>
          </table:table-cell>
          <table:table-cell office:value-type="float" office:value="104981.927752694" calcext:value-type="float">
            <text:p>104981.927752694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3684.2580917175" calcext:value-type="float">
            <text:p>13684.2580917175</text:p>
          </table:table-cell>
          <table:table-cell office:value-type="float" office:value="111135.259823815" calcext:value-type="float">
            <text:p>111135.259823815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905.944641542" calcext:value-type="float">
            <text:p>13905.944641542</text:p>
          </table:table-cell>
          <table:table-cell office:value-type="float" office:value="117016.057205231" calcext:value-type="float">
            <text:p>117016.057205231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4098.133402362" calcext:value-type="float">
            <text:p>14098.133402362</text:p>
          </table:table-cell>
          <table:table-cell office:value-type="float" office:value="122587.541994033" calcext:value-type="float">
            <text:p>122587.541994033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38.4944981675" calcext:value-type="float">
            <text:p>14438.4944981675</text:p>
          </table:table-cell>
          <table:table-cell office:value-type="float" office:value="127995.859300652" calcext:value-type="float">
            <text:p>127995.859300652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003.1738560666" calcext:value-type="float">
            <text:p>15003.1738560666</text:p>
          </table:table-cell>
          <table:table-cell office:value-type="float" office:value="133474.538895915" calcext:value-type="float">
            <text:p>133474.538895915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546.6110795985" calcext:value-type="float">
            <text:p>15546.6110795985</text:p>
          </table:table-cell>
          <table:table-cell office:value-type="float" office:value="139007.02352419" calcext:value-type="float">
            <text:p>139007.02352419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633.8814446111" calcext:value-type="float">
            <text:p>16633.8814446111</text:p>
          </table:table-cell>
          <table:table-cell office:value-type="float" office:value="145144.172105595" calcext:value-type="float">
            <text:p>145144.172105595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716.2857204008" calcext:value-type="float">
            <text:p>17716.2857204008</text:p>
          </table:table-cell>
          <table:table-cell office:value-type="float" office:value="151875.838188866" calcext:value-type="float">
            <text:p>151875.838188866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9005.0620004416" calcext:value-type="float">
            <text:p>19005.0620004416</text:p>
          </table:table-cell>
          <table:table-cell office:value-type="float" office:value="159391.092202471" calcext:value-type="float">
            <text:p>159391.092202471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20408.9024221826" calcext:value-type="float">
            <text:p>20408.9024221826</text:p>
          </table:table-cell>
          <table:table-cell office:value-type="float" office:value="167780.834602963" calcext:value-type="float">
            <text:p>167780.834602963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2308.8768523937" calcext:value-type="float">
            <text:p>22308.8768523937</text:p>
          </table:table-cell>
          <table:table-cell office:value-type="float" office:value="177503.306346511" calcext:value-type="float">
            <text:p>177503.306346511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4390.4830163986" calcext:value-type="float">
            <text:p>24390.4830163986</text:p>
          </table:table-cell>
          <table:table-cell office:value-type="float" office:value="188680.883468738" calcext:value-type="float">
            <text:p>188680.883468738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6284.1532565555" calcext:value-type="float">
            <text:p>26284.1532565555</text:p>
          </table:table-cell>
          <table:table-cell office:value-type="float" office:value="201054.143960034" calcext:value-type="float">
            <text:p>201054.143960034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8236.9788474795" calcext:value-type="float">
            <text:p>28236.9788474795</text:p>
          </table:table-cell>
          <table:table-cell office:value-type="float" office:value="214600.901088087" calcext:value-type="float">
            <text:p>214600.901088087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0441.0483868692" calcext:value-type="float">
            <text:p>30441.0483868692</text:p>
          </table:table-cell>
          <table:table-cell office:value-type="float" office:value="229476.346159544" calcext:value-type="float">
            <text:p>229476.346159544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2399.6586700646" calcext:value-type="float">
            <text:p>32399.6586700646</text:p>
          </table:table-cell>
          <table:table-cell office:value-type="float" office:value="245336.19614319" calcext:value-type="float">
            <text:p>245336.19614319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4601.1199545283" calcext:value-type="float">
            <text:p>34601.1199545283</text:p>
          </table:table-cell>
          <table:table-cell office:value-type="float" office:value="262326.298705046" calcext:value-type="float">
            <text:p>262326.298705046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94.184597552" calcext:value-type="float">
            <text:p>37394.184597552</text:p>
          </table:table-cell>
          <table:table-cell office:value-type="float" office:value="280943.412579972" calcext:value-type="float">
            <text:p>280943.412579972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9288.4771153534" calcext:value-type="float">
            <text:p>39288.4771153534</text:p>
          </table:table-cell>
          <table:table-cell office:value-type="float" office:value="300186.725956342" calcext:value-type="float">
            <text:p>300186.725956342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1549.9451935352" calcext:value-type="float">
            <text:p>41549.9451935352</text:p>
          </table:table-cell>
          <table:table-cell office:value-type="float" office:value="320323.394633905" calcext:value-type="float">
            <text:p>320323.394633905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43024.5518504661" calcext:value-type="float">
            <text:p>43024.5518504661</text:p>
          </table:table-cell>
          <table:table-cell office:value-type="float" office:value="340476.831032461" calcext:value-type="float">
            <text:p>340476.831032461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45063.8159682711" calcext:value-type="float">
            <text:p>45063.8159682711</text:p>
          </table:table-cell>
          <table:table-cell office:value-type="float" office:value="361125.656364683" calcext:value-type="float">
            <text:p>361125.656364683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6273.42230973" calcext:value-type="float">
            <text:p>46273.42230973</text:p>
          </table:table-cell>
          <table:table-cell office:value-type="float" office:value="381377.343576596" calcext:value-type="float">
            <text:p>381377.343576596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7751.4362298497" calcext:value-type="float">
            <text:p>47751.4362298497</text:p>
          </table:table-cell>
          <table:table-cell office:value-type="float" office:value="401454.989106588" calcext:value-type="float">
            <text:p>401454.989106588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9509.6105345979" calcext:value-type="float">
            <text:p>49509.6105345979</text:p>
          </table:table-cell>
          <table:table-cell office:value-type="float" office:value="421603.129602735" calcext:value-type="float">
            <text:p>421603.129602735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51297.5514982438" calcext:value-type="float">
            <text:p>51297.5514982438</text:p>
          </table:table-cell>
          <table:table-cell office:value-type="float" office:value="441829.237775133" calcext:value-type="float">
            <text:p>441829.237775133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3531.1168029945" calcext:value-type="float">
            <text:p>53531.1168029945</text:p>
          </table:table-cell>
          <table:table-cell office:value-type="float" office:value="462566.880615933" calcext:value-type="float">
            <text:p>462566.880615933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5796.6605690844" calcext:value-type="float">
            <text:p>55796.6605690844</text:p>
          </table:table-cell>
          <table:table-cell office:value-type="float" office:value="483834.425715673" calcext:value-type="float">
            <text:p>483834.425715673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8493.0699835177" calcext:value-type="float">
            <text:p>58493.0699835177</text:p>
          </table:table-cell>
          <table:table-cell office:value-type="float" office:value="506040.981335714" calcext:value-type="float">
            <text:p>506040.981335714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61543.2254126811" calcext:value-type="float">
            <text:p>61543.2254126811</text:p>
          </table:table-cell>
          <table:table-cell office:value-type="float" office:value="529512.819449537" calcext:value-type="float">
            <text:p>529512.819449537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4281.2016534468" calcext:value-type="float">
            <text:p>64281.2016534468</text:p>
          </table:table-cell>
          <table:table-cell office:value-type="float" office:value="553886.772701045" calcext:value-type="float">
            <text:p>553886.772701045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6023.5570925775" calcext:value-type="float">
            <text:p>66023.5570925775</text:p>
          </table:table-cell>
          <table:table-cell office:value-type="float" office:value="578118.457948348" calcext:value-type="float">
            <text:p>578118.457948348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7518.2127288323" calcext:value-type="float">
            <text:p>67518.2127288323</text:p>
          </table:table-cell>
          <table:table-cell office:value-type="float" office:value="601906.57872923" calcext:value-type="float">
            <text:p>601906.57872923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68397.4640875835" calcext:value-type="float">
            <text:p>68397.4640875835</text:p>
          </table:table-cell>
          <table:table-cell office:value-type="float" office:value="624594.461362294" calcext:value-type="float">
            <text:p>624594.461362294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68242.5985480695" calcext:value-type="float">
            <text:p>68242.5985480695</text:p>
          </table:table-cell>
          <table:table-cell office:value-type="float" office:value="645131.041181858" calcext:value-type="float">
            <text:p>645131.041181858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68229.7105380744" calcext:value-type="float">
            <text:p>68229.7105380744</text:p>
          </table:table-cell>
          <table:table-cell office:value-type="float" office:value="663685.595047814" calcext:value-type="float">
            <text:p>663685.595047814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67769.3385729548" calcext:value-type="float">
            <text:p>67769.3385729548</text:p>
          </table:table-cell>
          <table:table-cell office:value-type="float" office:value="679863.449204196" calcext:value-type="float">
            <text:p>679863.449204196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67238.6556464083" calcext:value-type="float">
            <text:p>67238.6556464083</text:p>
          </table:table-cell>
          <table:table-cell office:value-type="float" office:value="693695.352852596" calcext:value-type="float">
            <text:p>693695.352852596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6414.9883069605" calcext:value-type="float">
            <text:p>66414.9883069605</text:p>
          </table:table-cell>
          <table:table-cell office:value-type="float" office:value="705013.951160874" calcext:value-type="float">
            <text:p>705013.951160874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64585.8625156421" calcext:value-type="float">
            <text:p>64585.8625156421</text:p>
          </table:table-cell>
          <table:table-cell office:value-type="float" office:value="712966.144103524" calcext:value-type="float">
            <text:p>712966.144103524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62906.948935905" calcext:value-type="float">
            <text:p>62906.948935905</text:p>
          </table:table-cell>
          <table:table-cell office:value-type="float" office:value="717875.508893962" calcext:value-type="float">
            <text:p>717875.508893962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60739.4612189833" calcext:value-type="float">
            <text:p>60739.4612189833</text:p>
          </table:table-cell>
          <table:table-cell office:value-type="float" office:value="719459.090515383" calcext:value-type="float">
            <text:p>719459.090515383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58061.3105826416" calcext:value-type="float">
            <text:p>58061.3105826416</text:p>
          </table:table-cell>
          <table:table-cell office:value-type="float" office:value="717440.415730374" calcext:value-type="float">
            <text:p>717440.415730374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5007.4300555481" calcext:value-type="float">
            <text:p>55007.4300555481</text:p>
          </table:table-cell>
          <table:table-cell office:value-type="float" office:value="711691.87880608" calcext:value-type="float">
            <text:p>711691.87880608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52003.8085179941" calcext:value-type="float">
            <text:p>52003.8085179941</text:p>
          </table:table-cell>
          <table:table-cell office:value-type="float" office:value="702526.656979081" calcext:value-type="float">
            <text:p>702526.656979081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50190.0731225125" calcext:value-type="float">
            <text:p>50190.0731225125</text:p>
          </table:table-cell>
          <table:table-cell office:value-type="float" office:value="691420.550493744" calcext:value-type="float">
            <text:p>691420.550493744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48377.5515140589" calcext:value-type="float">
            <text:p>48377.5515140589</text:p>
          </table:table-cell>
          <table:table-cell office:value-type="float" office:value="678639.095156463" calcext:value-type="float">
            <text:p>678639.095156463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47588.8115891305" calcext:value-type="float">
            <text:p>47588.8115891305</text:p>
          </table:table-cell>
          <table:table-cell office:value-type="float" office:value="665440.426046403" calcext:value-type="float">
            <text:p>665440.426046403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6671.9604110063" calcext:value-type="float">
            <text:p>46671.9604110063</text:p>
          </table:table-cell>
          <table:table-cell office:value-type="float" office:value="651924.79197818" calcext:value-type="float">
            <text:p>651924.79197818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6755.1014591928" calcext:value-type="float">
            <text:p>46755.1014591928</text:p>
          </table:table-cell>
          <table:table-cell office:value-type="float" office:value="639247.600694534" calcext:value-type="float">
            <text:p>639247.600694534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47117.0549501837" calcext:value-type="float">
            <text:p>47117.0549501837</text:p>
          </table:table-cell>
          <table:table-cell office:value-type="float" office:value="627818.077585964" calcext:value-type="float">
            <text:p>627818.077585964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47083.3258134965" calcext:value-type="float">
            <text:p>47083.3258134965</text:p>
          </table:table-cell>
          <table:table-cell office:value-type="float" office:value="617286.776298157" calcext:value-type="float">
            <text:p>617286.776298157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7829.0080016926" calcext:value-type="float">
            <text:p>47829.0080016926</text:p>
          </table:table-cell>
          <table:table-cell office:value-type="float" office:value="608468.600509646" calcext:value-type="float">
            <text:p>608468.600509646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48392.3015900056" calcext:value-type="float">
            <text:p>48392.3015900056</text:p>
          </table:table-cell>
          <table:table-cell office:value-type="float" office:value="601150.853030907" calcext:value-type="float">
            <text:p>601150.853030907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48964.3544157132" calcext:value-type="float">
            <text:p>48964.3544157132</text:p>
          </table:table-cell>
          <table:table-cell office:value-type="float" office:value="595280.407024319" calcext:value-type="float">
            <text:p>595280.407024319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49294.0303970248" calcext:value-type="float">
            <text:p>49294.0303970248</text:p>
          </table:table-cell>
          <table:table-cell office:value-type="float" office:value="590535.998234528" calcext:value-type="float">
            <text:p>590535.99823452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9683.1981069544" calcext:value-type="float">
            <text:p>49683.1981069544</text:p>
          </table:table-cell>
          <table:table-cell office:value-type="float" office:value="586876.98081085" calcext:value-type="float">
            <text:p>586876.98081085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50652.1262010445" calcext:value-type="float">
            <text:p>50652.1262010445</text:p>
          </table:table-cell>
          <table:table-cell office:value-type="float" office:value="584787.661634304" calcext:value-type="float">
            <text:p>584787.661634304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51429.5403356151" calcext:value-type="float">
            <text:p>51429.5403356151</text:p>
          </table:table-cell>
          <table:table-cell office:value-type="float" office:value="583964.990157953" calcext:value-type="float">
            <text:p>583964.990157953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52337.5929857859" calcext:value-type="float">
            <text:p>52337.5929857859</text:p>
          </table:table-cell>
          <table:table-cell office:value-type="float" office:value="584426.049054655" calcext:value-type="float">
            <text:p>584426.049054655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52795.7634493623" calcext:value-type="float">
            <text:p>52795.7634493623</text:p>
          </table:table-cell>
          <table:table-cell office:value-type="float" office:value="585619.857778856" calcext:value-type="float">
            <text:p>585619.857778856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53860.2571760909" calcext:value-type="float">
            <text:p>53860.2571760909</text:p>
          </table:table-cell>
          <table:table-cell office:value-type="float" office:value="588069.651782661" calcext:value-type="float">
            <text:p>588069.651782661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54631.92760166" calcext:value-type="float">
            <text:p>54631.92760166</text:p>
          </table:table-cell>
          <table:table-cell office:value-type="float" office:value="591383.068340711" calcext:value-type="float">
            <text:p>591383.068340711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54387.4410326177" calcext:value-type="float">
            <text:p>54387.4410326177</text:p>
          </table:table-cell>
          <table:table-cell office:value-type="float" office:value="594456.228617738" calcext:value-type="float">
            <text:p>594456.228617738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55042.4479249049" calcext:value-type="float">
            <text:p>55042.4479249049</text:p>
          </table:table-cell>
          <table:table-cell office:value-type="float" office:value="598126.619722068" calcext:value-type="float">
            <text:p>598126.619722068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55478.732163633" calcext:value-type="float">
            <text:p>55478.732163633</text:p>
          </table:table-cell>
          <table:table-cell office:value-type="float" office:value="602100.006286683" calcext:value-type="float">
            <text:p>602100.006286683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55711.3792615635" calcext:value-type="float">
            <text:p>55711.3792615635</text:p>
          </table:table-cell>
          <table:table-cell office:value-type="float" office:value="606122.048401077" calcext:value-type="float">
            <text:p>606122.048401077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56107.4119789179" calcext:value-type="float">
            <text:p>56107.4119789179</text:p>
          </table:table-cell>
          <table:table-cell office:value-type="float" office:value="610308.997596048" calcext:value-type="float">
            <text:p>610308.997596048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56610.863145264" calcext:value-type="float">
            <text:p>56610.863145264</text:p>
          </table:table-cell>
          <table:table-cell office:value-type="float" office:value="614736.3962819" calcext:value-type="float">
            <text:p>614736.3962819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56965.8206221057" calcext:value-type="float">
            <text:p>56965.8206221057</text:p>
          </table:table-cell>
          <table:table-cell office:value-type="float" office:value="619244.872687336" calcext:value-type="float">
            <text:p>619244.872687336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7021.2144986739" calcext:value-type="float">
            <text:p>57021.2144986739</text:p>
          </table:table-cell>
          <table:table-cell office:value-type="float" office:value="623502.930790378" calcext:value-type="float">
            <text:p>623502.930790378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57399.7431598693" calcext:value-type="float">
            <text:p>57399.7431598693</text:p>
          </table:table-cell>
          <table:table-cell office:value-type="float" office:value="627825.796373765" calcext:value-type="float">
            <text:p>627825.796373765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57288.1472817625" calcext:value-type="float">
            <text:p>57288.1472817625</text:p>
          </table:table-cell>
          <table:table-cell office:value-type="float" office:value="631720.93215669" calcext:value-type="float">
            <text:p>631720.93215669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7385.5628151469" calcext:value-type="float">
            <text:p>57385.5628151469</text:p>
          </table:table-cell>
          <table:table-cell office:value-type="float" office:value="635399.867791127" calcext:value-type="float">
            <text:p>635399.867791127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57185.0839057945" calcext:value-type="float">
            <text:p>57185.0839057945</text:p>
          </table:table-cell>
          <table:table-cell office:value-type="float" office:value="638565.265774713" calcext:value-type="float">
            <text:p>638565.265774713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56274.6587006346" calcext:value-type="float">
            <text:p>56274.6587006346</text:p>
          </table:table-cell>
          <table:table-cell office:value-type="float" office:value="640493.173384341" calcext:value-type="float">
            <text:p>640493.173384341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5575.6411090817" calcext:value-type="float">
            <text:p>55575.6411090817</text:p>
          </table:table-cell>
          <table:table-cell office:value-type="float" office:value="641426.834489859" calcext:value-type="float">
            <text:p>641426.834489859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55637.4408754906" calcext:value-type="float">
            <text:p>55637.4408754906</text:p>
          </table:table-cell>
          <table:table-cell office:value-type="float" office:value="642152.671784809" calcext:value-type="float">
            <text:p>642152.671784809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55311.6349732967" calcext:value-type="float">
            <text:p>55311.6349732967</text:p>
          </table:table-cell>
          <table:table-cell office:value-type="float" office:value="642338.666950991" calcext:value-type="float">
            <text:p>642338.666950991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5403.042476929" calcext:value-type="float">
            <text:p>55403.042476929</text:p>
          </table:table-cell>
          <table:table-cell office:value-type="float" office:value="642432.198235231" calcext:value-type="float">
            <text:p>642432.198235231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55843.6582141563" calcext:value-type="float">
            <text:p>55843.6582141563</text:p>
          </table:table-cell>
          <table:table-cell office:value-type="float" office:value="642824.930184841" calcext:value-type="float">
            <text:p>642824.930184841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55852.819038442" calcext:value-type="float">
            <text:p>55852.819038442</text:p>
          </table:table-cell>
          <table:table-cell office:value-type="float" office:value="643129.405973531" calcext:value-type="float">
            <text:p>643129.405973531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55477.5858770357" calcext:value-type="float">
            <text:p>55477.5858770357</text:p>
          </table:table-cell>
          <table:table-cell office:value-type="float" office:value="642968.908451412" calcext:value-type="float">
            <text:p>642968.908451412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5290.0327180482" calcext:value-type="float">
            <text:p>55290.0327180482</text:p>
          </table:table-cell>
          <table:table-cell office:value-type="float" office:value="642559.665636006" calcext:value-type="float">
            <text:p>642559.665636006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4552.5730047808" calcext:value-type="float">
            <text:p>54552.5730047808</text:p>
          </table:table-cell>
          <table:table-cell office:value-type="float" office:value="641374.811066767" calcext:value-type="float">
            <text:p>641374.811066767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4319.5410071101" calcext:value-type="float">
            <text:p>54319.5410071101</text:p>
          </table:table-cell>
          <table:table-cell office:value-type="float" office:value="639952.373016046" calcext:value-type="float">
            <text:p>639952.373016046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4046.1582600618" calcext:value-type="float">
            <text:p>54046.1582600618</text:p>
          </table:table-cell>
          <table:table-cell office:value-type="float" office:value="638280.431084109" calcext:value-type="float">
            <text:p>638280.431084109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3867.4910615991" calcext:value-type="float">
            <text:p>53867.4910615991</text:p>
          </table:table-cell>
          <table:table-cell office:value-type="float" office:value="636470.568566015" calcext:value-type="float">
            <text:p>636470.568566015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4097.0569126593" calcext:value-type="float">
            <text:p>54097.0569126593</text:p>
          </table:table-cell>
          <table:table-cell office:value-type="float" office:value="634963.135550395" calcext:value-type="float">
            <text:p>634963.135550395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2809.3491194112" calcext:value-type="float">
            <text:p>52809.3491194112</text:p>
          </table:table-cell>
          <table:table-cell office:value-type="float" office:value="632256.755539988" calcext:value-type="float">
            <text:p>632256.755539988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2815.4873850327" calcext:value-type="float">
            <text:p>52815.4873850327</text:p>
          </table:table-cell>
          <table:table-cell office:value-type="float" office:value="629680.586415505" calcext:value-type="float">
            <text:p>629680.586415505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1926.2926345138" calcext:value-type="float">
            <text:p>51926.2926345138</text:p>
          </table:table-cell>
          <table:table-cell office:value-type="float" office:value="626351.039409461" calcext:value-type="float">
            <text:p>626351.039409461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1666.0427862813" calcext:value-type="float">
            <text:p>51666.0427862813</text:p>
          </table:table-cell>
          <table:table-cell office:value-type="float" office:value="622933.5786905" calcext:value-type="float">
            <text:p>622933.5786905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1423.4132179221" calcext:value-type="float">
            <text:p>51423.4132179221</text:p>
          </table:table-cell>
          <table:table-cell office:value-type="float" office:value="619496.07357299" calcext:value-type="float">
            <text:p>619496.07357299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1861.3720068528" calcext:value-type="float">
            <text:p>51861.3720068528</text:p>
          </table:table-cell>
          <table:table-cell office:value-type="float" office:value="616721.384339335" calcext:value-type="float">
            <text:p>616721.384339335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2672.4006630503" calcext:value-type="float">
            <text:p>52672.4006630503</text:p>
          </table:table-cell>
          <table:table-cell office:value-type="float" office:value="614998.962782491" calcext:value-type="float">
            <text:p>614998.962782491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3976.3711870082" calcext:value-type="float">
            <text:p>53976.3711870082</text:p>
          </table:table-cell>
          <table:table-cell office:value-type="float" office:value="614816.778457995" calcext:value-type="float">
            <text:p>614816.778457995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6042.4434451053" calcext:value-type="float">
            <text:p>56042.4434451053</text:p>
          </table:table-cell>
          <table:table-cell office:value-type="float" office:value="616897.684554345" calcext:value-type="float">
            <text:p>616897.684554345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57169.1891480114" calcext:value-type="float">
            <text:p>57169.1891480114</text:p>
          </table:table-cell>
          <table:table-cell office:value-type="float" office:value="620231.59922826" calcext:value-type="float">
            <text:p>620231.59922826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59970.251284035" calcext:value-type="float">
            <text:p>59970.251284035</text:p>
          </table:table-cell>
          <table:table-cell office:value-type="float" office:value="626406.870081145" calcext:value-type="float">
            <text:p>626406.870081145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2473.4713925701" calcext:value-type="float">
            <text:p>62473.4713925701</text:p>
          </table:table-cell>
          <table:table-cell office:value-type="float" office:value="635013.808200089" calcext:value-type="float">
            <text:p>635013.808200089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64536.9073718431" calcext:value-type="float">
            <text:p>64536.9073718431</text:p>
          </table:table-cell>
          <table:table-cell office:value-type="float" office:value="645460.163691607" calcext:value-type="float">
            <text:p>645460.163691607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67046.1416033577" calcext:value-type="float">
            <text:p>67046.1416033577</text:p>
          </table:table-cell>
          <table:table-cell office:value-type="float" office:value="658044.499782805" calcext:value-type="float">
            <text:p>658044.499782805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68339.6560088182" calcext:value-type="float">
            <text:p>68339.6560088182</text:p>
          </table:table-cell>
          <table:table-cell office:value-type="float" office:value="671379.276966577" calcext:value-type="float">
            <text:p>671379.276966577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69315.5414089326" calcext:value-type="float">
            <text:p>69315.5414089326</text:p>
          </table:table-cell>
          <table:table-cell office:value-type="float" office:value="684996.342195177" calcext:value-type="float">
            <text:p>684996.342195177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0178.0624827099" calcext:value-type="float">
            <text:p>70178.0624827099</text:p>
          </table:table-cell>
          <table:table-cell office:value-type="float" office:value="698663.405783319" calcext:value-type="float">
            <text:p>698663.405783319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1001.6018232866" calcext:value-type="float">
            <text:p>71001.6018232866</text:p>
          </table:table-cell>
          <table:table-cell office:value-type="float" office:value="712229.749361886" calcext:value-type="float">
            <text:p>712229.749361886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1591.8376976074" calcext:value-type="float">
            <text:p>71591.8376976074</text:p>
          </table:table-cell>
          <table:table-cell office:value-type="float" office:value="725368.234524715" calcext:value-type="float">
            <text:p>725368.234524715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71814.7422307876" calcext:value-type="float">
            <text:p>71814.7422307876</text:p>
          </table:table-cell>
          <table:table-cell office:value-type="float" office:value="737672.219316429" calcext:value-type="float">
            <text:p>737672.219316429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72894.0331033322" calcext:value-type="float">
            <text:p>72894.0331033322</text:p>
          </table:table-cell>
          <table:table-cell office:value-type="float" office:value="749968.938202004" calcext:value-type="float">
            <text:p>749968.938202004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72065.4503402626" calcext:value-type="float">
            <text:p>72065.4503402626</text:p>
          </table:table-cell>
          <table:table-cell office:value-type="float" office:value="760340.047361802" calcext:value-type="float">
            <text:p>760340.047361802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71037.1207500573" calcext:value-type="float">
            <text:p>71037.1207500573</text:p>
          </table:table-cell>
          <table:table-cell office:value-type="float" office:value="768621.006535969" calcext:value-type="float">
            <text:p>768621.00653596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71267.8352951391" calcext:value-type="float">
            <text:p>71267.8352951391</text:p>
          </table:table-cell>
          <table:table-cell office:value-type="float" office:value="776138.929280653" calcext:value-type="float">
            <text:p>776138.929280653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71183.3550463767" calcext:value-type="float">
            <text:p>71183.3550463767</text:p>
          </table:table-cell>
          <table:table-cell office:value-type="float" office:value="782650.396265539" calcext:value-type="float">
            <text:p>782650.396265539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71077.0691650063" calcext:value-type="float">
            <text:p>71077.0691650063</text:p>
          </table:table-cell>
          <table:table-cell office:value-type="float" office:value="788228.651579492" calcext:value-type="float">
            <text:p>788228.651579492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0862.8534923392" calcext:value-type="float">
            <text:p>70862.8534923392</text:p>
          </table:table-cell>
          <table:table-cell office:value-type="float" office:value="792839.63911475" calcext:value-type="float">
            <text:p>792839.63911475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71534.1625631027" calcext:value-type="float">
            <text:p>71534.1625631027</text:p>
          </table:table-cell>
          <table:table-cell office:value-type="float" office:value="797456.933520479" calcext:value-type="float">
            <text:p>797456.933520479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73150.0618362768" calcext:value-type="float">
            <text:p>73150.0618362768</text:p>
          </table:table-cell>
          <table:table-cell office:value-type="float" office:value="803098.866581548" calcext:value-type="float">
            <text:p>803098.866581548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74755.6410477333" calcext:value-type="float">
            <text:p>74755.6410477333</text:p>
          </table:table-cell>
          <table:table-cell office:value-type="float" office:value="809794.429348558" calcext:value-type="float">
            <text:p>809794.429348558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76182.3515754084" calcext:value-type="float">
            <text:p>76182.3515754084</text:p>
          </table:table-cell>
          <table:table-cell office:value-type="float" office:value="817413.349150633" calcext:value-type="float">
            <text:p>817413.349150633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78152.9493036299" calcext:value-type="float">
            <text:p>78152.9493036299</text:p>
          </table:table-cell>
          <table:table-cell office:value-type="float" office:value="826456.888799597" calcext:value-type="float">
            <text:p>826456.888799597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0419.3284478298" calcext:value-type="float">
            <text:p>80419.3284478298</text:p>
          </table:table-cell>
          <table:table-cell office:value-type="float" office:value="837202.831083674" calcext:value-type="float">
            <text:p>837202.831083674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3339.560991018" calcext:value-type="float">
            <text:p>83339.560991018</text:p>
          </table:table-cell>
          <table:table-cell office:value-type="float" office:value="850225.310390665" calcext:value-type="float">
            <text:p>850225.310390665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4668.6299126904" calcext:value-type="float">
            <text:p>84668.6299126904</text:p>
          </table:table-cell>
          <table:table-cell office:value-type="float" office:value="863839.183060186" calcext:value-type="float">
            <text:p>863839.183060186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792.9461589465" calcext:value-type="float">
            <text:p>86792.9461589465</text:p>
          </table:table-cell>
          <table:table-cell office:value-type="float" office:value="878723.716202802" calcext:value-type="float">
            <text:p>878723.716202802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88614.4832818384" calcext:value-type="float">
            <text:p>88614.4832818384</text:p>
          </table:table-cell>
          <table:table-cell office:value-type="float" office:value="894466.468321546" calcext:value-type="float">
            <text:p>894466.468321546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0785.1644388286" calcext:value-type="float">
            <text:p>90785.1644388286</text:p>
          </table:table-cell>
          <table:table-cell office:value-type="float" office:value="911307.413365663" calcext:value-type="float">
            <text:p>911307.413365663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92580.4447485047" calcext:value-type="float">
            <text:p>92580.4447485047</text:p>
          </table:table-cell>
          <table:table-cell office:value-type="float" office:value="928759.588387725" calcext:value-type="float">
            <text:p>928759.588387725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93428.4115364016" calcext:value-type="float">
            <text:p>93428.4115364016</text:p>
          </table:table-cell>
          <table:table-cell office:value-type="float" office:value="945808.217565401" calcext:value-type="float">
            <text:p>945808.217565401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3210.5790618936" calcext:value-type="float">
            <text:p>93210.5790618936</text:p>
          </table:table-cell>
          <table:table-cell office:value-type="float" office:value="961281.363280708" calcext:value-type="float">
            <text:p>961281.363280708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3274.8081687197" calcext:value-type="float">
            <text:p>93274.8081687197</text:p>
          </table:table-cell>
          <table:table-cell office:value-type="float" office:value="975439.447342961" calcext:value-type="float">
            <text:p>975439.447342961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2051.7594584969" calcext:value-type="float">
            <text:p>92051.7594584969</text:p>
          </table:table-cell>
          <table:table-cell office:value-type="float" office:value="987012.093867704" calcext:value-type="float">
            <text:p>987012.093867704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1370.1265961594" calcext:value-type="float">
            <text:p>91370.1265961594</text:p>
          </table:table-cell>
          <table:table-cell office:value-type="float" office:value="996582.19215448" calcext:value-type="float">
            <text:p>996582.19215448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0333.3357463552" calcext:value-type="float">
            <text:p>90333.3357463552</text:p>
          </table:table-cell>
          <table:table-cell office:value-type="float" office:value="1003909.92611762" calcext:value-type="float">
            <text:p>1003909.92611762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88701.2352027469" calcext:value-type="float">
            <text:p>88701.2352027469</text:p>
          </table:table-cell>
          <table:table-cell office:value-type="float" office:value="1008521.98779133" calcext:value-type="float">
            <text:p>1008521.98779133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274.2164183334" calcext:value-type="float">
            <text:p>87274.2164183334</text:p>
          </table:table-cell>
          <table:table-cell office:value-type="float" office:value="1010769.47148911" calcext:value-type="float">
            <text:p>1010769.47148911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6852.1711868102" calcext:value-type="float">
            <text:p>86852.1711868102</text:p>
          </table:table-cell>
          <table:table-cell office:value-type="float" office:value="1011823.03071157" calcext:value-type="float">
            <text:p>1011823.03071157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4771.4311933852" calcext:value-type="float">
            <text:p>84771.4311933852</text:p>
          </table:table-cell>
          <table:table-cell office:value-type="float" office:value="1010194.39294133" calcext:value-type="float">
            <text:p>1010194.39294133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2187.3118648699" calcext:value-type="float">
            <text:p>82187.3118648699</text:p>
          </table:table-cell>
          <table:table-cell office:value-type="float" office:value="1005559.99220938" calcext:value-type="float">
            <text:p>1005559.99220938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9384.375202603" calcext:value-type="float">
            <text:p>79384.375202603</text:p>
          </table:table-cell>
          <table:table-cell office:value-type="float" office:value="997870.655980421" calcext:value-type="float">
            <text:p>997870.655980421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189.3892311843" calcext:value-type="float">
            <text:p>76189.3892311843</text:p>
          </table:table-cell>
          <table:table-cell office:value-type="float" office:value="986982.945612274" calcext:value-type="float">
            <text:p>986982.945612274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4067.051430594" calcext:value-type="float">
            <text:p>74067.051430594</text:p>
          </table:table-cell>
          <table:table-cell office:value-type="float" office:value="974192.91260698" calcext:value-type="float">
            <text:p>974192.91260698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187.9427959957" calcext:value-type="float">
            <text:p>72187.9427959957</text:p>
          </table:table-cell>
          <table:table-cell office:value-type="float" office:value="959936.813861469" calcext:value-type="float">
            <text:p>959936.813861469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089.9946644023" calcext:value-type="float">
            <text:p>70089.9946644023</text:p>
          </table:table-cell>
          <table:table-cell office:value-type="float" office:value="944212.058498837" calcext:value-type="float">
            <text:p>944212.058498837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7409.7277680438" calcext:value-type="float">
            <text:p>67409.7277680438</text:p>
          </table:table-cell>
          <table:table-cell office:value-type="float" office:value="926626.853542853" calcext:value-type="float">
            <text:p>926626.853542853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445.2671849734" calcext:value-type="float">
            <text:p>65445.2671849734</text:p>
          </table:table-cell>
          <table:table-cell office:value-type="float" office:value="908077.153339065" calcext:value-type="float">
            <text:p>908077.153339065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5087.9514418346" calcext:value-type="float">
            <text:p>65087.9514418346</text:p>
          </table:table-cell>
          <table:table-cell office:value-type="float" office:value="890311.677544528" calcext:value-type="float">
            <text:p>890311.677544528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705.8052899797" calcext:value-type="float">
            <text:p>64705.8052899797</text:p>
          </table:table-cell>
          <table:table-cell office:value-type="float" office:value="873409.65631182" calcext:value-type="float">
            <text:p>873409.65631182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60.1915401793" calcext:value-type="float">
            <text:p>64160.1915401793</text:p>
          </table:table-cell>
          <table:table-cell office:value-type="float" office:value="857288.18942709" calcext:value-type="float">
            <text:p>857288.18942709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4880.9397619069" calcext:value-type="float">
            <text:p>64880.9397619069</text:p>
          </table:table-cell>
          <table:table-cell office:value-type="float" office:value="843256.823374192" calcext:value-type="float">
            <text:p>843256.823374192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5339.5904526318" calcext:value-type="float">
            <text:p>65339.5904526318</text:p>
          </table:table-cell>
          <table:table-cell office:value-type="float" office:value="831033.889915538" calcext:value-type="float">
            <text:p>831033.88991553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66824.0117446686" calcext:value-type="float">
            <text:p>66824.0117446686</text:p>
          </table:table-cell>
          <table:table-cell office:value-type="float" office:value="821590.572230906" calcext:value-type="float">
            <text:p>821590.572230906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68731.8818977313" calcext:value-type="float">
            <text:p>68731.8818977313</text:p>
          </table:table-cell>
          <table:table-cell office:value-type="float" office:value="815245.322028621" calcext:value-type="float">
            <text:p>815245.322028621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672.6211743932" calcext:value-type="float">
            <text:p>70672.6211743932</text:p>
          </table:table-cell>
          <table:table-cell office:value-type="float" office:value="811931.236352081" calcext:value-type="float">
            <text:p>811931.236352081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72814.5214758451" calcext:value-type="float">
            <text:p>72814.5214758451</text:p>
          </table:table-cell>
          <table:table-cell office:value-type="float" office:value="811657.447812577" calcext:value-type="float">
            <text:p>811657.447812577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75061.0529379155" calcext:value-type="float">
            <text:p>75061.0529379155</text:p>
          </table:table-cell>
          <table:table-cell office:value-type="float" office:value="814335.083068485" calcext:value-type="float">
            <text:p>814335.083068485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77384.2880412366" calcext:value-type="float">
            <text:p>77384.2880412366</text:p>
          </table:table-cell>
          <table:table-cell office:value-type="float" office:value="819813.363487732" calcext:value-type="float">
            <text:p>819813.363487732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78302.7248388714" calcext:value-type="float">
            <text:p>78302.7248388714</text:p>
          </table:table-cell>
          <table:table-cell office:value-type="float" office:value="826465.363653805" calcext:value-type="float">
            <text:p>826465.363653805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0465.7848321019" calcext:value-type="float">
            <text:p>80465.7848321019</text:p>
          </table:table-cell>
          <table:table-cell office:value-type="float" office:value="835336.904539286" calcext:value-type="float">
            <text:p>835336.904539286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852.8231452841" calcext:value-type="float">
            <text:p>80852.8231452841</text:p>
          </table:table-cell>
          <table:table-cell office:value-type="float" office:value="844464.329630599" calcext:value-type="float">
            <text:p>844464.329630599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0885.8098317521" calcext:value-type="float">
            <text:p>80885.8098317521</text:p>
          </table:table-cell>
          <table:table-cell office:value-type="float" office:value="853303.683379388" calcext:value-type="float">
            <text:p>853303.683379388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0303.0156560814" calcext:value-type="float">
            <text:p>80303.0156560814</text:p>
          </table:table-cell>
          <table:table-cell office:value-type="float" office:value="861126.840894956" calcext:value-type="float">
            <text:p>861126.840894956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0300.0357182225" calcext:value-type="float">
            <text:p>80300.0357182225</text:p>
          </table:table-cell>
          <table:table-cell office:value-type="float" office:value="868409.166201341" calcext:value-type="float">
            <text:p>868409.166201341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79887.9680599486" calcext:value-type="float">
            <text:p>79887.9680599486</text:p>
          </table:table-cell>
          <table:table-cell office:value-type="float" office:value="874699.968339512" calcext:value-type="float">
            <text:p>874699.968339512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79767.9799399546" calcext:value-type="float">
            <text:p>79767.9799399546</text:p>
          </table:table-cell>
          <table:table-cell office:value-type="float" office:value="880289.271617856" calcext:value-type="float">
            <text:p>880289.271617856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79209.8202109914" calcext:value-type="float">
            <text:p>79209.8202109914</text:p>
          </table:table-cell>
          <table:table-cell office:value-type="float" office:value="884744.381171084" calcext:value-type="float">
            <text:p>884744.381171084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79175.3356719775" calcext:value-type="float">
            <text:p>79175.3356719775</text:p>
          </table:table-cell>
          <table:table-cell office:value-type="float" office:value="888601.34585499" calcext:value-type="float">
            <text:p>888601.34585499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79240.8960087776" calcext:value-type="float">
            <text:p>79240.8960087776</text:p>
          </table:table-cell>
          <table:table-cell office:value-type="float" office:value="892044.632095385" calcext:value-type="float">
            <text:p>892044.632095385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0107.3739990476" calcext:value-type="float">
            <text:p>80107.3739990476</text:p>
          </table:table-cell>
          <table:table-cell office:value-type="float" office:value="895932.794825272" calcext:value-type="float">
            <text:p>895932.794825272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80578.1133105311" calcext:value-type="float">
            <text:p>80578.1133105311</text:p>
          </table:table-cell>
          <table:table-cell office:value-type="float" office:value="899910.322901177" calcext:value-type="float">
            <text:p>899910.32290117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1102.5878311157" calcext:value-type="float">
            <text:p>81102.5878311157</text:p>
          </table:table-cell>
          <table:table-cell office:value-type="float" office:value="904063.023322513" calcext:value-type="float">
            <text:p>904063.023322513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2019.6804208842" calcext:value-type="float">
            <text:p>82019.6804208842</text:p>
          </table:table-cell>
          <table:table-cell office:value-type="float" office:value="908774.014964065" calcext:value-type="float">
            <text:p>908774.014964065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1621.5627892915" calcext:value-type="float">
            <text:p>81621.5627892915</text:p>
          </table:table-cell>
          <table:table-cell office:value-type="float" office:value="912727.205363994" calcext:value-type="float">
            <text:p>912727.205363994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1294.1359100355" calcext:value-type="float">
            <text:p>81294.1359100355</text:p>
          </table:table-cell>
          <table:table-cell office:value-type="float" office:value="916004.721008055" calcext:value-type="float">
            <text:p>916004.721008055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2190.207915988" calcext:value-type="float">
            <text:p>82190.207915988</text:p>
          </table:table-cell>
          <table:table-cell office:value-type="float" office:value="919857.805751046" calcext:value-type="float">
            <text:p>919857.805751046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3613.2433337079" calcext:value-type="float">
            <text:p>83613.2433337079</text:p>
          </table:table-cell>
          <table:table-cell office:value-type="float" office:value="924807.761783779" calcext:value-type="float">
            <text:p>924807.761783779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5037.1795380872" calcext:value-type="float">
            <text:p>85037.1795380872</text:p>
          </table:table-cell>
          <table:table-cell office:value-type="float" office:value="930816.138664457" calcext:value-type="float">
            <text:p>930816.13866445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86551.3825642854" calcext:value-type="float">
            <text:p>86551.3825642854</text:p>
          </table:table-cell>
          <table:table-cell office:value-type="float" office:value="937952.953023269" calcext:value-type="float">
            <text:p>937952.953023269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8853.2653798098" calcext:value-type="float">
            <text:p>88853.2653798098</text:p>
          </table:table-cell>
          <table:table-cell office:value-type="float" office:value="946968.694008537" calcext:value-type="float">
            <text:p>946968.694008537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1652.4868831668" calcext:value-type="float">
            <text:p>91652.4868831668</text:p>
          </table:table-cell>
          <table:table-cell office:value-type="float" office:value="958268.118320876" calcext:value-type="float">
            <text:p>958268.118320876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6061.5804848213" calcext:value-type="float">
            <text:p>96061.5804848213</text:p>
          </table:table-cell>
          <table:table-cell office:value-type="float" office:value="973375.36726895" calcext:value-type="float">
            <text:p>973375.36726895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4669.982858014" calcext:value-type="float">
            <text:p>104669.982858014</text:p>
          </table:table-cell>
          <table:table-cell office:value-type="float" office:value="996330.637249874" calcext:value-type="float">
            <text:p>996330.63724987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3084.162474164" calcext:value-type="float">
            <text:p>113084.162474164</text:p>
          </table:table-cell>
          <table:table-cell office:value-type="float" office:value="1026702.78687421" calcext:value-type="float">
            <text:p>1026702.7868742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0764.033664761" calcext:value-type="float">
            <text:p>120764.033664761</text:p>
          </table:table-cell>
          <table:table-cell office:value-type="float" office:value="1063428.05223696" calcext:value-type="float">
            <text:p>1063428.0522369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8404.847188751" calcext:value-type="float">
            <text:p>128404.847188751</text:p>
          </table:table-cell>
          <table:table-cell office:value-type="float" office:value="1106060.46988599" calcext:value-type="float">
            <text:p>1106060.46988599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7230.153699839" calcext:value-type="float">
            <text:p>137230.153699839</text:p>
          </table:table-cell>
          <table:table-cell office:value-type="float" office:value="1155335.47939967" calcext:value-type="float">
            <text:p>1155335.47939967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45190.576077557" calcext:value-type="float">
            <text:p>145190.576077557</text:p>
          </table:table-cell>
          <table:table-cell office:value-type="float" office:value="1209904.79120514" calcext:value-type="float">
            <text:p>1209904.79120514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53645.888844874" calcext:value-type="float">
            <text:p>153645.888844874</text:p>
          </table:table-cell>
          <table:table-cell office:value-type="float" office:value="1269798.46033903" calcext:value-type="float">
            <text:p>1269798.46033903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1945.017086481" calcext:value-type="float">
            <text:p>161945.017086481</text:p>
          </table:table-cell>
          <table:table-cell office:value-type="float" office:value="1334336.44197452" calcext:value-type="float">
            <text:p>1334336.44197452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70878.07609813" calcext:value-type="float">
            <text:p>170878.07609813</text:p>
          </table:table-cell>
          <table:table-cell office:value-type="float" office:value="1403710.51073328" calcext:value-type="float">
            <text:p>1403710.5107332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9242.74193269" calcext:value-type="float">
            <text:p>179242.74193269</text:p>
          </table:table-cell>
          <table:table-cell office:value-type="float" office:value="1476889.87060269" calcext:value-type="float">
            <text:p>1476889.8706026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85118.46164077" calcext:value-type="float">
            <text:p>185118.46164077</text:p>
          </table:table-cell>
          <table:table-cell office:value-type="float" office:value="1550953.78469348" calcext:value-type="float">
            <text:p>1550953.78469348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90281.617586132" calcext:value-type="float">
            <text:p>190281.617586132</text:p>
          </table:table-cell>
          <table:table-cell office:value-type="float" office:value="1624793.04489284" calcext:value-type="float">
            <text:p>1624793.04489284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4698.82661866" calcext:value-type="float">
            <text:p>194698.82661866</text:p>
          </table:table-cell>
          <table:table-cell office:value-type="float" office:value="1697373.28745561" calcext:value-type="float">
            <text:p>1697373.28745561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98340.156925772" calcext:value-type="float">
            <text:p>198340.156925772</text:p>
          </table:table-cell>
          <table:table-cell office:value-type="float" office:value="1767707.62849712" calcext:value-type="float">
            <text:p>1767707.62849712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0863.086344526" calcext:value-type="float">
            <text:p>200863.086344526</text:p>
          </table:table-cell>
          <table:table-cell office:value-type="float" office:value="1834578.72001399" calcext:value-type="float">
            <text:p>1834578.72001399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04766.077724968" calcext:value-type="float">
            <text:p>204766.077724968</text:p>
          </table:table-cell>
          <table:table-cell office:value-type="float" office:value="1899343.55861705" calcext:value-type="float">
            <text:p>1899343.55861705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8195.740313205" calcext:value-type="float">
            <text:p>208195.740313205</text:p>
          </table:table-cell>
          <table:table-cell office:value-type="float" office:value="1961586.72714039" calcext:value-type="float">
            <text:p>1961586.72714039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10665.841681905" calcext:value-type="float">
            <text:p>210665.841681905</text:p>
          </table:table-cell>
          <table:table-cell office:value-type="float" office:value="2020441.93907169" calcext:value-type="float">
            <text:p>2020441.93907169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1074.792126791" calcext:value-type="float">
            <text:p>211074.792126791</text:p>
          </table:table-cell>
          <table:table-cell office:value-type="float" office:value="2074015.14625623" calcext:value-type="float">
            <text:p>2074015.14625623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11576.481048053" calcext:value-type="float">
            <text:p>211576.481048053</text:p>
          </table:table-cell>
          <table:table-cell office:value-type="float" office:value="2122616.02908382" calcext:value-type="float">
            <text:p>2122616.02908382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11230.270904005" calcext:value-type="float">
            <text:p>211230.270904005</text:p>
          </table:table-cell>
          <table:table-cell office:value-type="float" office:value="2165664.1610975" calcext:value-type="float">
            <text:p>2165664.1610975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09050.668831284" calcext:value-type="float">
            <text:p>209050.668831284</text:p>
          </table:table-cell>
          <table:table-cell office:value-type="float" office:value="2201682.74430871" calcext:value-type="float">
            <text:p>2201682.74430871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05843.096437548" calcext:value-type="float">
            <text:p>205843.096437548</text:p>
          </table:table-cell>
          <table:table-cell office:value-type="float" office:value="2230027.2936893" calcext:value-type="float">
            <text:p>2230027.293689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02354.387150731" calcext:value-type="float">
            <text:p>202354.387150731</text:p>
          </table:table-cell>
          <table:table-cell office:value-type="float" office:value="2250841.88011353" calcext:value-type="float">
            <text:p>2250841.88011353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98887.6976052" calcext:value-type="float">
            <text:p>198887.6976052</text:p>
          </table:table-cell>
          <table:table-cell office:value-type="float" office:value="2264648.36014282" calcext:value-type="float">
            <text:p>2264648.36014282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194765.046476584" calcext:value-type="float">
            <text:p>194765.046476584</text:p>
          </table:table-cell>
          <table:table-cell office:value-type="float" office:value="2271339.52792044" calcext:value-type="float">
            <text:p>2271339.52792044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189440.684461932" calcext:value-type="float">
            <text:p>189440.684461932</text:p>
          </table:table-cell>
          <table:table-cell office:value-type="float" office:value="2270283.77835816" calcext:value-type="float">
            <text:p>2270283.77835816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2516.891185449" calcext:value-type="float">
            <text:p>182516.891185449</text:p>
          </table:table-cell>
          <table:table-cell office:value-type="float" office:value="2260460.14287251" calcext:value-type="float">
            <text:p>2260460.14287251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74533.787236614" calcext:value-type="float">
            <text:p>174533.787236614</text:p>
          </table:table-cell>
          <table:table-cell office:value-type="float" office:value="2241428.34219559" calcext:value-type="float">
            <text:p>2241428.34219559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66204.333464729" calcext:value-type="float">
            <text:p>166204.333464729</text:p>
          </table:table-cell>
          <table:table-cell office:value-type="float" office:value="2213476.15893896" calcext:value-type="float">
            <text:p>2213476.15893896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59231.628853149" calcext:value-type="float">
            <text:p>159231.628853149</text:p>
          </table:table-cell>
          <table:table-cell office:value-type="float" office:value="2178575.15315251" calcext:value-type="float">
            <text:p>2178575.15315251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53449.370026364" calcext:value-type="float">
            <text:p>153449.370026364</text:p>
          </table:table-cell>
          <table:table-cell office:value-type="float" office:value="2138634.10483602" calcext:value-type="float">
            <text:p>2138634.10483602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149147.333602096" calcext:value-type="float">
            <text:p>149147.333602096</text:p>
          </table:table-cell>
          <table:table-cell office:value-type="float" office:value="2095819.30572551" calcext:value-type="float">
            <text:p>2095819.30572551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145380.340106914" calcext:value-type="float">
            <text:p>145380.340106914</text:p>
          </table:table-cell>
          <table:table-cell office:value-type="float" office:value="2051256.54785544" calcext:value-type="float">
            <text:p>2051256.54785544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41104.080147846" calcext:value-type="float">
            <text:p>141104.080147846</text:p>
          </table:table-cell>
          <table:table-cell office:value-type="float" office:value="2004905.3549356" calcext:value-type="float">
            <text:p>2004905.3549356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39333.590130249" calcext:value-type="float">
            <text:p>139333.590130249</text:p>
          </table:table-cell>
          <table:table-cell office:value-type="float" office:value="1959697.65630487" calcext:value-type="float">
            <text:p>1959697.6563048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39635.728798361" calcext:value-type="float">
            <text:p>139635.728798361</text:p>
          </table:table-cell>
          <table:table-cell office:value-type="float" office:value="1917993.71674325" calcext:value-type="float">
            <text:p>1917993.71674325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41643.750733938" calcext:value-type="float">
            <text:p>141643.750733938</text:p>
          </table:table-cell>
          <table:table-cell office:value-type="float" office:value="1881671.72930997" calcext:value-type="float">
            <text:p>1881671.72930997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44150.102309994" calcext:value-type="float">
            <text:p>144150.102309994</text:p>
          </table:table-cell>
          <table:table-cell office:value-type="float" office:value="1851239.81310769" calcext:value-type="float">
            <text:p>1851239.81310769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47947.655905533" calcext:value-type="float">
            <text:p>147947.655905533</text:p>
          </table:table-cell>
          <table:table-cell office:value-type="float" office:value="1827888.87896109" calcext:value-type="float">
            <text:p>1827888.87896109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52666.049827599" calcext:value-type="float">
            <text:p>152666.049827599</text:p>
          </table:table-cell>
          <table:table-cell office:value-type="float" office:value="1812350.38189209" calcext:value-type="float">
            <text:p>1812350.38189209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57573.160292537" calcext:value-type="float">
            <text:p>157573.160292537</text:p>
          </table:table-cell>
          <table:table-cell office:value-type="float" office:value="1804463.82209212" calcext:value-type="float">
            <text:p>1804463.82209212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63115.259678949" calcext:value-type="float">
            <text:p>163115.259678949</text:p>
          </table:table-cell>
          <table:table-cell office:value-type="float" office:value="1804423.91908291" calcext:value-type="float">
            <text:p>1804423.91908291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69337.362999174" calcext:value-type="float">
            <text:p>169337.362999174</text:p>
          </table:table-cell>
          <table:table-cell office:value-type="float" office:value="1812400.77634792" calcext:value-type="float">
            <text:p>1812400.77634792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75058.197092673" calcext:value-type="float">
            <text:p>175058.197092673</text:p>
          </table:table-cell>
          <table:table-cell office:value-type="float" office:value="1827336.59392915" calcext:value-type="float">
            <text:p>1827336.5939291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80967.879246394" calcext:value-type="float">
            <text:p>180967.879246394</text:p>
          </table:table-cell>
          <table:table-cell office:value-type="float" office:value="1848782.82297269" calcext:value-type="float">
            <text:p>1848782.82297269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86308.690013499" calcext:value-type="float">
            <text:p>186308.690013499</text:p>
          </table:table-cell>
          <table:table-cell office:value-type="float" office:value="1875573.96279424" calcext:value-type="float">
            <text:p>1875573.9627942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0576.397116253" calcext:value-type="float">
            <text:p>190576.397116253</text:p>
          </table:table-cell>
          <table:table-cell office:value-type="float" office:value="1906067.73315355" calcext:value-type="float">
            <text:p>1906067.73315355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4323.734126192" calcext:value-type="float">
            <text:p>194323.734126192</text:p>
          </table:table-cell>
          <table:table-cell office:value-type="float" office:value="1939240.91906424" calcext:value-type="float">
            <text:p>1939240.91906424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198392.138173276" calcext:value-type="float">
            <text:p>198392.138173276</text:p>
          </table:table-cell>
          <table:table-cell office:value-type="float" office:value="1974925.24696772" calcext:value-type="float">
            <text:p>1974925.24696772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1955.791917463" calcext:value-type="float">
            <text:p>201955.791917463</text:p>
          </table:table-cell>
          <table:table-cell office:value-type="float" office:value="2012213.99436794" calcext:value-type="float">
            <text:p>2012213.99436794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03816.156717187" calcext:value-type="float">
            <text:p>203816.156717187</text:p>
          </table:table-cell>
          <table:table-cell office:value-type="float" office:value="2049087.30908166" calcext:value-type="float">
            <text:p>2049087.30908166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05341.048090819" calcext:value-type="float">
            <text:p>205341.048090819</text:p>
          </table:table-cell>
          <table:table-cell office:value-type="float" office:value="2084953.65218151" calcext:value-type="float">
            <text:p>2084953.65218151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05449.863080489" calcext:value-type="float">
            <text:p>205449.863080489</text:p>
          </table:table-cell>
          <table:table-cell office:value-type="float" office:value="2118210.6707657" calcext:value-type="float">
            <text:p>2118210.6707657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04142.813601839" calcext:value-type="float">
            <text:p>204142.813601839</text:p>
          </table:table-cell>
          <table:table-cell office:value-type="float" office:value="2147344.98156638" calcext:value-type="float">
            <text:p>2147344.98156638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02081.443774795" calcext:value-type="float">
            <text:p>202081.443774795</text:p>
          </table:table-cell>
          <table:table-cell office:value-type="float" office:value="2171623.78113115" calcext:value-type="float">
            <text:p>2171623.78113115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199393.205092567" calcext:value-type="float">
            <text:p>199393.205092567</text:p>
          </table:table-cell>
          <table:table-cell office:value-type="float" office:value="2190553.99600011" calcext:value-type="float">
            <text:p>2190553.99600011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196226.221512667" calcext:value-type="float">
            <text:p>196226.221512667</text:p>
          </table:table-cell>
          <table:table-cell office:value-type="float" office:value="2203888.71069123" calcext:value-type="float">
            <text:p>2203888.71069123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193626.438907653" calcext:value-type="float">
            <text:p>193626.438907653</text:p>
          </table:table-cell>
          <table:table-cell office:value-type="float" office:value="2212490.52852187" calcext:value-type="float">
            <text:p>2212490.52852187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190464.82507405" calcext:value-type="float">
            <text:p>190464.82507405</text:p>
          </table:table-cell>
          <table:table-cell office:value-type="float" office:value="2216128.63748268" calcext:value-type="float">
            <text:p>2216128.63748268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186378.26591733" calcext:value-type="float">
            <text:p>186378.26591733</text:p>
          </table:table-cell>
          <table:table-cell office:value-type="float" office:value="2214208.86419542" calcext:value-type="float">
            <text:p>2214208.86419542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182607.478745078" calcext:value-type="float">
            <text:p>182607.478745078</text:p>
          </table:table-cell>
          <table:table-cell office:value-type="float" office:value="2207417.67614457" calcext:value-type="float">
            <text:p>2207417.67614457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178023.051514911" calcext:value-type="float">
            <text:p>178023.051514911</text:p>
          </table:table-cell>
          <table:table-cell office:value-type="float" office:value="2195327.30428097" calcext:value-type="float">
            <text:p>2195327.30428097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172477.877264264" calcext:value-type="float">
            <text:p>172477.877264264</text:p>
          </table:table-cell>
          <table:table-cell office:value-type="float" office:value="2177398.91273238" calcext:value-type="float">
            <text:p>2177398.91273238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169617.298346685" calcext:value-type="float">
            <text:p>169617.298346685</text:p>
          </table:table-cell>
          <table:table-cell office:value-type="float" office:value="2156776.76088363" calcext:value-type="float">
            <text:p>2156776.76088363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166135.411180784" calcext:value-type="float">
            <text:p>166135.411180784</text:p>
          </table:table-cell>
          <table:table-cell office:value-type="float" office:value="2133212.14610214" calcext:value-type="float">
            <text:p>2133212.14610214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162931.752270658" calcext:value-type="float">
            <text:p>162931.752270658</text:p>
          </table:table-cell>
          <table:table-cell office:value-type="float" office:value="2107336.13892394" calcext:value-type="float">
            <text:p>2107336.13892394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159812.781985465" calcext:value-type="float">
            <text:p>159812.781985465</text:p>
          </table:table-cell>
          <table:table-cell office:value-type="float" office:value="2079556.77668242" calcext:value-type="float">
            <text:p>2079556.77668242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157063.363896069" calcext:value-type="float">
            <text:p>157063.363896069</text:p>
          </table:table-cell>
          <table:table-cell office:value-type="float" office:value="2050550.73516513" calcext:value-type="float">
            <text:p>2050550.73516513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153521.620472588" calcext:value-type="float">
            <text:p>153521.620472588</text:p>
          </table:table-cell>
          <table:table-cell office:value-type="float" office:value="2019767.54150155" calcext:value-type="float">
            <text:p>2019767.54150155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150189.549152816" calcext:value-type="float">
            <text:p>150189.549152816</text:p>
          </table:table-cell>
          <table:table-cell office:value-type="float" office:value="1987631.89497229" calcext:value-type="float">
            <text:p>1987631.89497229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147950.213305407" calcext:value-type="float">
            <text:p>147950.213305407</text:p>
          </table:table-cell>
          <table:table-cell office:value-type="float" office:value="1955437.2979934" calcext:value-type="float">
            <text:p>1955437.2979934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46774.816768478" calcext:value-type="float">
            <text:p>146774.816768478</text:p>
          </table:table-cell>
          <table:table-cell office:value-type="float" office:value="1924397.93963799" calcext:value-type="float">
            <text:p>1924397.93963799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45653.986806254" calcext:value-type="float">
            <text:p>145653.986806254</text:p>
          </table:table-cell>
          <table:table-cell office:value-type="float" office:value="1894664.3664979" calcext:value-type="float">
            <text:p>1894664.3664979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45914.947436893" calcext:value-type="float">
            <text:p>145914.947436893</text:p>
          </table:table-cell>
          <table:table-cell office:value-type="float" office:value="1867685.12662851" calcext:value-type="float">
            <text:p>1867685.12662851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46325.642949725" calcext:value-type="float">
            <text:p>146325.642949725</text:p>
          </table:table-cell>
          <table:table-cell office:value-type="float" office:value="1843596.19361993" calcext:value-type="float">
            <text:p>1843596.19361993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46323.15120066" calcext:value-type="float">
            <text:p>146323.15120066</text:p>
          </table:table-cell>
          <table:table-cell office:value-type="float" office:value="1821925.19135832" calcext:value-type="float">
            <text:p>1821925.19135832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48591.025807268" calcext:value-type="float">
            <text:p>148591.025807268</text:p>
          </table:table-cell>
          <table:table-cell office:value-type="float" office:value="1804846.21242061" calcext:value-type="float">
            <text:p>1804846.21242061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50932.644230346" calcext:value-type="float">
            <text:p>150932.644230346</text:p>
          </table:table-cell>
          <table:table-cell office:value-type="float" office:value="1792265.73069727" calcext:value-type="float">
            <text:p>1792265.73069727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54861.374359208" calcext:value-type="float">
            <text:p>154861.374359208</text:p>
          </table:table-cell>
          <table:table-cell office:value-type="float" office:value="1785529.43462296" calcext:value-type="float">
            <text:p>1785529.43462296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59260.763981306" calcext:value-type="float">
            <text:p>159260.763981306</text:p>
          </table:table-cell>
          <table:table-cell office:value-type="float" office:value="1784825.13422343" calcext:value-type="float">
            <text:p>1784825.13422343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64480.032216521" calcext:value-type="float">
            <text:p>164480.032216521</text:p>
          </table:table-cell>
          <table:table-cell office:value-type="float" office:value="1790655.18463573" calcext:value-type="float">
            <text:p>1790655.18463573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1617.032826815" calcext:value-type="float">
            <text:p>171617.032826815</text:p>
          </table:table-cell>
          <table:table-cell office:value-type="float" office:value="1804532.10449745" calcext:value-type="float">
            <text:p>1804532.10449745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81360.944920494" calcext:value-type="float">
            <text:p>181360.944920494</text:p>
          </table:table-cell>
          <table:table-cell office:value-type="float" office:value="1828618.45077111" calcext:value-type="float">
            <text:p>1828618.45077111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91787.4316681" calcext:value-type="float">
            <text:p>191787.4316681</text:p>
          </table:table-cell>
          <table:table-cell office:value-type="float" office:value="1863065.48322271" calcext:value-type="float">
            <text:p>1863065.48322271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03723.550935863" calcext:value-type="float">
            <text:p>203723.550935863</text:p>
          </table:table-cell>
          <table:table-cell office:value-type="float" office:value="1908750.34323062" calcext:value-type="float">
            <text:p>1908750.34323062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16045.648369313" calcext:value-type="float">
            <text:p>216045.648369313</text:p>
          </table:table-cell>
          <table:table-cell office:value-type="float" office:value="1965342.80475753" calcext:value-type="float">
            <text:p>1965342.80475753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28233.586460838" calcext:value-type="float">
            <text:p>228233.586460838</text:p>
          </table:table-cell>
          <table:table-cell office:value-type="float" office:value="2031924.29258571" calcext:value-type="float">
            <text:p>2031924.29258571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39700.199649583" calcext:value-type="float">
            <text:p>239700.199649583</text:p>
          </table:table-cell>
          <table:table-cell office:value-type="float" office:value="2106930.04887847" calcext:value-type="float">
            <text:p>2106930.04887847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1896.925106905" calcext:value-type="float">
            <text:p>251896.925106905</text:p>
          </table:table-cell>
          <table:table-cell office:value-type="float" office:value="2190272.63894818" calcext:value-type="float">
            <text:p>2190272.63894818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3985.113690694" calcext:value-type="float">
            <text:p>263985.113690694</text:p>
          </table:table-cell>
          <table:table-cell office:value-type="float" office:value="2281049.25621954" calcext:value-type="float">
            <text:p>2281049.25621954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4884.382920303" calcext:value-type="float">
            <text:p>274884.382920303</text:p>
          </table:table-cell>
          <table:table-cell office:value-type="float" office:value="2377279.34834696" calcext:value-type="float">
            <text:p>2377279.34834696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8417.706359292" calcext:value-type="float">
            <text:p>288417.706359292</text:p>
          </table:table-cell>
          <table:table-cell office:value-type="float" office:value="2480887.72295288" calcext:value-type="float">
            <text:p>2480887.72295288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300195.956684151" calcext:value-type="float">
            <text:p>300195.956684151</text:p>
          </table:table-cell>
          <table:table-cell office:value-type="float" office:value="2589450.90143081" calcext:value-type="float">
            <text:p>2589450.90143081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10093.7771558" calcext:value-type="float">
            <text:p>310093.7771558</text:p>
          </table:table-cell>
          <table:table-cell office:value-type="float" office:value="2700391.09910058" calcext:value-type="float">
            <text:p>2700391.09910058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158.028475598" calcext:value-type="float">
            <text:p>320158.028475598</text:p>
          </table:table-cell>
          <table:table-cell office:value-type="float" office:value="2813339.09039788" calcext:value-type="float">
            <text:p>2813339.09039788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28085.359792308" calcext:value-type="float">
            <text:p>328085.359792308</text:p>
          </table:table-cell>
          <table:table-cell office:value-type="float" office:value="2925691.23939607" calcext:value-type="float">
            <text:p>2925691.23939607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35366.52633455" calcext:value-type="float">
            <text:p>335366.52633455</text:p>
          </table:table-cell>
          <table:table-cell office:value-type="float" office:value="3036448.51304997" calcext:value-type="float">
            <text:p>3036448.51304997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40539.682546862" calcext:value-type="float">
            <text:p>340539.682546862</text:p>
          </table:table-cell>
          <table:table-cell office:value-type="float" office:value="3143260.74757313" calcext:value-type="float">
            <text:p>3143260.74757313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44749.761392938" calcext:value-type="float">
            <text:p>344749.761392938</text:p>
          </table:table-cell>
          <table:table-cell office:value-type="float" office:value="3245077.55902444" calcext:value-type="float">
            <text:p>3245077.55902444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48519.858153704" calcext:value-type="float">
            <text:p>348519.858153704</text:p>
          </table:table-cell>
          <table:table-cell office:value-type="float" office:value="3341479.19955646" calcext:value-type="float">
            <text:p>3341479.19955646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51509.743165855" calcext:value-type="float">
            <text:p>351509.743165855</text:p>
          </table:table-cell>
          <table:table-cell office:value-type="float" office:value="3431806.2077573" calcext:value-type="float">
            <text:p>3431806.2077573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351460.208173847" calcext:value-type="float">
            <text:p>351460.208173847</text:p>
          </table:table-cell>
          <table:table-cell office:value-type="float" office:value="3513246.95371169" calcext:value-type="float">
            <text:p>3513246.95371169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349148.60058752" calcext:value-type="float">
            <text:p>349148.60058752</text:p>
          </table:table-cell>
          <table:table-cell office:value-type="float" office:value="3583905.81507004" calcext:value-type="float">
            <text:p>3583905.81507004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348111.831068274" calcext:value-type="float">
            <text:p>348111.831068274</text:p>
          </table:table-cell>
          <table:table-cell office:value-type="float" office:value="3645524.55567421" calcext:value-type="float">
            <text:p>3645524.55567421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344603.433898646" calcext:value-type="float">
            <text:p>344603.433898646</text:p>
          </table:table-cell>
          <table:table-cell office:value-type="float" office:value="3696225.52431534" calcext:value-type="float">
            <text:p>3696225.52431534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340589.221877316" calcext:value-type="float">
            <text:p>340589.221877316</text:p>
          </table:table-cell>
          <table:table-cell office:value-type="float" office:value="3736194.45793128" calcext:value-type="float">
            <text:p>3736194.45793128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1.18cm" svg:y="0.504cm">
            <draw:object draw:notify-on-update-of-ranges="Sheet3.A2:Sheet3.A225 Sheet3.B1:Sheet3.B1 Sheet3.B2:Sheet3.B225 Sheet3.C1:Sheet3.C1 Sheet3.C2:Sheet3.C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1.071cm" svg:y="10.465cm">
            <draw:object draw:notify-on-update-of-ranges="Sheet3.A2:Sheet3.A225 Sheet3.B1:Sheet3.B1 Sheet3.B2:Sheet3.B225 Sheet3.C1:Sheet3.C1 Sheet3.C2:Sheet3.C2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132cm" svg:y="21.1cm">
            <draw:object draw:notify-on-update-of-ranges="Sheet3.A2:Sheet3.A137 Sheet3.D2:Sheet3.D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20401.A1]" office:value-type="string" office:string-value="date" calcext:value-type="string">
            <text:p>date</text:p>
          </table:table-cell>
          <table:table-cell table:formula="of:=[$prevalence_history_20220401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revalence_history_20220401.A2])" office:value-type="date" office:date-value="2021-11-01" calcext:value-type="date">
            <text:p>01/11/21</text:p>
          </table:table-cell>
          <table:table-cell table:formula="of:=[$prevalence_history_20220401.B2]" office:value-type="float" office:value="1225225.65325367" calcext:value-type="float">
            <text:p>1225225.65325367</text:p>
          </table:table-cell>
          <table:table-cell table:formula="of:=[$p_from_i_UK.C509]" office:value-type="float" office:value="1010194.39294133" calcext:value-type="float">
            <text:p>1010194.39294133</text:p>
          </table:table-cell>
          <table:table-cell table:formula="of:=[.C2]/[.B2]" office:value-type="float" office:value="0.824496606203673" calcext:value-type="float">
            <text:p>0.824496606203673</text:p>
          </table:table-cell>
        </table:table-row>
        <table:table-row table:style-name="ro1">
          <table:table-cell table:formula="of:=VALUE([$prevalence_history_20220401.A3])" office:value-type="date" office:date-value="2021-11-02" calcext:value-type="date">
            <text:p>02/11/21</text:p>
          </table:table-cell>
          <table:table-cell table:formula="of:=[$prevalence_history_20220401.B3]" office:value-type="float" office:value="1221161.83661904" calcext:value-type="float">
            <text:p>1221161.83661904</text:p>
          </table:table-cell>
          <table:table-cell table:formula="of:=[$p_from_i_UK.C510]" office:value-type="float" office:value="1005559.99220938" calcext:value-type="float">
            <text:p>1005559.99220938</text:p>
          </table:table-cell>
          <table:table-cell table:formula="of:=[.C3]/[.B3]" office:value-type="float" office:value="0.823445314171802" calcext:value-type="float">
            <text:p>0.823445314171802</text:p>
          </table:table-cell>
        </table:table-row>
        <table:table-row table:style-name="ro1">
          <table:table-cell table:formula="of:=VALUE([$prevalence_history_20220401.A4])" office:value-type="date" office:date-value="2021-11-03" calcext:value-type="date">
            <text:p>03/11/21</text:p>
          </table:table-cell>
          <table:table-cell table:formula="of:=[$prevalence_history_20220401.B4]" office:value-type="float" office:value="1213497.14986412" calcext:value-type="float">
            <text:p>1213497.14986412</text:p>
          </table:table-cell>
          <table:table-cell table:formula="of:=[$p_from_i_UK.C511]" office:value-type="float" office:value="997870.655980421" calcext:value-type="float">
            <text:p>997870.655980421</text:p>
          </table:table-cell>
          <table:table-cell table:formula="of:=[.C4]/[.B4]" office:value-type="float" office:value="0.822309847280776" calcext:value-type="float">
            <text:p>0.822309847280776</text:p>
          </table:table-cell>
        </table:table-row>
        <table:table-row table:style-name="ro1">
          <table:table-cell table:formula="of:=VALUE([$prevalence_history_20220401.A5])" office:value-type="date" office:date-value="2021-11-04" calcext:value-type="date">
            <text:p>04/11/21</text:p>
          </table:table-cell>
          <table:table-cell table:formula="of:=[$prevalence_history_20220401.B5]" office:value-type="float" office:value="1202131.65993773" calcext:value-type="float">
            <text:p>1202131.65993773</text:p>
          </table:table-cell>
          <table:table-cell table:formula="of:=[$p_from_i_UK.C512]" office:value-type="float" office:value="986982.945612274" calcext:value-type="float">
            <text:p>986982.945612274</text:p>
          </table:table-cell>
          <table:table-cell table:formula="of:=[.C5]/[.B5]" office:value-type="float" office:value="0.821027328789759" calcext:value-type="float">
            <text:p>0.821027328789759</text:p>
          </table:table-cell>
        </table:table-row>
        <table:table-row table:style-name="ro1">
          <table:table-cell table:formula="of:=VALUE([$prevalence_history_20220401.A6])" office:value-type="date" office:date-value="2021-11-05" calcext:value-type="date">
            <text:p>05/11/21</text:p>
          </table:table-cell>
          <table:table-cell table:formula="of:=[$prevalence_history_20220401.B6]" office:value-type="float" office:value="1188396.01801115" calcext:value-type="float">
            <text:p>1188396.01801115</text:p>
          </table:table-cell>
          <table:table-cell table:formula="of:=[$p_from_i_UK.C513]" office:value-type="float" office:value="974192.91260698" calcext:value-type="float">
            <text:p>974192.91260698</text:p>
          </table:table-cell>
          <table:table-cell table:formula="of:=[.C6]/[.B6]" office:value-type="float" office:value="0.819754440306312" calcext:value-type="float">
            <text:p>0.819754440306312</text:p>
          </table:table-cell>
        </table:table-row>
        <table:table-row table:style-name="ro1">
          <table:table-cell table:formula="of:=VALUE([$prevalence_history_20220401.A7])" office:value-type="date" office:date-value="2021-11-06" calcext:value-type="date">
            <text:p>06/11/21</text:p>
          </table:table-cell>
          <table:table-cell table:formula="of:=[$prevalence_history_20220401.B7]" office:value-type="float" office:value="1172661.9625553" calcext:value-type="float">
            <text:p>1172661.9625553</text:p>
          </table:table-cell>
          <table:table-cell table:formula="of:=[$p_from_i_UK.C514]" office:value-type="float" office:value="959936.813861469" calcext:value-type="float">
            <text:p>959936.813861469</text:p>
          </table:table-cell>
          <table:table-cell table:formula="of:=[.C7]/[.B7]" office:value-type="float" office:value="0.818596359832214" calcext:value-type="float">
            <text:p>0.818596359832214</text:p>
          </table:table-cell>
        </table:table-row>
        <table:table-row table:style-name="ro1">
          <table:table-cell table:formula="of:=VALUE([$prevalence_history_20220401.A8])" office:value-type="date" office:date-value="2021-11-07" calcext:value-type="date">
            <text:p>07/11/21</text:p>
          </table:table-cell>
          <table:table-cell table:formula="of:=[$prevalence_history_20220401.B8]" office:value-type="float" office:value="1154803.05304939" calcext:value-type="float">
            <text:p>1154803.05304939</text:p>
          </table:table-cell>
          <table:table-cell table:formula="of:=[$p_from_i_UK.C515]" office:value-type="float" office:value="944212.058498837" calcext:value-type="float">
            <text:p>944212.058498837</text:p>
          </table:table-cell>
          <table:table-cell table:formula="of:=[.C8]/[.B8]" office:value-type="float" office:value="0.817639038973388" calcext:value-type="float">
            <text:p>0.817639038973388</text:p>
          </table:table-cell>
        </table:table-row>
        <table:table-row table:style-name="ro1">
          <table:table-cell table:formula="of:=VALUE([$prevalence_history_20220401.A9])" office:value-type="date" office:date-value="2021-11-08" calcext:value-type="date">
            <text:p>08/11/21</text:p>
          </table:table-cell>
          <table:table-cell table:formula="of:=[$prevalence_history_20220401.B9]" office:value-type="float" office:value="1134519.5457792" calcext:value-type="float">
            <text:p>1134519.5457792</text:p>
          </table:table-cell>
          <table:table-cell table:formula="of:=[$p_from_i_UK.C516]" office:value-type="float" office:value="926626.853542853" calcext:value-type="float">
            <text:p>926626.853542853</text:p>
          </table:table-cell>
          <table:table-cell table:formula="of:=[.C9]/[.B9]" office:value-type="float" office:value="0.816757064248228" calcext:value-type="float">
            <text:p>0.816757064248228</text:p>
          </table:table-cell>
        </table:table-row>
        <table:table-row table:style-name="ro1">
          <table:table-cell table:formula="of:=VALUE([$prevalence_history_20220401.A10])" office:value-type="date" office:date-value="2021-11-09" calcext:value-type="date">
            <text:p>09/11/21</text:p>
          </table:table-cell>
          <table:table-cell table:formula="of:=[$prevalence_history_20220401.B10]" office:value-type="float" office:value="1112818.16170476" calcext:value-type="float">
            <text:p>1112818.16170476</text:p>
          </table:table-cell>
          <table:table-cell table:formula="of:=[$p_from_i_UK.C517]" office:value-type="float" office:value="908077.153339065" calcext:value-type="float">
            <text:p>908077.153339065</text:p>
          </table:table-cell>
          <table:table-cell table:formula="of:=[.C10]/[.B10]" office:value-type="float" office:value="0.816015755842764" calcext:value-type="float">
            <text:p>0.816015755842764</text:p>
          </table:table-cell>
        </table:table-row>
        <table:table-row table:style-name="ro1">
          <table:table-cell table:formula="of:=VALUE([$prevalence_history_20220401.A11])" office:value-type="date" office:date-value="2021-11-10" calcext:value-type="date">
            <text:p>10/11/21</text:p>
          </table:table-cell>
          <table:table-cell table:formula="of:=[$prevalence_history_20220401.B11]" office:value-type="float" office:value="1091519.54804676" calcext:value-type="float">
            <text:p>1091519.54804676</text:p>
          </table:table-cell>
          <table:table-cell table:formula="of:=[$p_from_i_UK.C518]" office:value-type="float" office:value="890311.677544528" calcext:value-type="float">
            <text:p>890311.677544528</text:p>
          </table:table-cell>
          <table:table-cell table:formula="of:=[.C11]/[.B11]" office:value-type="float" office:value="0.815662604611812" calcext:value-type="float">
            <text:p>0.815662604611812</text:p>
          </table:table-cell>
        </table:table-row>
        <table:table-row table:style-name="ro1">
          <table:table-cell table:formula="of:=VALUE([$prevalence_history_20220401.A12])" office:value-type="date" office:date-value="2021-11-11" calcext:value-type="date">
            <text:p>11/11/21</text:p>
          </table:table-cell>
          <table:table-cell table:formula="of:=[$prevalence_history_20220401.B12]" office:value-type="float" office:value="1070837.04337689" calcext:value-type="float">
            <text:p>1070837.04337689</text:p>
          </table:table-cell>
          <table:table-cell table:formula="of:=[$p_from_i_UK.C519]" office:value-type="float" office:value="873409.65631182" calcext:value-type="float">
            <text:p>873409.65631182</text:p>
          </table:table-cell>
          <table:table-cell table:formula="of:=[.C12]/[.B12]" office:value-type="float" office:value="0.815632650844351" calcext:value-type="float">
            <text:p>0.815632650844351</text:p>
          </table:table-cell>
        </table:table-row>
        <table:table-row table:style-name="ro1">
          <table:table-cell table:formula="of:=VALUE([$prevalence_history_20220401.A13])" office:value-type="date" office:date-value="2021-11-12" calcext:value-type="date">
            <text:p>12/11/21</text:p>
          </table:table-cell>
          <table:table-cell table:formula="of:=[$prevalence_history_20220401.B13]" office:value-type="float" office:value="1050768.13430284" calcext:value-type="float">
            <text:p>1050768.13430284</text:p>
          </table:table-cell>
          <table:table-cell table:formula="of:=[$p_from_i_UK.C520]" office:value-type="float" office:value="857288.18942709" calcext:value-type="float">
            <text:p>857288.18942709</text:p>
          </table:table-cell>
          <table:table-cell table:formula="of:=[.C13]/[.B13]" office:value-type="float" office:value="0.815868088725283" calcext:value-type="float">
            <text:p>0.815868088725283</text:p>
          </table:table-cell>
        </table:table-row>
        <table:table-row table:style-name="ro1">
          <table:table-cell table:formula="of:=VALUE([$prevalence_history_20220401.A14])" office:value-type="date" office:date-value="2021-11-13" calcext:value-type="date">
            <text:p>13/11/21</text:p>
          </table:table-cell>
          <table:table-cell table:formula="of:=[$prevalence_history_20220401.B14]" office:value-type="float" office:value="1032717.10448078" calcext:value-type="float">
            <text:p>1032717.10448078</text:p>
          </table:table-cell>
          <table:table-cell table:formula="of:=[$p_from_i_UK.C521]" office:value-type="float" office:value="843256.823374192" calcext:value-type="float">
            <text:p>843256.823374192</text:p>
          </table:table-cell>
          <table:table-cell table:formula="of:=[.C14]/[.B14]" office:value-type="float" office:value="0.816541935555679" calcext:value-type="float">
            <text:p>0.816541935555679</text:p>
          </table:table-cell>
        </table:table-row>
        <table:table-row table:style-name="ro1">
          <table:table-cell table:formula="of:=VALUE([$prevalence_history_20220401.A15])" office:value-type="date" office:date-value="2021-11-14" calcext:value-type="date">
            <text:p>14/11/21</text:p>
          </table:table-cell>
          <table:table-cell table:formula="of:=[$prevalence_history_20220401.B15]" office:value-type="float" office:value="1016582.37337023" calcext:value-type="float">
            <text:p>1016582.37337023</text:p>
          </table:table-cell>
          <table:table-cell table:formula="of:=[$p_from_i_UK.C522]" office:value-type="float" office:value="831033.889915538" calcext:value-type="float">
            <text:p>831033.889915538</text:p>
          </table:table-cell>
          <table:table-cell table:formula="of:=[.C15]/[.B15]" office:value-type="float" office:value="0.817478161814324" calcext:value-type="float">
            <text:p>0.817478161814324</text:p>
          </table:table-cell>
        </table:table-row>
        <table:table-row table:style-name="ro1">
          <table:table-cell table:formula="of:=VALUE([$prevalence_history_20220401.A16])" office:value-type="date" office:date-value="2021-11-15" calcext:value-type="date">
            <text:p>15/11/21</text:p>
          </table:table-cell>
          <table:table-cell table:formula="of:=[$prevalence_history_20220401.B16]" office:value-type="float" office:value="1003487.52279245" calcext:value-type="float">
            <text:p>1003487.52279245</text:p>
          </table:table-cell>
          <table:table-cell table:formula="of:=[$p_from_i_UK.C523]" office:value-type="float" office:value="821590.572230906" calcext:value-type="float">
            <text:p>821590.572230906</text:p>
          </table:table-cell>
          <table:table-cell table:formula="of:=[.C16]/[.B16]" office:value-type="float" office:value="0.818735214509323" calcext:value-type="float">
            <text:p>0.818735214509323</text:p>
          </table:table-cell>
        </table:table-row>
        <table:table-row table:style-name="ro1">
          <table:table-cell table:formula="of:=VALUE([$prevalence_history_20220401.A17])" office:value-type="date" office:date-value="2021-11-16" calcext:value-type="date">
            <text:p>16/11/21</text:p>
          </table:table-cell>
          <table:table-cell table:formula="of:=[$prevalence_history_20220401.B17]" office:value-type="float" office:value="993886.608771427" calcext:value-type="float">
            <text:p>993886.608771427</text:p>
          </table:table-cell>
          <table:table-cell table:formula="of:=[$p_from_i_UK.C524]" office:value-type="float" office:value="815245.322028621" calcext:value-type="float">
            <text:p>815245.322028621</text:p>
          </table:table-cell>
          <table:table-cell table:formula="of:=[.C17]/[.B17]" office:value-type="float" office:value="0.820259891655418" calcext:value-type="float">
            <text:p>0.820259891655418</text:p>
          </table:table-cell>
        </table:table-row>
        <table:table-row table:style-name="ro1">
          <table:table-cell table:formula="of:=VALUE([$prevalence_history_20220401.A18])" office:value-type="date" office:date-value="2021-11-17" calcext:value-type="date">
            <text:p>17/11/21</text:p>
          </table:table-cell>
          <table:table-cell table:formula="of:=[$prevalence_history_20220401.B18]" office:value-type="float" office:value="987724.832476748" calcext:value-type="float">
            <text:p>987724.832476748</text:p>
          </table:table-cell>
          <table:table-cell table:formula="of:=[$p_from_i_UK.C525]" office:value-type="float" office:value="811931.236352081" calcext:value-type="float">
            <text:p>811931.236352081</text:p>
          </table:table-cell>
          <table:table-cell table:formula="of:=[.C18]/[.B18]" office:value-type="float" office:value="0.822021690308363" calcext:value-type="float">
            <text:p>0.822021690308363</text:p>
          </table:table-cell>
        </table:table-row>
        <table:table-row table:style-name="ro1">
          <table:table-cell table:formula="of:=VALUE([$prevalence_history_20220401.A19])" office:value-type="date" office:date-value="2021-11-18" calcext:value-type="date">
            <text:p>18/11/21</text:p>
          </table:table-cell>
          <table:table-cell table:formula="of:=[$prevalence_history_20220401.B19]" office:value-type="float" office:value="985140.282204749" calcext:value-type="float">
            <text:p>985140.282204749</text:p>
          </table:table-cell>
          <table:table-cell table:formula="of:=[$p_from_i_UK.C526]" office:value-type="float" office:value="811657.447812577" calcext:value-type="float">
            <text:p>811657.447812577</text:p>
          </table:table-cell>
          <table:table-cell table:formula="of:=[.C19]/[.B19]" office:value-type="float" office:value="0.823900374874615" calcext:value-type="float">
            <text:p>0.823900374874615</text:p>
          </table:table-cell>
        </table:table-row>
        <table:table-row table:style-name="ro1">
          <table:table-cell table:formula="of:=VALUE([$prevalence_history_20220401.A20])" office:value-type="date" office:date-value="2021-11-19" calcext:value-type="date">
            <text:p>19/11/21</text:p>
          </table:table-cell>
          <table:table-cell table:formula="of:=[$prevalence_history_20220401.B20]" office:value-type="float" office:value="986208.452628364" calcext:value-type="float">
            <text:p>986208.452628364</text:p>
          </table:table-cell>
          <table:table-cell table:formula="of:=[$p_from_i_UK.C527]" office:value-type="float" office:value="814335.083068485" calcext:value-type="float">
            <text:p>814335.083068485</text:p>
          </table:table-cell>
          <table:table-cell table:formula="of:=[.C20]/[.B20]" office:value-type="float" office:value="0.825723082070717" calcext:value-type="float">
            <text:p>0.825723082070717</text:p>
          </table:table-cell>
        </table:table-row>
        <table:table-row table:style-name="ro1">
          <table:table-cell table:formula="of:=VALUE([$prevalence_history_20220401.A21])" office:value-type="date" office:date-value="2021-11-20" calcext:value-type="date">
            <text:p>20/11/21</text:p>
          </table:table-cell>
          <table:table-cell table:formula="of:=[$prevalence_history_20220401.B21]" office:value-type="float" office:value="990776.779205306" calcext:value-type="float">
            <text:p>990776.779205306</text:p>
          </table:table-cell>
          <table:table-cell table:formula="of:=[$p_from_i_UK.C528]" office:value-type="float" office:value="819813.363487732" calcext:value-type="float">
            <text:p>819813.363487732</text:p>
          </table:table-cell>
          <table:table-cell table:formula="of:=[.C21]/[.B21]" office:value-type="float" office:value="0.827445072083035" calcext:value-type="float">
            <text:p>0.827445072083035</text:p>
          </table:table-cell>
        </table:table-row>
        <table:table-row table:style-name="ro1">
          <table:table-cell table:formula="of:=VALUE([$prevalence_history_20220401.A22])" office:value-type="date" office:date-value="2021-11-21" calcext:value-type="date">
            <text:p>21/11/21</text:p>
          </table:table-cell>
          <table:table-cell table:formula="of:=[$prevalence_history_20220401.B22]" office:value-type="float" office:value="997231.967933214" calcext:value-type="float">
            <text:p>997231.967933214</text:p>
          </table:table-cell>
          <table:table-cell table:formula="of:=[$p_from_i_UK.C529]" office:value-type="float" office:value="826465.363653805" calcext:value-type="float">
            <text:p>826465.363653805</text:p>
          </table:table-cell>
          <table:table-cell table:formula="of:=[.C22]/[.B22]" office:value-type="float" office:value="0.828759396238243" calcext:value-type="float">
            <text:p>0.828759396238243</text:p>
          </table:table-cell>
        </table:table-row>
        <table:table-row table:style-name="ro1">
          <table:table-cell table:formula="of:=VALUE([$prevalence_history_20220401.A23])" office:value-type="date" office:date-value="2021-11-22" calcext:value-type="date">
            <text:p>22/11/21</text:p>
          </table:table-cell>
          <table:table-cell table:formula="of:=[$prevalence_history_20220401.B23]" office:value-type="float" office:value="1006581.75691971" calcext:value-type="float">
            <text:p>1006581.75691971</text:p>
          </table:table-cell>
          <table:table-cell table:formula="of:=[$p_from_i_UK.C530]" office:value-type="float" office:value="835336.904539286" calcext:value-type="float">
            <text:p>835336.904539286</text:p>
          </table:table-cell>
          <table:table-cell table:formula="of:=[.C23]/[.B23]" office:value-type="float" office:value="0.829874869872013" calcext:value-type="float">
            <text:p>0.829874869872013</text:p>
          </table:table-cell>
        </table:table-row>
        <table:table-row table:style-name="ro1">
          <table:table-cell table:formula="of:=VALUE([$prevalence_history_20220401.A24])" office:value-type="date" office:date-value="2021-11-23" calcext:value-type="date">
            <text:p>23/11/21</text:p>
          </table:table-cell>
          <table:table-cell table:formula="of:=[$prevalence_history_20220401.B24]" office:value-type="float" office:value="1016791.52573228" calcext:value-type="float">
            <text:p>1016791.52573228</text:p>
          </table:table-cell>
          <table:table-cell table:formula="of:=[$p_from_i_UK.C531]" office:value-type="float" office:value="844464.329630599" calcext:value-type="float">
            <text:p>844464.329630599</text:p>
          </table:table-cell>
          <table:table-cell table:formula="of:=[.C24]/[.B24]" office:value-type="float" office:value="0.830518654276182" calcext:value-type="float">
            <text:p>0.830518654276182</text:p>
          </table:table-cell>
        </table:table-row>
        <table:table-row table:style-name="ro1">
          <table:table-cell table:formula="of:=VALUE([$prevalence_history_20220401.A25])" office:value-type="date" office:date-value="2021-11-24" calcext:value-type="date">
            <text:p>24/11/21</text:p>
          </table:table-cell>
          <table:table-cell table:formula="of:=[$prevalence_history_20220401.B25]" office:value-type="float" office:value="1027264.39287272" calcext:value-type="float">
            <text:p>1027264.39287272</text:p>
          </table:table-cell>
          <table:table-cell table:formula="of:=[$p_from_i_UK.C532]" office:value-type="float" office:value="853303.683379388" calcext:value-type="float">
            <text:p>853303.683379388</text:p>
          </table:table-cell>
          <table:table-cell table:formula="of:=[.C25]/[.B25]" office:value-type="float" office:value="0.830656342514846" calcext:value-type="float">
            <text:p>0.830656342514846</text:p>
          </table:table-cell>
        </table:table-row>
        <table:table-row table:style-name="ro1">
          <table:table-cell table:formula="of:=VALUE([$prevalence_history_20220401.A26])" office:value-type="date" office:date-value="2021-11-25" calcext:value-type="date">
            <text:p>25/11/21</text:p>
          </table:table-cell>
          <table:table-cell table:formula="of:=[$prevalence_history_20220401.B26]" office:value-type="float" office:value="1037108.1322188" calcext:value-type="float">
            <text:p>1037108.1322188</text:p>
          </table:table-cell>
          <table:table-cell table:formula="of:=[$p_from_i_UK.C533]" office:value-type="float" office:value="861126.840894956" calcext:value-type="float">
            <text:p>861126.840894956</text:p>
          </table:table-cell>
          <table:table-cell table:formula="of:=[.C26]/[.B26]" office:value-type="float" office:value="0.830315387704706" calcext:value-type="float">
            <text:p>0.830315387704706</text:p>
          </table:table-cell>
        </table:table-row>
        <table:table-row table:style-name="ro1">
          <table:table-cell table:formula="of:=VALUE([$prevalence_history_20220401.A27])" office:value-type="date" office:date-value="2021-11-26" calcext:value-type="date">
            <text:p>26/11/21</text:p>
          </table:table-cell>
          <table:table-cell table:formula="of:=[$prevalence_history_20220401.B27]" office:value-type="float" office:value="1046606.19079905" calcext:value-type="float">
            <text:p>1046606.19079905</text:p>
          </table:table-cell>
          <table:table-cell table:formula="of:=[$p_from_i_UK.C534]" office:value-type="float" office:value="868409.166201341" calcext:value-type="float">
            <text:p>868409.166201341</text:p>
          </table:table-cell>
          <table:table-cell table:formula="of:=[.C27]/[.B27]" office:value-type="float" office:value="0.829738228032397" calcext:value-type="float">
            <text:p>0.829738228032397</text:p>
          </table:table-cell>
        </table:table-row>
        <table:table-row table:style-name="ro1">
          <table:table-cell table:formula="of:=VALUE([$prevalence_history_20220401.A28])" office:value-type="date" office:date-value="2021-11-27" calcext:value-type="date">
            <text:p>27/11/21</text:p>
          </table:table-cell>
          <table:table-cell table:formula="of:=[$prevalence_history_20220401.B28]" office:value-type="float" office:value="1055100.25457194" calcext:value-type="float">
            <text:p>1055100.25457194</text:p>
          </table:table-cell>
          <table:table-cell table:formula="of:=[$p_from_i_UK.C535]" office:value-type="float" office:value="874699.968339512" calcext:value-type="float">
            <text:p>874699.968339512</text:p>
          </table:table-cell>
          <table:table-cell table:formula="of:=[.C28]/[.B28]" office:value-type="float" office:value="0.829020715850725" calcext:value-type="float">
            <text:p>0.829020715850725</text:p>
          </table:table-cell>
        </table:table-row>
        <table:table-row table:style-name="ro1">
          <table:table-cell table:formula="of:=VALUE([$prevalence_history_20220401.A29])" office:value-type="date" office:date-value="2021-11-28" calcext:value-type="date">
            <text:p>28/11/21</text:p>
          </table:table-cell>
          <table:table-cell table:formula="of:=[$prevalence_history_20220401.B29]" office:value-type="float" office:value="1062844.93468102" calcext:value-type="float">
            <text:p>1062844.93468102</text:p>
          </table:table-cell>
          <table:table-cell table:formula="of:=[$p_from_i_UK.C536]" office:value-type="float" office:value="880289.271617856" calcext:value-type="float">
            <text:p>880289.271617856</text:p>
          </table:table-cell>
          <table:table-cell table:formula="of:=[.C29]/[.B29]" office:value-type="float" office:value="0.828238666708279" calcext:value-type="float">
            <text:p>0.828238666708279</text:p>
          </table:table-cell>
        </table:table-row>
        <table:table-row table:style-name="ro1">
          <table:table-cell table:formula="of:=VALUE([$prevalence_history_20220401.A30])" office:value-type="date" office:date-value="2021-11-29" calcext:value-type="date">
            <text:p>29/11/21</text:p>
          </table:table-cell>
          <table:table-cell table:formula="of:=[$prevalence_history_20220401.B30]" office:value-type="float" office:value="1069182.23509926" calcext:value-type="float">
            <text:p>1069182.23509926</text:p>
          </table:table-cell>
          <table:table-cell table:formula="of:=[$p_from_i_UK.C537]" office:value-type="float" office:value="884744.381171084" calcext:value-type="float">
            <text:p>884744.381171084</text:p>
          </table:table-cell>
          <table:table-cell table:formula="of:=[.C30]/[.B30]" office:value-type="float" office:value="0.827496335167734" calcext:value-type="float">
            <text:p>0.827496335167734</text:p>
          </table:table-cell>
        </table:table-row>
        <table:table-row table:style-name="ro1">
          <table:table-cell table:formula="of:=VALUE([$prevalence_history_20220401.A31])" office:value-type="date" office:date-value="2021-11-30" calcext:value-type="date">
            <text:p>30/11/21</text:p>
          </table:table-cell>
          <table:table-cell table:formula="of:=[$prevalence_history_20220401.B31]" office:value-type="float" office:value="1074578.80594417" calcext:value-type="float">
            <text:p>1074578.80594417</text:p>
          </table:table-cell>
          <table:table-cell table:formula="of:=[$p_from_i_UK.C538]" office:value-type="float" office:value="888601.34585499" calcext:value-type="float">
            <text:p>888601.34585499</text:p>
          </table:table-cell>
          <table:table-cell table:formula="of:=[.C31]/[.B31]" office:value-type="float" office:value="0.8269299012223" calcext:value-type="float">
            <text:p>0.8269299012223</text:p>
          </table:table-cell>
        </table:table-row>
        <table:table-row table:style-name="ro1">
          <table:table-cell table:formula="of:=VALUE([$prevalence_history_20220401.A32])" office:value-type="date" office:date-value="2021-12-01" calcext:value-type="date">
            <text:p>01/12/21</text:p>
          </table:table-cell>
          <table:table-cell table:formula="of:=[$prevalence_history_20220401.B32]" office:value-type="float" office:value="1079282.99854664" calcext:value-type="float">
            <text:p>1079282.99854664</text:p>
          </table:table-cell>
          <table:table-cell table:formula="of:=[$p_from_i_UK.C539]" office:value-type="float" office:value="892044.632095385" calcext:value-type="float">
            <text:p>892044.632095385</text:p>
          </table:table-cell>
          <table:table-cell table:formula="of:=[.C32]/[.B32]" office:value-type="float" office:value="0.826515967819942" calcext:value-type="float">
            <text:p>0.826515967819942</text:p>
          </table:table-cell>
        </table:table-row>
        <table:table-row table:style-name="ro1">
          <table:table-cell table:formula="of:=VALUE([$prevalence_history_20220401.A33])" office:value-type="date" office:date-value="2021-12-02" calcext:value-type="date">
            <text:p>02/12/21</text:p>
          </table:table-cell>
          <table:table-cell table:formula="of:=[$prevalence_history_20220401.B33]" office:value-type="float" office:value="1084176.64488056" calcext:value-type="float">
            <text:p>1084176.64488056</text:p>
          </table:table-cell>
          <table:table-cell table:formula="of:=[$p_from_i_UK.C540]" office:value-type="float" office:value="895932.794825272" calcext:value-type="float">
            <text:p>895932.794825272</text:p>
          </table:table-cell>
          <table:table-cell table:formula="of:=[.C33]/[.B33]" office:value-type="float" office:value="0.826371605638096" calcext:value-type="float">
            <text:p>0.826371605638096</text:p>
          </table:table-cell>
        </table:table-row>
        <table:table-row table:style-name="ro1">
          <table:table-cell table:formula="of:=VALUE([$prevalence_history_20220401.A34])" office:value-type="date" office:date-value="2021-12-03" calcext:value-type="date">
            <text:p>03/12/21</text:p>
          </table:table-cell>
          <table:table-cell table:formula="of:=[$prevalence_history_20220401.B34]" office:value-type="float" office:value="1088964.73051117" calcext:value-type="float">
            <text:p>1088964.73051117</text:p>
          </table:table-cell>
          <table:table-cell table:formula="of:=[$p_from_i_UK.C541]" office:value-type="float" office:value="899910.322901177" calcext:value-type="float">
            <text:p>899910.322901177</text:p>
          </table:table-cell>
          <table:table-cell table:formula="of:=[.C34]/[.B34]" office:value-type="float" office:value="0.826390697225567" calcext:value-type="float">
            <text:p>0.826390697225567</text:p>
          </table:table-cell>
        </table:table-row>
        <table:table-row table:style-name="ro1">
          <table:table-cell table:formula="of:=VALUE([$prevalence_history_20220401.A35])" office:value-type="date" office:date-value="2021-12-04" calcext:value-type="date">
            <text:p>04/12/21</text:p>
          </table:table-cell>
          <table:table-cell table:formula="of:=[$prevalence_history_20220401.B35]" office:value-type="float" office:value="1093775.99829496" calcext:value-type="float">
            <text:p>1093775.99829496</text:p>
          </table:table-cell>
          <table:table-cell table:formula="of:=[$p_from_i_UK.C542]" office:value-type="float" office:value="904063.023322513" calcext:value-type="float">
            <text:p>904063.023322513</text:p>
          </table:table-cell>
          <table:table-cell table:formula="of:=[.C35]/[.B35]" office:value-type="float" office:value="0.826552259998224" calcext:value-type="float">
            <text:p>0.826552259998224</text:p>
          </table:table-cell>
        </table:table-row>
        <table:table-row table:style-name="ro1">
          <table:table-cell table:formula="of:=VALUE([$prevalence_history_20220401.A36])" office:value-type="date" office:date-value="2021-12-05" calcext:value-type="date">
            <text:p>05/12/21</text:p>
          </table:table-cell>
          <table:table-cell table:formula="of:=[$prevalence_history_20220401.B36]" office:value-type="float" office:value="1099070.70362963" calcext:value-type="float">
            <text:p>1099070.70362963</text:p>
          </table:table-cell>
          <table:table-cell table:formula="of:=[$p_from_i_UK.C543]" office:value-type="float" office:value="908774.014964065" calcext:value-type="float">
            <text:p>908774.014964065</text:p>
          </table:table-cell>
          <table:table-cell table:formula="of:=[.C36]/[.B36]" office:value-type="float" office:value="0.826856736298112" calcext:value-type="float">
            <text:p>0.826856736298112</text:p>
          </table:table-cell>
        </table:table-row>
        <table:table-row table:style-name="ro1">
          <table:table-cell table:formula="of:=VALUE([$prevalence_history_20220401.A37])" office:value-type="date" office:date-value="2021-12-06" calcext:value-type="date">
            <text:p>06/12/21</text:p>
          </table:table-cell>
          <table:table-cell table:formula="of:=[$prevalence_history_20220401.B37]" office:value-type="float" office:value="1103638.67736126" calcext:value-type="float">
            <text:p>1103638.67736126</text:p>
          </table:table-cell>
          <table:table-cell table:formula="of:=[$p_from_i_UK.C544]" office:value-type="float" office:value="912727.205363994" calcext:value-type="float">
            <text:p>912727.205363994</text:p>
          </table:table-cell>
          <table:table-cell table:formula="of:=[.C37]/[.B37]" office:value-type="float" office:value="0.827016327070265" calcext:value-type="float">
            <text:p>0.827016327070265</text:p>
          </table:table-cell>
        </table:table-row>
        <table:table-row table:style-name="ro1">
          <table:table-cell table:formula="of:=VALUE([$prevalence_history_20220401.A38])" office:value-type="date" office:date-value="2021-12-07" calcext:value-type="date">
            <text:p>07/12/21</text:p>
          </table:table-cell>
          <table:table-cell table:formula="of:=[$prevalence_history_20220401.B38]" office:value-type="float" office:value="1107611.78444115" calcext:value-type="float">
            <text:p>1107611.78444115</text:p>
          </table:table-cell>
          <table:table-cell table:formula="of:=[$p_from_i_UK.C545]" office:value-type="float" office:value="916004.721008055" calcext:value-type="float">
            <text:p>916004.721008055</text:p>
          </table:table-cell>
          <table:table-cell table:formula="of:=[.C38]/[.B38]" office:value-type="float" office:value="0.827008825542813" calcext:value-type="float">
            <text:p>0.827008825542813</text:p>
          </table:table-cell>
        </table:table-row>
        <table:table-row table:style-name="ro1">
          <table:table-cell table:formula="of:=VALUE([$prevalence_history_20220401.A39])" office:value-type="date" office:date-value="2021-12-08" calcext:value-type="date">
            <text:p>08/12/21</text:p>
          </table:table-cell>
          <table:table-cell table:formula="of:=[$prevalence_history_20220401.B39]" office:value-type="float" office:value="1112247.7745548" calcext:value-type="float">
            <text:p>1112247.7745548</text:p>
          </table:table-cell>
          <table:table-cell table:formula="of:=[$p_from_i_UK.C546]" office:value-type="float" office:value="919857.805751046" calcext:value-type="float">
            <text:p>919857.805751046</text:p>
          </table:table-cell>
          <table:table-cell table:formula="of:=[.C39]/[.B39]" office:value-type="float" office:value="0.827025979997342" calcext:value-type="float">
            <text:p>0.827025979997342</text:p>
          </table:table-cell>
        </table:table-row>
        <table:table-row table:style-name="ro1">
          <table:table-cell table:formula="of:=VALUE([$prevalence_history_20220401.A40])" office:value-type="date" office:date-value="2021-12-09" calcext:value-type="date">
            <text:p>09/12/21</text:p>
          </table:table-cell>
          <table:table-cell table:formula="of:=[$prevalence_history_20220401.B40]" office:value-type="float" office:value="1118021.2044387" calcext:value-type="float">
            <text:p>1118021.2044387</text:p>
          </table:table-cell>
          <table:table-cell table:formula="of:=[$p_from_i_UK.C547]" office:value-type="float" office:value="924807.761783779" calcext:value-type="float">
            <text:p>924807.761783779</text:p>
          </table:table-cell>
          <table:table-cell table:formula="of:=[.C40]/[.B40]" office:value-type="float" office:value="0.827182667119517" calcext:value-type="float">
            <text:p>0.827182667119517</text:p>
          </table:table-cell>
        </table:table-row>
        <table:table-row table:style-name="ro1">
          <table:table-cell table:formula="of:=VALUE([$prevalence_history_20220401.A41])" office:value-type="date" office:date-value="2021-12-10" calcext:value-type="date">
            <text:p>10/12/21</text:p>
          </table:table-cell>
          <table:table-cell table:formula="of:=[$prevalence_history_20220401.B41]" office:value-type="float" office:value="1124891.06437716" calcext:value-type="float">
            <text:p>1124891.06437716</text:p>
          </table:table-cell>
          <table:table-cell table:formula="of:=[$p_from_i_UK.C548]" office:value-type="float" office:value="930816.138664457" calcext:value-type="float">
            <text:p>930816.138664457</text:p>
          </table:table-cell>
          <table:table-cell table:formula="of:=[.C41]/[.B41]" office:value-type="float" office:value="0.827472248772675" calcext:value-type="float">
            <text:p>0.827472248772675</text:p>
          </table:table-cell>
        </table:table-row>
        <table:table-row table:style-name="ro1">
          <table:table-cell table:formula="of:=VALUE([$prevalence_history_20220401.A42])" office:value-type="date" office:date-value="2021-12-11" calcext:value-type="date">
            <text:p>11/12/21</text:p>
          </table:table-cell>
          <table:table-cell table:formula="of:=[$prevalence_history_20220401.B42]" office:value-type="float" office:value="1132961.24402994" calcext:value-type="float">
            <text:p>1132961.24402994</text:p>
          </table:table-cell>
          <table:table-cell table:formula="of:=[$p_from_i_UK.C549]" office:value-type="float" office:value="937952.953023269" calcext:value-type="float">
            <text:p>937952.953023269</text:p>
          </table:table-cell>
          <table:table-cell table:formula="of:=[.C42]/[.B42]" office:value-type="float" office:value="0.827877350585244" calcext:value-type="float">
            <text:p>0.827877350585244</text:p>
          </table:table-cell>
        </table:table-row>
        <table:table-row table:style-name="ro1">
          <table:table-cell table:formula="of:=VALUE([$prevalence_history_20220401.A43])" office:value-type="date" office:date-value="2021-12-12" calcext:value-type="date">
            <text:p>12/12/21</text:p>
          </table:table-cell>
          <table:table-cell table:formula="of:=[$prevalence_history_20220401.B43]" office:value-type="float" office:value="1142942.97691262" calcext:value-type="float">
            <text:p>1142942.97691262</text:p>
          </table:table-cell>
          <table:table-cell table:formula="of:=[$p_from_i_UK.C550]" office:value-type="float" office:value="946968.694008537" calcext:value-type="float">
            <text:p>946968.694008537</text:p>
          </table:table-cell>
          <table:table-cell table:formula="of:=[.C43]/[.B43]" office:value-type="float" office:value="0.828535380274649" calcext:value-type="float">
            <text:p>0.828535380274649</text:p>
          </table:table-cell>
        </table:table-row>
        <table:table-row table:style-name="ro1">
          <table:table-cell table:formula="of:=VALUE([$prevalence_history_20220401.A44])" office:value-type="date" office:date-value="2021-12-13" calcext:value-type="date">
            <text:p>13/12/21</text:p>
          </table:table-cell>
          <table:table-cell table:formula="of:=[$prevalence_history_20220401.B44]" office:value-type="float" office:value="1155368.48174719" calcext:value-type="float">
            <text:p>1155368.48174719</text:p>
          </table:table-cell>
          <table:table-cell table:formula="of:=[$p_from_i_UK.C551]" office:value-type="float" office:value="958268.118320876" calcext:value-type="float">
            <text:p>958268.118320876</text:p>
          </table:table-cell>
          <table:table-cell table:formula="of:=[.C44]/[.B44]" office:value-type="float" office:value="0.829404760005006" calcext:value-type="float">
            <text:p>0.829404760005006</text:p>
          </table:table-cell>
        </table:table-row>
        <table:table-row table:style-name="ro1">
          <table:table-cell table:formula="of:=VALUE([$prevalence_history_20220401.A45])" office:value-type="date" office:date-value="2021-12-14" calcext:value-type="date">
            <text:p>14/12/21</text:p>
          </table:table-cell>
          <table:table-cell table:formula="of:=[$prevalence_history_20220401.B45]" office:value-type="float" office:value="1171934.93729835" calcext:value-type="float">
            <text:p>1171934.93729835</text:p>
          </table:table-cell>
          <table:table-cell table:formula="of:=[$p_from_i_UK.C552]" office:value-type="float" office:value="973375.36726895" calcext:value-type="float">
            <text:p>973375.36726895</text:p>
          </table:table-cell>
          <table:table-cell table:formula="of:=[.C45]/[.B45]" office:value-type="float" office:value="0.830571165932524" calcext:value-type="float">
            <text:p>0.830571165932524</text:p>
          </table:table-cell>
        </table:table-row>
        <table:table-row table:style-name="ro1">
          <table:table-cell table:formula="of:=VALUE([$prevalence_history_20220401.A46])" office:value-type="date" office:date-value="2021-12-15" calcext:value-type="date">
            <text:p>15/12/21</text:p>
          </table:table-cell>
          <table:table-cell table:formula="of:=[$prevalence_history_20220401.B46]" office:value-type="float" office:value="1196707.86614131" calcext:value-type="float">
            <text:p>1196707.86614131</text:p>
          </table:table-cell>
          <table:table-cell table:formula="of:=[$p_from_i_UK.C553]" office:value-type="float" office:value="996330.637249874" calcext:value-type="float">
            <text:p>996330.637249874</text:p>
          </table:table-cell>
          <table:table-cell table:formula="of:=[.C46]/[.B46]" office:value-type="float" office:value="0.832559612449497" calcext:value-type="float">
            <text:p>0.832559612449497</text:p>
          </table:table-cell>
        </table:table-row>
        <table:table-row table:style-name="ro1">
          <table:table-cell table:formula="of:=VALUE([$prevalence_history_20220401.A47])" office:value-type="date" office:date-value="2021-12-16" calcext:value-type="date">
            <text:p>16/12/21</text:p>
          </table:table-cell>
          <table:table-cell table:formula="of:=[$prevalence_history_20220401.B47]" office:value-type="float" office:value="1229409.73091686" calcext:value-type="float">
            <text:p>1229409.73091686</text:p>
          </table:table-cell>
          <table:table-cell table:formula="of:=[$p_from_i_UK.C554]" office:value-type="float" office:value="1026702.78687421" calcext:value-type="float">
            <text:p>1026702.78687421</text:p>
          </table:table-cell>
          <table:table-cell table:formula="of:=[.C47]/[.B47]" office:value-type="float" office:value="0.835118480889624" calcext:value-type="float">
            <text:p>0.835118480889624</text:p>
          </table:table-cell>
        </table:table-row>
        <table:table-row table:style-name="ro1">
          <table:table-cell table:formula="of:=VALUE([$prevalence_history_20220401.A48])" office:value-type="date" office:date-value="2021-12-17" calcext:value-type="date">
            <text:p>17/12/21</text:p>
          </table:table-cell>
          <table:table-cell table:formula="of:=[$prevalence_history_20220401.B48]" office:value-type="float" office:value="1269200.43706022" calcext:value-type="float">
            <text:p>1269200.43706022</text:p>
          </table:table-cell>
          <table:table-cell table:formula="of:=[$p_from_i_UK.C555]" office:value-type="float" office:value="1063428.05223696" calcext:value-type="float">
            <text:p>1063428.05223696</text:p>
          </table:table-cell>
          <table:table-cell table:formula="of:=[.C48]/[.B48]" office:value-type="float" office:value="0.837872428329855" calcext:value-type="float">
            <text:p>0.837872428329855</text:p>
          </table:table-cell>
        </table:table-row>
        <table:table-row table:style-name="ro1">
          <table:table-cell table:formula="of:=VALUE([$prevalence_history_20220401.A49])" office:value-type="date" office:date-value="2021-12-18" calcext:value-type="date">
            <text:p>18/12/21</text:p>
          </table:table-cell>
          <table:table-cell table:formula="of:=[$prevalence_history_20220401.B49]" office:value-type="float" office:value="1315981.43205328" calcext:value-type="float">
            <text:p>1315981.43205328</text:p>
          </table:table-cell>
          <table:table-cell table:formula="of:=[$p_from_i_UK.C556]" office:value-type="float" office:value="1106060.46988599" calcext:value-type="float">
            <text:p>1106060.46988599</text:p>
          </table:table-cell>
          <table:table-cell table:formula="of:=[.C49]/[.B49]" office:value-type="float" office:value="0.840483340376803" calcext:value-type="float">
            <text:p>0.840483340376803</text:p>
          </table:table-cell>
        </table:table-row>
        <table:table-row table:style-name="ro1">
          <table:table-cell table:formula="of:=VALUE([$prevalence_history_20220401.A50])" office:value-type="date" office:date-value="2021-12-19" calcext:value-type="date">
            <text:p>19/12/21</text:p>
          </table:table-cell>
          <table:table-cell table:formula="of:=[$prevalence_history_20220401.B50]" office:value-type="float" office:value="1370710.61757525" calcext:value-type="float">
            <text:p>1370710.61757525</text:p>
          </table:table-cell>
          <table:table-cell table:formula="of:=[$p_from_i_UK.C557]" office:value-type="float" office:value="1155335.47939967" calcext:value-type="float">
            <text:p>1155335.47939967</text:p>
          </table:table-cell>
          <table:table-cell table:formula="of:=[.C50]/[.B50]" office:value-type="float" office:value="0.8428733713637" calcext:value-type="float">
            <text:p>0.8428733713637</text:p>
          </table:table-cell>
        </table:table-row>
        <table:table-row table:style-name="ro1">
          <table:table-cell table:formula="of:=VALUE([$prevalence_history_20220401.A51])" office:value-type="date" office:date-value="2021-12-20" calcext:value-type="date">
            <text:p>20/12/21</text:p>
          </table:table-cell>
          <table:table-cell table:formula="of:=[$prevalence_history_20220401.B51]" office:value-type="float" office:value="1432303.1275663" calcext:value-type="float">
            <text:p>1432303.1275663</text:p>
          </table:table-cell>
          <table:table-cell table:formula="of:=[$p_from_i_UK.C558]" office:value-type="float" office:value="1209904.79120514" calcext:value-type="float">
            <text:p>1209904.79120514</text:p>
          </table:table-cell>
          <table:table-cell table:formula="of:=[.C51]/[.B51]" office:value-type="float" office:value="0.844726767622823" calcext:value-type="float">
            <text:p>0.844726767622823</text:p>
          </table:table-cell>
        </table:table-row>
        <table:table-row table:style-name="ro1">
          <table:table-cell table:formula="of:=VALUE([$prevalence_history_20220401.A52])" office:value-type="date" office:date-value="2021-12-21" calcext:value-type="date">
            <text:p>21/12/21</text:p>
          </table:table-cell>
          <table:table-cell table:formula="of:=[$prevalence_history_20220401.B52]" office:value-type="float" office:value="1500933.82501413" calcext:value-type="float">
            <text:p>1500933.82501413</text:p>
          </table:table-cell>
          <table:table-cell table:formula="of:=[$p_from_i_UK.C559]" office:value-type="float" office:value="1269798.46033903" calcext:value-type="float">
            <text:p>1269798.46033903</text:p>
          </table:table-cell>
          <table:table-cell table:formula="of:=[.C52]/[.B52]" office:value-type="float" office:value="0.8460056260822" calcext:value-type="float">
            <text:p>0.8460056260822</text:p>
          </table:table-cell>
        </table:table-row>
        <table:table-row table:style-name="ro1">
          <table:table-cell table:formula="of:=VALUE([$prevalence_history_20220401.A53])" office:value-type="date" office:date-value="2021-12-22" calcext:value-type="date">
            <text:p>22/12/21</text:p>
          </table:table-cell>
          <table:table-cell table:formula="of:=[$prevalence_history_20220401.B53]" office:value-type="float" office:value="1575673.97506158" calcext:value-type="float">
            <text:p>1575673.97506158</text:p>
          </table:table-cell>
          <table:table-cell table:formula="of:=[$p_from_i_UK.C560]" office:value-type="float" office:value="1334336.44197452" calcext:value-type="float">
            <text:p>1334336.44197452</text:p>
          </table:table-cell>
          <table:table-cell table:formula="of:=[.C53]/[.B53]" office:value-type="float" office:value="0.846835362577066" calcext:value-type="float">
            <text:p>0.846835362577066</text:p>
          </table:table-cell>
        </table:table-row>
        <table:table-row table:style-name="ro1">
          <table:table-cell table:formula="of:=VALUE([$prevalence_history_20220401.A54])" office:value-type="date" office:date-value="2021-12-23" calcext:value-type="date">
            <text:p>23/12/21</text:p>
          </table:table-cell>
          <table:table-cell table:formula="of:=[$prevalence_history_20220401.B54]" office:value-type="float" office:value="1656593.63105086" calcext:value-type="float">
            <text:p>1656593.63105086</text:p>
          </table:table-cell>
          <table:table-cell table:formula="of:=[$p_from_i_UK.C561]" office:value-type="float" office:value="1403710.51073328" calcext:value-type="float">
            <text:p>1403710.51073328</text:p>
          </table:table-cell>
          <table:table-cell table:formula="of:=[.C54]/[.B54]" office:value-type="float" office:value="0.847347523509937" calcext:value-type="float">
            <text:p>0.847347523509937</text:p>
          </table:table-cell>
        </table:table-row>
        <table:table-row table:style-name="ro1">
          <table:table-cell table:formula="of:=VALUE([$prevalence_history_20220401.A55])" office:value-type="date" office:date-value="2021-12-24" calcext:value-type="date">
            <text:p>24/12/21</text:p>
          </table:table-cell>
          <table:table-cell table:formula="of:=[$prevalence_history_20220401.B55]" office:value-type="float" office:value="1742628.07986191" calcext:value-type="float">
            <text:p>1742628.07986191</text:p>
          </table:table-cell>
          <table:table-cell table:formula="of:=[$p_from_i_UK.C562]" office:value-type="float" office:value="1476889.87060269" calcext:value-type="float">
            <text:p>1476889.87060269</text:p>
          </table:table-cell>
          <table:table-cell table:formula="of:=[.C55]/[.B55]" office:value-type="float" office:value="0.847507214918586" calcext:value-type="float">
            <text:p>0.847507214918586</text:p>
          </table:table-cell>
        </table:table-row>
        <table:table-row table:style-name="ro1">
          <table:table-cell table:formula="of:=VALUE([$prevalence_history_20220401.A56])" office:value-type="date" office:date-value="2021-12-25" calcext:value-type="date">
            <text:p>25/12/21</text:p>
          </table:table-cell>
          <table:table-cell table:formula="of:=[$prevalence_history_20220401.B56]" office:value-type="float" office:value="1830702.95432837" calcext:value-type="float">
            <text:p>1830702.95432837</text:p>
          </table:table-cell>
          <table:table-cell table:formula="of:=[$p_from_i_UK.C563]" office:value-type="float" office:value="1550953.78469348" calcext:value-type="float">
            <text:p>1550953.78469348</text:p>
          </table:table-cell>
          <table:table-cell table:formula="of:=[.C56]/[.B56]" office:value-type="float" office:value="0.847190299784313" calcext:value-type="float">
            <text:p>0.847190299784313</text:p>
          </table:table-cell>
        </table:table-row>
        <table:table-row table:style-name="ro1">
          <table:table-cell table:formula="of:=VALUE([$prevalence_history_20220401.A57])" office:value-type="date" office:date-value="2021-12-26" calcext:value-type="date">
            <text:p>26/12/21</text:p>
          </table:table-cell>
          <table:table-cell table:formula="of:=[$prevalence_history_20220401.B57]" office:value-type="float" office:value="1919438.10352442" calcext:value-type="float">
            <text:p>1919438.10352442</text:p>
          </table:table-cell>
          <table:table-cell table:formula="of:=[$p_from_i_UK.C564]" office:value-type="float" office:value="1624793.04489284" calcext:value-type="float">
            <text:p>1624793.04489284</text:p>
          </table:table-cell>
          <table:table-cell table:formula="of:=[.C57]/[.B57]" office:value-type="float" office:value="0.846494107785731" calcext:value-type="float">
            <text:p>0.846494107785731</text:p>
          </table:table-cell>
        </table:table-row>
        <table:table-row table:style-name="ro1">
          <table:table-cell table:formula="of:=VALUE([$prevalence_history_20220401.A58])" office:value-type="date" office:date-value="2021-12-27" calcext:value-type="date">
            <text:p>27/12/21</text:p>
          </table:table-cell>
          <table:table-cell table:formula="of:=[$prevalence_history_20220401.B58]" office:value-type="float" office:value="2007610.66064007" calcext:value-type="float">
            <text:p>2007610.66064007</text:p>
          </table:table-cell>
          <table:table-cell table:formula="of:=[$p_from_i_UK.C565]" office:value-type="float" office:value="1697373.28745561" calcext:value-type="float">
            <text:p>1697373.28745561</text:p>
          </table:table-cell>
          <table:table-cell table:formula="of:=[.C58]/[.B58]" office:value-type="float" office:value="0.845469353562035" calcext:value-type="float">
            <text:p>0.845469353562035</text:p>
          </table:table-cell>
        </table:table-row>
        <table:table-row table:style-name="ro1">
          <table:table-cell table:formula="of:=VALUE([$prevalence_history_20220401.A59])" office:value-type="date" office:date-value="2021-12-28" calcext:value-type="date">
            <text:p>28/12/21</text:p>
          </table:table-cell>
          <table:table-cell table:formula="of:=[$prevalence_history_20220401.B59]" office:value-type="float" office:value="2094060.70716616" calcext:value-type="float">
            <text:p>2094060.70716616</text:p>
          </table:table-cell>
          <table:table-cell table:formula="of:=[$p_from_i_UK.C566]" office:value-type="float" office:value="1767707.62849712" calcext:value-type="float">
            <text:p>1767707.62849712</text:p>
          </table:table-cell>
          <table:table-cell table:formula="of:=[.C59]/[.B59]" office:value-type="float" office:value="0.844153000172242" calcext:value-type="float">
            <text:p>0.844153000172242</text:p>
          </table:table-cell>
        </table:table-row>
        <table:table-row table:style-name="ro1">
          <table:table-cell table:formula="of:=VALUE([$prevalence_history_20220401.A60])" office:value-type="date" office:date-value="2021-12-29" calcext:value-type="date">
            <text:p>29/12/21</text:p>
          </table:table-cell>
          <table:table-cell table:formula="of:=[$prevalence_history_20220401.B60]" office:value-type="float" office:value="2177312.82952321" calcext:value-type="float">
            <text:p>2177312.82952321</text:p>
          </table:table-cell>
          <table:table-cell table:formula="of:=[$p_from_i_UK.C567]" office:value-type="float" office:value="1834578.72001399" calcext:value-type="float">
            <text:p>1834578.72001399</text:p>
          </table:table-cell>
          <table:table-cell table:formula="of:=[.C60]/[.B60]" office:value-type="float" office:value="0.842588485741724" calcext:value-type="float">
            <text:p>0.842588485741724</text:p>
          </table:table-cell>
        </table:table-row>
        <table:table-row table:style-name="ro1">
          <table:table-cell table:formula="of:=VALUE([$prevalence_history_20220401.A61])" office:value-type="date" office:date-value="2021-12-30" calcext:value-type="date">
            <text:p>30/12/21</text:p>
          </table:table-cell>
          <table:table-cell table:formula="of:=[$prevalence_history_20220401.B61]" office:value-type="float" office:value="2258299.42138797" calcext:value-type="float">
            <text:p>2258299.42138797</text:p>
          </table:table-cell>
          <table:table-cell table:formula="of:=[$p_from_i_UK.C568]" office:value-type="float" office:value="1899343.55861705" calcext:value-type="float">
            <text:p>1899343.55861705</text:p>
          </table:table-cell>
          <table:table-cell table:formula="of:=[.C61]/[.B61]" office:value-type="float" office:value="0.841050367647748" calcext:value-type="float">
            <text:p>0.841050367647748</text:p>
          </table:table-cell>
        </table:table-row>
        <table:table-row table:style-name="ro1">
          <table:table-cell table:formula="of:=VALUE([$prevalence_history_20220401.A62])" office:value-type="date" office:date-value="2021-12-31" calcext:value-type="date">
            <text:p>31/12/21</text:p>
          </table:table-cell>
          <table:table-cell table:formula="of:=[$prevalence_history_20220401.B62]" office:value-type="float" office:value="2336172.54667223" calcext:value-type="float">
            <text:p>2336172.54667223</text:p>
          </table:table-cell>
          <table:table-cell table:formula="of:=[$p_from_i_UK.C569]" office:value-type="float" office:value="1961586.72714039" calcext:value-type="float">
            <text:p>1961586.72714039</text:p>
          </table:table-cell>
          <table:table-cell table:formula="of:=[.C62]/[.B62]" office:value-type="float" office:value="0.839658324867562" calcext:value-type="float">
            <text:p>0.839658324867562</text:p>
          </table:table-cell>
        </table:table-row>
        <table:table-row table:style-name="ro1">
          <table:table-cell table:formula="of:=VALUE([$prevalence_history_20220401.A63])" office:value-type="date" office:date-value="2022-01-01" calcext:value-type="date">
            <text:p>01/01/22</text:p>
          </table:table-cell>
          <table:table-cell table:formula="of:=[$prevalence_history_20220401.B63]" office:value-type="float" office:value="2409954.4467259" calcext:value-type="float">
            <text:p>2409954.4467259</text:p>
          </table:table-cell>
          <table:table-cell table:formula="of:=[$p_from_i_UK.C570]" office:value-type="float" office:value="2020441.93907169" calcext:value-type="float">
            <text:p>2020441.93907169</text:p>
          </table:table-cell>
          <table:table-cell table:formula="of:=[.C63]/[.B63]" office:value-type="float" office:value="0.838373497813043" calcext:value-type="float">
            <text:p>0.838373497813043</text:p>
          </table:table-cell>
        </table:table-row>
        <table:table-row table:style-name="ro1">
          <table:table-cell table:formula="of:=VALUE([$prevalence_history_20220401.A64])" office:value-type="date" office:date-value="2022-01-02" calcext:value-type="date">
            <text:p>02/01/22</text:p>
          </table:table-cell>
          <table:table-cell table:formula="of:=[$prevalence_history_20220401.B64]" office:value-type="float" office:value="2477673.60128534" calcext:value-type="float">
            <text:p>2477673.60128534</text:p>
          </table:table-cell>
          <table:table-cell table:formula="of:=[$p_from_i_UK.C571]" office:value-type="float" office:value="2074015.14625623" calcext:value-type="float">
            <text:p>2074015.14625623</text:p>
          </table:table-cell>
          <table:table-cell table:formula="of:=[.C64]/[.B64]" office:value-type="float" office:value="0.83708166611627" calcext:value-type="float">
            <text:p>0.83708166611627</text:p>
          </table:table-cell>
        </table:table-row>
        <table:table-row table:style-name="ro1">
          <table:table-cell table:formula="of:=VALUE([$prevalence_history_20220401.A65])" office:value-type="date" office:date-value="2022-01-03" calcext:value-type="date">
            <text:p>03/01/22</text:p>
          </table:table-cell>
          <table:table-cell table:formula="of:=[$prevalence_history_20220401.B65]" office:value-type="float" office:value="2539531.79667837" calcext:value-type="float">
            <text:p>2539531.79667837</text:p>
          </table:table-cell>
          <table:table-cell table:formula="of:=[$p_from_i_UK.C572]" office:value-type="float" office:value="2122616.02908382" calcext:value-type="float">
            <text:p>2122616.02908382</text:p>
          </table:table-cell>
          <table:table-cell table:formula="of:=[.C65]/[.B65]" office:value-type="float" office:value="0.835829672170333" calcext:value-type="float">
            <text:p>0.835829672170333</text:p>
          </table:table-cell>
        </table:table-row>
        <table:table-row table:style-name="ro1">
          <table:table-cell table:formula="of:=VALUE([$prevalence_history_20220401.A66])" office:value-type="date" office:date-value="2022-01-04" calcext:value-type="date">
            <text:p>04/01/22</text:p>
          </table:table-cell>
          <table:table-cell table:formula="of:=[$prevalence_history_20220401.B66]" office:value-type="float" office:value="2594926.84368055" calcext:value-type="float">
            <text:p>2594926.84368055</text:p>
          </table:table-cell>
          <table:table-cell table:formula="of:=[$p_from_i_UK.C573]" office:value-type="float" office:value="2165664.1610975" calcext:value-type="float">
            <text:p>2165664.1610975</text:p>
          </table:table-cell>
          <table:table-cell table:formula="of:=[.C66]/[.B66]" office:value-type="float" office:value="0.834576190990341" calcext:value-type="float">
            <text:p>0.834576190990341</text:p>
          </table:table-cell>
        </table:table-row>
        <table:table-row table:style-name="ro1">
          <table:table-cell table:formula="of:=VALUE([$prevalence_history_20220401.A67])" office:value-type="date" office:date-value="2022-01-05" calcext:value-type="date">
            <text:p>05/01/22</text:p>
          </table:table-cell>
          <table:table-cell table:formula="of:=[$prevalence_history_20220401.B67]" office:value-type="float" office:value="2642460.38602982" calcext:value-type="float">
            <text:p>2642460.38602982</text:p>
          </table:table-cell>
          <table:table-cell table:formula="of:=[$p_from_i_UK.C574]" office:value-type="float" office:value="2201682.74430871" calcext:value-type="float">
            <text:p>2201682.74430871</text:p>
          </table:table-cell>
          <table:table-cell table:formula="of:=[.C67]/[.B67]" office:value-type="float" office:value="0.833194229116388" calcext:value-type="float">
            <text:p>0.833194229116388</text:p>
          </table:table-cell>
        </table:table-row>
        <table:table-row table:style-name="ro1">
          <table:table-cell table:formula="of:=VALUE([$prevalence_history_20220401.A68])" office:value-type="date" office:date-value="2022-01-06" calcext:value-type="date">
            <text:p>06/01/22</text:p>
          </table:table-cell>
          <table:table-cell table:formula="of:=[$prevalence_history_20220401.B68]" office:value-type="float" office:value="2681354.24460668" calcext:value-type="float">
            <text:p>2681354.24460668</text:p>
          </table:table-cell>
          <table:table-cell table:formula="of:=[$p_from_i_UK.C575]" office:value-type="float" office:value="2230027.2936893" calcext:value-type="float">
            <text:p>2230027.2936893</text:p>
          </table:table-cell>
          <table:table-cell table:formula="of:=[.C68]/[.B68]" office:value-type="float" office:value="0.831679476210506" calcext:value-type="float">
            <text:p>0.831679476210506</text:p>
          </table:table-cell>
        </table:table-row>
        <table:table-row table:style-name="ro1">
          <table:table-cell table:formula="of:=VALUE([$prevalence_history_20220401.A69])" office:value-type="date" office:date-value="2022-01-07" calcext:value-type="date">
            <text:p>07/01/22</text:p>
          </table:table-cell>
          <table:table-cell table:formula="of:=[$prevalence_history_20220401.B69]" office:value-type="float" office:value="2711498.80222384" calcext:value-type="float">
            <text:p>2711498.80222384</text:p>
          </table:table-cell>
          <table:table-cell table:formula="of:=[$p_from_i_UK.C576]" office:value-type="float" office:value="2250841.88011353" calcext:value-type="float">
            <text:p>2250841.88011353</text:p>
          </table:table-cell>
          <table:table-cell table:formula="of:=[.C69]/[.B69]" office:value-type="float" office:value="0.830109855946644" calcext:value-type="float">
            <text:p>0.830109855946644</text:p>
          </table:table-cell>
        </table:table-row>
        <table:table-row table:style-name="ro1">
          <table:table-cell table:formula="of:=VALUE([$prevalence_history_20220401.A70])" office:value-type="date" office:date-value="2022-01-08" calcext:value-type="date">
            <text:p>08/01/22</text:p>
          </table:table-cell>
          <table:table-cell table:formula="of:=[$prevalence_history_20220401.B70]" office:value-type="float" office:value="2733235.20342781" calcext:value-type="float">
            <text:p>2733235.20342781</text:p>
          </table:table-cell>
          <table:table-cell table:formula="of:=[$p_from_i_UK.C577]" office:value-type="float" office:value="2264648.36014282" calcext:value-type="float">
            <text:p>2264648.36014282</text:p>
          </table:table-cell>
          <table:table-cell table:formula="of:=[.C70]/[.B70]" office:value-type="float" office:value="0.828559634129794" calcext:value-type="float">
            <text:p>0.828559634129794</text:p>
          </table:table-cell>
        </table:table-row>
        <table:table-row table:style-name="ro1">
          <table:table-cell table:formula="of:=VALUE([$prevalence_history_20220401.A71])" office:value-type="date" office:date-value="2022-01-09" calcext:value-type="date">
            <text:p>09/01/22</text:p>
          </table:table-cell>
          <table:table-cell table:formula="of:=[$prevalence_history_20220401.B71]" office:value-type="float" office:value="2746377.06056317" calcext:value-type="float">
            <text:p>2746377.06056317</text:p>
          </table:table-cell>
          <table:table-cell table:formula="of:=[$p_from_i_UK.C578]" office:value-type="float" office:value="2271339.52792044" calcext:value-type="float">
            <text:p>2271339.52792044</text:p>
          </table:table-cell>
          <table:table-cell table:formula="of:=[.C71]/[.B71]" office:value-type="float" office:value="0.827031204322207" calcext:value-type="float">
            <text:p>0.827031204322207</text:p>
          </table:table-cell>
        </table:table-row>
        <table:table-row table:style-name="ro1">
          <table:table-cell table:formula="of:=VALUE([$prevalence_history_20220401.A72])" office:value-type="date" office:date-value="2022-01-10" calcext:value-type="date">
            <text:p>10/01/22</text:p>
          </table:table-cell>
          <table:table-cell table:formula="of:=[$prevalence_history_20220401.B72]" office:value-type="float" office:value="2750193.9517426" calcext:value-type="float">
            <text:p>2750193.9517426</text:p>
          </table:table-cell>
          <table:table-cell table:formula="of:=[$p_from_i_UK.C579]" office:value-type="float" office:value="2270283.77835816" calcext:value-type="float">
            <text:p>2270283.77835816</text:p>
          </table:table-cell>
          <table:table-cell table:formula="of:=[.C72]/[.B72]" office:value-type="float" office:value="0.825499516832129" calcext:value-type="float">
            <text:p>0.825499516832129</text:p>
          </table:table-cell>
        </table:table-row>
        <table:table-row table:style-name="ro1">
          <table:table-cell table:formula="of:=VALUE([$prevalence_history_20220401.A73])" office:value-type="date" office:date-value="2022-01-11" calcext:value-type="date">
            <text:p>11/01/22</text:p>
          </table:table-cell>
          <table:table-cell table:formula="of:=[$prevalence_history_20220401.B73]" office:value-type="float" office:value="2743510.53346998" calcext:value-type="float">
            <text:p>2743510.53346998</text:p>
          </table:table-cell>
          <table:table-cell table:formula="of:=[$p_from_i_UK.C580]" office:value-type="float" office:value="2260460.14287251" calcext:value-type="float">
            <text:p>2260460.14287251</text:p>
          </table:table-cell>
          <table:table-cell table:formula="of:=[.C73]/[.B73]" office:value-type="float" office:value="0.823929821043366" calcext:value-type="float">
            <text:p>0.823929821043366</text:p>
          </table:table-cell>
        </table:table-row>
        <table:table-row table:style-name="ro1">
          <table:table-cell table:formula="of:=VALUE([$prevalence_history_20220401.A74])" office:value-type="date" office:date-value="2022-01-12" calcext:value-type="date">
            <text:p>12/01/22</text:p>
          </table:table-cell>
          <table:table-cell table:formula="of:=[$prevalence_history_20220401.B74]" office:value-type="float" office:value="2725973.07078637" calcext:value-type="float">
            <text:p>2725973.07078637</text:p>
          </table:table-cell>
          <table:table-cell table:formula="of:=[$p_from_i_UK.C581]" office:value-type="float" office:value="2241428.34219559" calcext:value-type="float">
            <text:p>2241428.34219559</text:p>
          </table:table-cell>
          <table:table-cell table:formula="of:=[.C74]/[.B74]" office:value-type="float" office:value="0.822248893878104" calcext:value-type="float">
            <text:p>0.822248893878104</text:p>
          </table:table-cell>
        </table:table-row>
        <table:table-row table:style-name="ro1">
          <table:table-cell table:formula="of:=VALUE([$prevalence_history_20220401.A75])" office:value-type="date" office:date-value="2022-01-13" calcext:value-type="date">
            <text:p>13/01/22</text:p>
          </table:table-cell>
          <table:table-cell table:formula="of:=[$prevalence_history_20220401.B75]" office:value-type="float" office:value="2697898.94109244" calcext:value-type="float">
            <text:p>2697898.94109244</text:p>
          </table:table-cell>
          <table:table-cell table:formula="of:=[$p_from_i_UK.C582]" office:value-type="float" office:value="2213476.15893896" calcext:value-type="float">
            <text:p>2213476.15893896</text:p>
          </table:table-cell>
          <table:table-cell table:formula="of:=[.C75]/[.B75]" office:value-type="float" office:value="0.820444430006216" calcext:value-type="float">
            <text:p>0.820444430006216</text:p>
          </table:table-cell>
        </table:table-row>
        <table:table-row table:style-name="ro1">
          <table:table-cell table:formula="of:=VALUE([$prevalence_history_20220401.A76])" office:value-type="date" office:date-value="2022-01-14" calcext:value-type="date">
            <text:p>14/01/22</text:p>
          </table:table-cell>
          <table:table-cell table:formula="of:=[$prevalence_history_20220401.B76]" office:value-type="float" office:value="2661183.24560049" calcext:value-type="float">
            <text:p>2661183.24560049</text:p>
          </table:table-cell>
          <table:table-cell table:formula="of:=[$p_from_i_UK.C583]" office:value-type="float" office:value="2178575.15315251" calcext:value-type="float">
            <text:p>2178575.15315251</text:p>
          </table:table-cell>
          <table:table-cell table:formula="of:=[.C76]/[.B76]" office:value-type="float" office:value="0.818649056487998" calcext:value-type="float">
            <text:p>0.818649056487998</text:p>
          </table:table-cell>
        </table:table-row>
        <table:table-row table:style-name="ro1">
          <table:table-cell table:formula="of:=VALUE([$prevalence_history_20220401.A77])" office:value-type="date" office:date-value="2022-01-15" calcext:value-type="date">
            <text:p>15/01/22</text:p>
          </table:table-cell>
          <table:table-cell table:formula="of:=[$prevalence_history_20220401.B77]" office:value-type="float" office:value="2617601.06895556" calcext:value-type="float">
            <text:p>2617601.06895556</text:p>
          </table:table-cell>
          <table:table-cell table:formula="of:=[$p_from_i_UK.C584]" office:value-type="float" office:value="2138634.10483602" calcext:value-type="float">
            <text:p>2138634.10483602</text:p>
          </table:table-cell>
          <table:table-cell table:formula="of:=[.C77]/[.B77]" office:value-type="float" office:value="0.81702064160959" calcext:value-type="float">
            <text:p>0.81702064160959</text:p>
          </table:table-cell>
        </table:table-row>
        <table:table-row table:style-name="ro1">
          <table:table-cell table:formula="of:=VALUE([$prevalence_history_20220401.A78])" office:value-type="date" office:date-value="2022-01-16" calcext:value-type="date">
            <text:p>16/01/22</text:p>
          </table:table-cell>
          <table:table-cell table:formula="of:=[$prevalence_history_20220401.B78]" office:value-type="float" office:value="2569289.07254374" calcext:value-type="float">
            <text:p>2569289.07254374</text:p>
          </table:table-cell>
          <table:table-cell table:formula="of:=[$p_from_i_UK.C585]" office:value-type="float" office:value="2095819.30572551" calcext:value-type="float">
            <text:p>2095819.30572551</text:p>
          </table:table-cell>
          <table:table-cell table:formula="of:=[.C78]/[.B78]" office:value-type="float" office:value="0.815719542079604" calcext:value-type="float">
            <text:p>0.815719542079604</text:p>
          </table:table-cell>
        </table:table-row>
        <table:table-row table:style-name="ro1">
          <table:table-cell table:formula="of:=VALUE([$prevalence_history_20220401.A79])" office:value-type="date" office:date-value="2022-01-17" calcext:value-type="date">
            <text:p>17/01/22</text:p>
          </table:table-cell>
          <table:table-cell table:formula="of:=[$prevalence_history_20220401.B79]" office:value-type="float" office:value="2517512.20846105" calcext:value-type="float">
            <text:p>2517512.20846105</text:p>
          </table:table-cell>
          <table:table-cell table:formula="of:=[$p_from_i_UK.C586]" office:value-type="float" office:value="2051256.54785544" calcext:value-type="float">
            <text:p>2051256.54785544</text:p>
          </table:table-cell>
          <table:table-cell table:formula="of:=[.C79]/[.B79]" office:value-type="float" office:value="0.814795074661969" calcext:value-type="float">
            <text:p>0.814795074661969</text:p>
          </table:table-cell>
        </table:table-row>
        <table:table-row table:style-name="ro1">
          <table:table-cell table:formula="of:=VALUE([$prevalence_history_20220401.A80])" office:value-type="date" office:date-value="2022-01-18" calcext:value-type="date">
            <text:p>18/01/22</text:p>
          </table:table-cell>
          <table:table-cell table:formula="of:=[$prevalence_history_20220401.B80]" office:value-type="float" office:value="2462507.47281987" calcext:value-type="float">
            <text:p>2462507.47281987</text:p>
          </table:table-cell>
          <table:table-cell table:formula="of:=[$p_from_i_UK.C587]" office:value-type="float" office:value="2004905.3549356" calcext:value-type="float">
            <text:p>2004905.3549356</text:p>
          </table:table-cell>
          <table:table-cell table:formula="of:=[.C80]/[.B80]" office:value-type="float" office:value="0.814172292699579" calcext:value-type="float">
            <text:p>0.814172292699579</text:p>
          </table:table-cell>
        </table:table-row>
        <table:table-row table:style-name="ro1">
          <table:table-cell table:formula="of:=VALUE([$prevalence_history_20220401.A81])" office:value-type="date" office:date-value="2022-01-19" calcext:value-type="date">
            <text:p>19/01/22</text:p>
          </table:table-cell>
          <table:table-cell table:formula="of:=[$prevalence_history_20220401.B81]" office:value-type="float" office:value="2407604.16338639" calcext:value-type="float">
            <text:p>2407604.16338639</text:p>
          </table:table-cell>
          <table:table-cell table:formula="of:=[$p_from_i_UK.C588]" office:value-type="float" office:value="1959697.65630487" calcext:value-type="float">
            <text:p>1959697.65630487</text:p>
          </table:table-cell>
          <table:table-cell table:formula="of:=[.C81]/[.B81]" office:value-type="float" office:value="0.813961732624884" calcext:value-type="float">
            <text:p>0.813961732624884</text:p>
          </table:table-cell>
        </table:table-row>
        <table:table-row table:style-name="ro1">
          <table:table-cell table:formula="of:=VALUE([$prevalence_history_20220401.A82])" office:value-type="date" office:date-value="2022-01-20" calcext:value-type="date">
            <text:p>20/01/22</text:p>
          </table:table-cell>
          <table:table-cell table:formula="of:=[$prevalence_history_20220401.B82]" office:value-type="float" office:value="2355591.37419954" calcext:value-type="float">
            <text:p>2355591.37419954</text:p>
          </table:table-cell>
          <table:table-cell table:formula="of:=[$p_from_i_UK.C589]" office:value-type="float" office:value="1917993.71674325" calcext:value-type="float">
            <text:p>1917993.71674325</text:p>
          </table:table-cell>
          <table:table-cell table:formula="of:=[.C82]/[.B82]" office:value-type="float" office:value="0.81423023439072" calcext:value-type="float">
            <text:p>0.81423023439072</text:p>
          </table:table-cell>
        </table:table-row>
        <table:table-row table:style-name="ro1">
          <table:table-cell table:formula="of:=VALUE([$prevalence_history_20220401.A83])" office:value-type="date" office:date-value="2022-01-21" calcext:value-type="date">
            <text:p>21/01/22</text:p>
          </table:table-cell>
          <table:table-cell table:formula="of:=[$prevalence_history_20220401.B83]" office:value-type="float" office:value="2308789.26745214" calcext:value-type="float">
            <text:p>2308789.26745214</text:p>
          </table:table-cell>
          <table:table-cell table:formula="of:=[$p_from_i_UK.C590]" office:value-type="float" office:value="1881671.72930997" calcext:value-type="float">
            <text:p>1881671.72930997</text:p>
          </table:table-cell>
          <table:table-cell table:formula="of:=[.C83]/[.B83]" office:value-type="float" office:value="0.815003671333974" calcext:value-type="float">
            <text:p>0.815003671333974</text:p>
          </table:table-cell>
        </table:table-row>
        <table:table-row table:style-name="ro1">
          <table:table-cell table:formula="of:=VALUE([$prevalence_history_20220401.A84])" office:value-type="date" office:date-value="2022-01-22" calcext:value-type="date">
            <text:p>22/01/22</text:p>
          </table:table-cell>
          <table:table-cell table:formula="of:=[$prevalence_history_20220401.B84]" office:value-type="float" office:value="2268097.03744749" calcext:value-type="float">
            <text:p>2268097.03744749</text:p>
          </table:table-cell>
          <table:table-cell table:formula="of:=[$p_from_i_UK.C591]" office:value-type="float" office:value="1851239.81310769" calcext:value-type="float">
            <text:p>1851239.81310769</text:p>
          </table:table-cell>
          <table:table-cell table:formula="of:=[.C84]/[.B84]" office:value-type="float" office:value="0.816208381979578" calcext:value-type="float">
            <text:p>0.816208381979578</text:p>
          </table:table-cell>
        </table:table-row>
        <table:table-row table:style-name="ro1">
          <table:table-cell table:formula="of:=VALUE([$prevalence_history_20220401.A85])" office:value-type="date" office:date-value="2022-01-23" calcext:value-type="date">
            <text:p>23/01/22</text:p>
          </table:table-cell>
          <table:table-cell table:formula="of:=[$prevalence_history_20220401.B85]" office:value-type="float" office:value="2235066.91831615" calcext:value-type="float">
            <text:p>2235066.91831615</text:p>
          </table:table-cell>
          <table:table-cell table:formula="of:=[$p_from_i_UK.C592]" office:value-type="float" office:value="1827888.87896109" calcext:value-type="float">
            <text:p>1827888.87896109</text:p>
          </table:table-cell>
          <table:table-cell table:formula="of:=[.C85]/[.B85]" office:value-type="float" office:value="0.817822886635618" calcext:value-type="float">
            <text:p>0.817822886635618</text:p>
          </table:table-cell>
        </table:table-row>
        <table:table-row table:style-name="ro1">
          <table:table-cell table:formula="of:=VALUE([$prevalence_history_20220401.A86])" office:value-type="date" office:date-value="2022-01-24" calcext:value-type="date">
            <text:p>24/01/22</text:p>
          </table:table-cell>
          <table:table-cell table:formula="of:=[$prevalence_history_20220401.B86]" office:value-type="float" office:value="2210771.93688579" calcext:value-type="float">
            <text:p>2210771.93688579</text:p>
          </table:table-cell>
          <table:table-cell table:formula="of:=[$p_from_i_UK.C593]" office:value-type="float" office:value="1812350.38189209" calcext:value-type="float">
            <text:p>1812350.38189209</text:p>
          </table:table-cell>
          <table:table-cell table:formula="of:=[.C86]/[.B86]" office:value-type="float" office:value="0.819781702333829" calcext:value-type="float">
            <text:p>0.819781702333829</text:p>
          </table:table-cell>
        </table:table-row>
        <table:table-row table:style-name="ro1">
          <table:table-cell table:formula="of:=VALUE([$prevalence_history_20220401.A87])" office:value-type="date" office:date-value="2022-01-25" calcext:value-type="date">
            <text:p>25/01/22</text:p>
          </table:table-cell>
          <table:table-cell table:formula="of:=[$prevalence_history_20220401.B87]" office:value-type="float" office:value="2195530.43039408" calcext:value-type="float">
            <text:p>2195530.43039408</text:p>
          </table:table-cell>
          <table:table-cell table:formula="of:=[$p_from_i_UK.C594]" office:value-type="float" office:value="1804463.82209212" calcext:value-type="float">
            <text:p>1804463.82209212</text:p>
          </table:table-cell>
          <table:table-cell table:formula="of:=[.C87]/[.B87]" office:value-type="float" office:value="0.821880579340562" calcext:value-type="float">
            <text:p>0.821880579340562</text:p>
          </table:table-cell>
        </table:table-row>
        <table:table-row table:style-name="ro1">
          <table:table-cell table:formula="of:=VALUE([$prevalence_history_20220401.A88])" office:value-type="date" office:date-value="2022-01-26" calcext:value-type="date">
            <text:p>26/01/22</text:p>
          </table:table-cell>
          <table:table-cell table:formula="of:=[$prevalence_history_20220401.B88]" office:value-type="float" office:value="2189752.56706795" calcext:value-type="float">
            <text:p>2189752.56706795</text:p>
          </table:table-cell>
          <table:table-cell table:formula="of:=[$p_from_i_UK.C595]" office:value-type="float" office:value="1804423.91908291" calcext:value-type="float">
            <text:p>1804423.91908291</text:p>
          </table:table-cell>
          <table:table-cell table:formula="of:=[.C88]/[.B88]" office:value-type="float" office:value="0.824030964146333" calcext:value-type="float">
            <text:p>0.824030964146333</text:p>
          </table:table-cell>
        </table:table-row>
        <table:table-row table:style-name="ro1">
          <table:table-cell table:formula="of:=VALUE([$prevalence_history_20220401.A89])" office:value-type="date" office:date-value="2022-01-27" calcext:value-type="date">
            <text:p>27/01/22</text:p>
          </table:table-cell>
          <table:table-cell table:formula="of:=[$prevalence_history_20220401.B89]" office:value-type="float" office:value="2193745.30893546" calcext:value-type="float">
            <text:p>2193745.30893546</text:p>
          </table:table-cell>
          <table:table-cell table:formula="of:=[$p_from_i_UK.C596]" office:value-type="float" office:value="1812400.77634792" calcext:value-type="float">
            <text:p>1812400.77634792</text:p>
          </table:table-cell>
          <table:table-cell table:formula="of:=[.C89]/[.B89]" office:value-type="float" office:value="0.826167362713317" calcext:value-type="float">
            <text:p>0.826167362713317</text:p>
          </table:table-cell>
        </table:table-row>
        <table:table-row table:style-name="ro1">
          <table:table-cell table:formula="of:=VALUE([$prevalence_history_20220401.A90])" office:value-type="date" office:date-value="2022-01-28" calcext:value-type="date">
            <text:p>28/01/22</text:p>
          </table:table-cell>
          <table:table-cell table:formula="of:=[$prevalence_history_20220401.B90]" office:value-type="float" office:value="2206545.57952518" calcext:value-type="float">
            <text:p>2206545.57952518</text:p>
          </table:table-cell>
          <table:table-cell table:formula="of:=[$p_from_i_UK.C597]" office:value-type="float" office:value="1827336.59392915" calcext:value-type="float">
            <text:p>1827336.59392915</text:p>
          </table:table-cell>
          <table:table-cell table:formula="of:=[.C90]/[.B90]" office:value-type="float" office:value="0.828143597342942" calcext:value-type="float">
            <text:p>0.828143597342942</text:p>
          </table:table-cell>
        </table:table-row>
        <table:table-row table:style-name="ro1">
          <table:table-cell table:formula="of:=VALUE([$prevalence_history_20220401.A91])" office:value-type="date" office:date-value="2022-01-29" calcext:value-type="date">
            <text:p>29/01/22</text:p>
          </table:table-cell>
          <table:table-cell table:formula="of:=[$prevalence_history_20220401.B91]" office:value-type="float" office:value="2227761.58783144" calcext:value-type="float">
            <text:p>2227761.58783144</text:p>
          </table:table-cell>
          <table:table-cell table:formula="of:=[$p_from_i_UK.C598]" office:value-type="float" office:value="1848782.82297269" calcext:value-type="float">
            <text:p>1848782.82297269</text:p>
          </table:table-cell>
          <table:table-cell table:formula="of:=[.C91]/[.B91]" office:value-type="float" office:value="0.829883607416152" calcext:value-type="float">
            <text:p>0.829883607416152</text:p>
          </table:table-cell>
        </table:table-row>
        <table:table-row table:style-name="ro1">
          <table:table-cell table:formula="of:=VALUE([$prevalence_history_20220401.A92])" office:value-type="date" office:date-value="2022-01-30" calcext:value-type="date">
            <text:p>30/01/22</text:p>
          </table:table-cell>
          <table:table-cell table:formula="of:=[$prevalence_history_20220401.B92]" office:value-type="float" office:value="2256169.1758445" calcext:value-type="float">
            <text:p>2256169.1758445</text:p>
          </table:table-cell>
          <table:table-cell table:formula="of:=[$p_from_i_UK.C599]" office:value-type="float" office:value="1875573.96279424" calcext:value-type="float">
            <text:p>1875573.96279424</text:p>
          </table:table-cell>
          <table:table-cell table:formula="of:=[.C92]/[.B92]" office:value-type="float" office:value="0.831309098127448" calcext:value-type="float">
            <text:p>0.831309098127448</text:p>
          </table:table-cell>
        </table:table-row>
        <table:table-row table:style-name="ro1">
          <table:table-cell table:formula="of:=VALUE([$prevalence_history_20220401.A93])" office:value-type="date" office:date-value="2022-01-31" calcext:value-type="date">
            <text:p>31/01/22</text:p>
          </table:table-cell>
          <table:table-cell table:formula="of:=[$prevalence_history_20220401.B93]" office:value-type="float" office:value="2289912.32492456" calcext:value-type="float">
            <text:p>2289912.32492456</text:p>
          </table:table-cell>
          <table:table-cell table:formula="of:=[$p_from_i_UK.C600]" office:value-type="float" office:value="1906067.73315355" calcext:value-type="float">
            <text:p>1906067.73315355</text:p>
          </table:table-cell>
          <table:table-cell table:formula="of:=[.C93]/[.B93]" office:value-type="float" office:value="0.832375856667938" calcext:value-type="float">
            <text:p>0.832375856667938</text:p>
          </table:table-cell>
        </table:table-row>
        <table:table-row table:style-name="ro1">
          <table:table-cell table:formula="of:=VALUE([$prevalence_history_20220401.A94])" office:value-type="date" office:date-value="2022-02-01" calcext:value-type="date">
            <text:p>01/02/22</text:p>
          </table:table-cell>
          <table:table-cell table:formula="of:=[$prevalence_history_20220401.B94]" office:value-type="float" office:value="2327811.4902091" calcext:value-type="float">
            <text:p>2327811.4902091</text:p>
          </table:table-cell>
          <table:table-cell table:formula="of:=[$p_from_i_UK.C601]" office:value-type="float" office:value="1939240.91906424" calcext:value-type="float">
            <text:p>1939240.91906424</text:p>
          </table:table-cell>
          <table:table-cell table:formula="of:=[.C94]/[.B94]" office:value-type="float" office:value="0.833074725861949" calcext:value-type="float">
            <text:p>0.833074725861949</text:p>
          </table:table-cell>
        </table:table-row>
        <table:table-row table:style-name="ro1">
          <table:table-cell table:formula="of:=VALUE([$prevalence_history_20220401.A95])" office:value-type="date" office:date-value="2022-02-02" calcext:value-type="date">
            <text:p>02/02/22</text:p>
          </table:table-cell>
          <table:table-cell table:formula="of:=[$prevalence_history_20220401.B95]" office:value-type="float" office:value="2369461.69461441" calcext:value-type="float">
            <text:p>2369461.69461441</text:p>
          </table:table-cell>
          <table:table-cell table:formula="of:=[$p_from_i_UK.C602]" office:value-type="float" office:value="1974925.24696772" calcext:value-type="float">
            <text:p>1974925.24696772</text:p>
          </table:table-cell>
          <table:table-cell table:formula="of:=[.C95]/[.B95]" office:value-type="float" office:value="0.83349110536649" calcext:value-type="float">
            <text:p>0.83349110536649</text:p>
          </table:table-cell>
        </table:table-row>
        <table:table-row table:style-name="ro1">
          <table:table-cell table:formula="of:=VALUE([$prevalence_history_20220401.A96])" office:value-type="date" office:date-value="2022-02-03" calcext:value-type="date">
            <text:p>03/02/22</text:p>
          </table:table-cell>
          <table:table-cell table:formula="of:=[$prevalence_history_20220401.B96]" office:value-type="float" office:value="2413683.82807985" calcext:value-type="float">
            <text:p>2413683.82807985</text:p>
          </table:table-cell>
          <table:table-cell table:formula="of:=[$p_from_i_UK.C603]" office:value-type="float" office:value="2012213.99436794" calcext:value-type="float">
            <text:p>2012213.99436794</text:p>
          </table:table-cell>
          <table:table-cell table:formula="of:=[.C96]/[.B96]" office:value-type="float" office:value="0.833669253179987" calcext:value-type="float">
            <text:p>0.833669253179987</text:p>
          </table:table-cell>
        </table:table-row>
        <table:table-row table:style-name="ro1">
          <table:table-cell table:formula="of:=VALUE([$prevalence_history_20220401.A97])" office:value-type="date" office:date-value="2022-02-04" calcext:value-type="date">
            <text:p>04/02/22</text:p>
          </table:table-cell>
          <table:table-cell table:formula="of:=[$prevalence_history_20220401.B97]" office:value-type="float" office:value="2458228.38040988" calcext:value-type="float">
            <text:p>2458228.38040988</text:p>
          </table:table-cell>
          <table:table-cell table:formula="of:=[$p_from_i_UK.C604]" office:value-type="float" office:value="2049087.30908166" calcext:value-type="float">
            <text:p>2049087.30908166</text:p>
          </table:table-cell>
          <table:table-cell table:formula="of:=[.C97]/[.B97]" office:value-type="float" office:value="0.833562628033771" calcext:value-type="float">
            <text:p>0.833562628033771</text:p>
          </table:table-cell>
        </table:table-row>
        <table:table-row table:style-name="ro1">
          <table:table-cell table:formula="of:=VALUE([$prevalence_history_20220401.A98])" office:value-type="date" office:date-value="2022-02-05" calcext:value-type="date">
            <text:p>05/02/22</text:p>
          </table:table-cell>
          <table:table-cell table:formula="of:=[$prevalence_history_20220401.B98]" office:value-type="float" office:value="2502201.10270068" calcext:value-type="float">
            <text:p>2502201.10270068</text:p>
          </table:table-cell>
          <table:table-cell table:formula="of:=[$p_from_i_UK.C605]" office:value-type="float" office:value="2084953.65218151" calcext:value-type="float">
            <text:p>2084953.65218151</text:p>
          </table:table-cell>
          <table:table-cell table:formula="of:=[.C98]/[.B98]" office:value-type="float" office:value="0.833247835248404" calcext:value-type="float">
            <text:p>0.833247835248404</text:p>
          </table:table-cell>
        </table:table-row>
        <table:table-row table:style-name="ro1">
          <table:table-cell table:formula="of:=VALUE([$prevalence_history_20220401.A99])" office:value-type="date" office:date-value="2022-02-06" calcext:value-type="date">
            <text:p>06/02/22</text:p>
          </table:table-cell>
          <table:table-cell table:formula="of:=[$prevalence_history_20220401.B99]" office:value-type="float" office:value="2543736.01503" calcext:value-type="float">
            <text:p>2543736.01503</text:p>
          </table:table-cell>
          <table:table-cell table:formula="of:=[$p_from_i_UK.C606]" office:value-type="float" office:value="2118210.6707657" calcext:value-type="float">
            <text:p>2118210.6707657</text:p>
          </table:table-cell>
          <table:table-cell table:formula="of:=[.C99]/[.B99]" office:value-type="float" office:value="0.832716389692158" calcext:value-type="float">
            <text:p>0.832716389692158</text:p>
          </table:table-cell>
        </table:table-row>
        <table:table-row table:style-name="ro1">
          <table:table-cell table:formula="of:=VALUE([$prevalence_history_20220401.A100])" office:value-type="date" office:date-value="2022-02-07" calcext:value-type="date">
            <text:p>07/02/22</text:p>
          </table:table-cell>
          <table:table-cell table:formula="of:=[$prevalence_history_20220401.B100]" office:value-type="float" office:value="2581133.71089688" calcext:value-type="float">
            <text:p>2581133.71089688</text:p>
          </table:table-cell>
          <table:table-cell table:formula="of:=[$p_from_i_UK.C607]" office:value-type="float" office:value="2147344.98156638" calcext:value-type="float">
            <text:p>2147344.98156638</text:p>
          </table:table-cell>
          <table:table-cell table:formula="of:=[.C100]/[.B100]" office:value-type="float" office:value="0.831938683571813" calcext:value-type="float">
            <text:p>0.831938683571813</text:p>
          </table:table-cell>
        </table:table-row>
        <table:table-row table:style-name="ro1">
          <table:table-cell table:formula="of:=VALUE([$prevalence_history_20220401.A101])" office:value-type="date" office:date-value="2022-02-08" calcext:value-type="date">
            <text:p>08/02/22</text:p>
          </table:table-cell>
          <table:table-cell table:formula="of:=[$prevalence_history_20220401.B101]" office:value-type="float" office:value="2613437.72736932" calcext:value-type="float">
            <text:p>2613437.72736932</text:p>
          </table:table-cell>
          <table:table-cell table:formula="of:=[$p_from_i_UK.C608]" office:value-type="float" office:value="2171623.78113115" calcext:value-type="float">
            <text:p>2171623.78113115</text:p>
          </table:table-cell>
          <table:table-cell table:formula="of:=[.C101]/[.B101]" office:value-type="float" office:value="0.830945294157478" calcext:value-type="float">
            <text:p>0.830945294157478</text:p>
          </table:table-cell>
        </table:table-row>
        <table:table-row table:style-name="ro1">
          <table:table-cell table:formula="of:=VALUE([$prevalence_history_20220401.A102])" office:value-type="date" office:date-value="2022-02-09" calcext:value-type="date">
            <text:p>09/02/22</text:p>
          </table:table-cell>
          <table:table-cell table:formula="of:=[$prevalence_history_20220401.B102]" office:value-type="float" office:value="2639851.50049568" calcext:value-type="float">
            <text:p>2639851.50049568</text:p>
          </table:table-cell>
          <table:table-cell table:formula="of:=[$p_from_i_UK.C609]" office:value-type="float" office:value="2190553.99600011" calcext:value-type="float">
            <text:p>2190553.99600011</text:p>
          </table:table-cell>
          <table:table-cell table:formula="of:=[.C102]/[.B102]" office:value-type="float" office:value="0.829801977720638" calcext:value-type="float">
            <text:p>0.829801977720638</text:p>
          </table:table-cell>
        </table:table-row>
        <table:table-row table:style-name="ro1">
          <table:table-cell table:formula="of:=VALUE([$prevalence_history_20220401.A103])" office:value-type="date" office:date-value="2022-02-10" calcext:value-type="date">
            <text:p>10/02/22</text:p>
          </table:table-cell>
          <table:table-cell table:formula="of:=[$prevalence_history_20220401.B103]" office:value-type="float" office:value="2659850.21328853" calcext:value-type="float">
            <text:p>2659850.21328853</text:p>
          </table:table-cell>
          <table:table-cell table:formula="of:=[$p_from_i_UK.C610]" office:value-type="float" office:value="2203888.71069123" calcext:value-type="float">
            <text:p>2203888.71069123</text:p>
          </table:table-cell>
          <table:table-cell table:formula="of:=[.C103]/[.B103]" office:value-type="float" office:value="0.828576248271677" calcext:value-type="float">
            <text:p>0.828576248271677</text:p>
          </table:table-cell>
        </table:table-row>
        <table:table-row table:style-name="ro1">
          <table:table-cell table:formula="of:=VALUE([$prevalence_history_20220401.A104])" office:value-type="date" office:date-value="2022-02-11" calcext:value-type="date">
            <text:p>11/02/22</text:p>
          </table:table-cell>
          <table:table-cell table:formula="of:=[$prevalence_history_20220401.B104]" office:value-type="float" office:value="2674163.45907564" calcext:value-type="float">
            <text:p>2674163.45907564</text:p>
          </table:table-cell>
          <table:table-cell table:formula="of:=[$p_from_i_UK.C611]" office:value-type="float" office:value="2212490.52852187" calcext:value-type="float">
            <text:p>2212490.52852187</text:p>
          </table:table-cell>
          <table:table-cell table:formula="of:=[.C104]/[.B104]" office:value-type="float" office:value="0.827357999008275" calcext:value-type="float">
            <text:p>0.827357999008275</text:p>
          </table:table-cell>
        </table:table-row>
        <table:table-row table:style-name="ro1">
          <table:table-cell table:formula="of:=VALUE([$prevalence_history_20220401.A105])" office:value-type="date" office:date-value="2022-02-12" calcext:value-type="date">
            <text:p>12/02/22</text:p>
          </table:table-cell>
          <table:table-cell table:formula="of:=[$prevalence_history_20220401.B105]" office:value-type="float" office:value="2682372.13425227" calcext:value-type="float">
            <text:p>2682372.13425227</text:p>
          </table:table-cell>
          <table:table-cell table:formula="of:=[$p_from_i_UK.C612]" office:value-type="float" office:value="2216128.63748268" calcext:value-type="float">
            <text:p>2216128.63748268</text:p>
          </table:table-cell>
          <table:table-cell table:formula="of:=[.C105]/[.B105]" office:value-type="float" office:value="0.826182396239529" calcext:value-type="float">
            <text:p>0.826182396239529</text:p>
          </table:table-cell>
        </table:table-row>
        <table:table-row table:style-name="ro1">
          <table:table-cell table:formula="of:=VALUE([$prevalence_history_20220401.A106])" office:value-type="date" office:date-value="2022-02-13" calcext:value-type="date">
            <text:p>13/02/22</text:p>
          </table:table-cell>
          <table:table-cell table:formula="of:=[$prevalence_history_20220401.B106]" office:value-type="float" office:value="2683736.42491193" calcext:value-type="float">
            <text:p>2683736.42491193</text:p>
          </table:table-cell>
          <table:table-cell table:formula="of:=[$p_from_i_UK.C613]" office:value-type="float" office:value="2214208.86419542" calcext:value-type="float">
            <text:p>2214208.86419542</text:p>
          </table:table-cell>
          <table:table-cell table:formula="of:=[.C106]/[.B106]" office:value-type="float" office:value="0.825047066337031" calcext:value-type="float">
            <text:p>0.825047066337031</text:p>
          </table:table-cell>
        </table:table-row>
        <table:table-row table:style-name="ro1">
          <table:table-cell table:formula="of:=VALUE([$prevalence_history_20220401.A107])" office:value-type="date" office:date-value="2022-02-14" calcext:value-type="date">
            <text:p>14/02/22</text:p>
          </table:table-cell>
          <table:table-cell table:formula="of:=[$prevalence_history_20220401.B107]" office:value-type="float" office:value="2678949.47448495" calcext:value-type="float">
            <text:p>2678949.47448495</text:p>
          </table:table-cell>
          <table:table-cell table:formula="of:=[$p_from_i_UK.C614]" office:value-type="float" office:value="2207417.67614457" calcext:value-type="float">
            <text:p>2207417.67614457</text:p>
          </table:table-cell>
          <table:table-cell table:formula="of:=[.C107]/[.B107]" office:value-type="float" office:value="0.82398630402276" calcext:value-type="float">
            <text:p>0.82398630402276</text:p>
          </table:table-cell>
        </table:table-row>
        <table:table-row table:style-name="ro1">
          <table:table-cell table:formula="of:=VALUE([$prevalence_history_20220401.A108])" office:value-type="date" office:date-value="2022-02-15" calcext:value-type="date">
            <text:p>15/02/22</text:p>
          </table:table-cell>
          <table:table-cell table:formula="of:=[$prevalence_history_20220401.B108]" office:value-type="float" office:value="2667597.84886694" calcext:value-type="float">
            <text:p>2667597.84886694</text:p>
          </table:table-cell>
          <table:table-cell table:formula="of:=[$p_from_i_UK.C615]" office:value-type="float" office:value="2195327.30428097" calcext:value-type="float">
            <text:p>2195327.30428097</text:p>
          </table:table-cell>
          <table:table-cell table:formula="of:=[.C108]/[.B108]" office:value-type="float" office:value="0.82296036683844" calcext:value-type="float">
            <text:p>0.82296036683844</text:p>
          </table:table-cell>
        </table:table-row>
        <table:table-row table:style-name="ro1">
          <table:table-cell table:formula="of:=VALUE([$prevalence_history_20220401.A109])" office:value-type="date" office:date-value="2022-02-16" calcext:value-type="date">
            <text:p>16/02/22</text:p>
          </table:table-cell>
          <table:table-cell table:formula="of:=[$prevalence_history_20220401.B109]" office:value-type="float" office:value="2649263.43745461" calcext:value-type="float">
            <text:p>2649263.43745461</text:p>
          </table:table-cell>
          <table:table-cell table:formula="of:=[$p_from_i_UK.C616]" office:value-type="float" office:value="2177398.91273238" calcext:value-type="float">
            <text:p>2177398.91273238</text:p>
          </table:table-cell>
          <table:table-cell table:formula="of:=[.C109]/[.B109]" office:value-type="float" office:value="0.821888409415564" calcext:value-type="float">
            <text:p>0.821888409415564</text:p>
          </table:table-cell>
        </table:table-row>
        <table:table-row table:style-name="ro1">
          <table:table-cell table:formula="of:=VALUE([$prevalence_history_20220401.A110])" office:value-type="date" office:date-value="2022-02-17" calcext:value-type="date">
            <text:p>17/02/22</text:p>
          </table:table-cell>
          <table:table-cell table:formula="of:=[$prevalence_history_20220401.B110]" office:value-type="float" office:value="2627171.16641734" calcext:value-type="float">
            <text:p>2627171.16641734</text:p>
          </table:table-cell>
          <table:table-cell table:formula="of:=[$p_from_i_UK.C617]" office:value-type="float" office:value="2156776.76088363" calcext:value-type="float">
            <text:p>2156776.76088363</text:p>
          </table:table-cell>
          <table:table-cell table:formula="of:=[.C110]/[.B110]" office:value-type="float" office:value="0.820950225266371" calcext:value-type="float">
            <text:p>0.820950225266371</text:p>
          </table:table-cell>
        </table:table-row>
        <table:table-row table:style-name="ro1">
          <table:table-cell table:formula="of:=VALUE([$prevalence_history_20220401.A111])" office:value-type="date" office:date-value="2022-02-18" calcext:value-type="date">
            <text:p>18/02/22</text:p>
          </table:table-cell>
          <table:table-cell table:formula="of:=[$prevalence_history_20220401.B111]" office:value-type="float" office:value="2601043.58100839" calcext:value-type="float">
            <text:p>2601043.58100839</text:p>
          </table:table-cell>
          <table:table-cell table:formula="of:=[$p_from_i_UK.C618]" office:value-type="float" office:value="2133212.14610214" calcext:value-type="float">
            <text:p>2133212.14610214</text:p>
          </table:table-cell>
          <table:table-cell table:formula="of:=[.C111]/[.B111]" office:value-type="float" office:value="0.820137025645346" calcext:value-type="float">
            <text:p>0.820137025645346</text:p>
          </table:table-cell>
        </table:table-row>
        <table:table-row table:style-name="ro1">
          <table:table-cell table:formula="of:=VALUE([$prevalence_history_20220401.A112])" office:value-type="date" office:date-value="2022-02-19" calcext:value-type="date">
            <text:p>19/02/22</text:p>
          </table:table-cell>
          <table:table-cell table:formula="of:=[$prevalence_history_20220401.B112]" office:value-type="float" office:value="2571559.92090826" calcext:value-type="float">
            <text:p>2571559.92090826</text:p>
          </table:table-cell>
          <table:table-cell table:formula="of:=[$p_from_i_UK.C619]" office:value-type="float" office:value="2107336.13892394" calcext:value-type="float">
            <text:p>2107336.13892394</text:p>
          </table:table-cell>
          <table:table-cell table:formula="of:=[.C112]/[.B112]" office:value-type="float" office:value="0.819477750368594" calcext:value-type="float">
            <text:p>0.819477750368594</text:p>
          </table:table-cell>
        </table:table-row>
        <table:table-row table:style-name="ro1">
          <table:table-cell table:formula="of:=VALUE([$prevalence_history_20220401.A113])" office:value-type="date" office:date-value="2022-02-20" calcext:value-type="date">
            <text:p>20/02/22</text:p>
          </table:table-cell>
          <table:table-cell table:formula="of:=[$prevalence_history_20220401.B113]" office:value-type="float" office:value="2539288.38834797" calcext:value-type="float">
            <text:p>2539288.38834797</text:p>
          </table:table-cell>
          <table:table-cell table:formula="of:=[$p_from_i_UK.C620]" office:value-type="float" office:value="2079556.77668242" calcext:value-type="float">
            <text:p>2079556.77668242</text:p>
          </table:table-cell>
          <table:table-cell table:formula="of:=[.C113]/[.B113]" office:value-type="float" office:value="0.818952579874299" calcext:value-type="float">
            <text:p>0.818952579874299</text:p>
          </table:table-cell>
        </table:table-row>
        <table:table-row table:style-name="ro1">
          <table:table-cell table:formula="of:=VALUE([$prevalence_history_20220401.A114])" office:value-type="date" office:date-value="2022-02-21" calcext:value-type="date">
            <text:p>21/02/22</text:p>
          </table:table-cell>
          <table:table-cell table:formula="of:=[$prevalence_history_20220401.B114]" office:value-type="float" office:value="2504998.25170073" calcext:value-type="float">
            <text:p>2504998.25170073</text:p>
          </table:table-cell>
          <table:table-cell table:formula="of:=[$p_from_i_UK.C621]" office:value-type="float" office:value="2050550.73516513" calcext:value-type="float">
            <text:p>2050550.73516513</text:p>
          </table:table-cell>
          <table:table-cell table:formula="of:=[.C114]/[.B114]" office:value-type="float" office:value="0.818583699119526" calcext:value-type="float">
            <text:p>0.818583699119526</text:p>
          </table:table-cell>
        </table:table-row>
        <table:table-row table:style-name="ro1">
          <table:table-cell table:formula="of:=VALUE([$prevalence_history_20220401.A115])" office:value-type="date" office:date-value="2022-02-22" calcext:value-type="date">
            <text:p>22/02/22</text:p>
          </table:table-cell>
          <table:table-cell table:formula="of:=[$prevalence_history_20220401.B115]" office:value-type="float" office:value="2468326.10256982" calcext:value-type="float">
            <text:p>2468326.10256982</text:p>
          </table:table-cell>
          <table:table-cell table:formula="of:=[$p_from_i_UK.C622]" office:value-type="float" office:value="2019767.54150155" calcext:value-type="float">
            <text:p>2019767.54150155</text:p>
          </table:table-cell>
          <table:table-cell table:formula="of:=[.C115]/[.B115]" office:value-type="float" office:value="0.818274189702379" calcext:value-type="float">
            <text:p>0.818274189702379</text:p>
          </table:table-cell>
        </table:table-row>
        <table:table-row table:style-name="ro1">
          <table:table-cell table:formula="of:=VALUE([$prevalence_history_20220401.A116])" office:value-type="date" office:date-value="2022-02-23" calcext:value-type="date">
            <text:p>23/02/22</text:p>
          </table:table-cell>
          <table:table-cell table:formula="of:=[$prevalence_history_20220401.B116]" office:value-type="float" office:value="2429999.26432166" calcext:value-type="float">
            <text:p>2429999.26432166</text:p>
          </table:table-cell>
          <table:table-cell table:formula="of:=[$p_from_i_UK.C623]" office:value-type="float" office:value="1987631.89497229" calcext:value-type="float">
            <text:p>1987631.89497229</text:p>
          </table:table-cell>
          <table:table-cell table:formula="of:=[.C116]/[.B116]" office:value-type="float" office:value="0.817955759968982" calcext:value-type="float">
            <text:p>0.817955759968982</text:p>
          </table:table-cell>
        </table:table-row>
        <table:table-row table:style-name="ro1">
          <table:table-cell table:formula="of:=VALUE([$prevalence_history_20220401.A117])" office:value-type="date" office:date-value="2022-02-24" calcext:value-type="date">
            <text:p>24/02/22</text:p>
          </table:table-cell>
          <table:table-cell table:formula="of:=[$prevalence_history_20220401.B117]" office:value-type="float" office:value="2391305.93631846" calcext:value-type="float">
            <text:p>2391305.93631846</text:p>
          </table:table-cell>
          <table:table-cell table:formula="of:=[$p_from_i_UK.C624]" office:value-type="float" office:value="1955437.2979934" calcext:value-type="float">
            <text:p>1955437.2979934</text:p>
          </table:table-cell>
          <table:table-cell table:formula="of:=[.C117]/[.B117]" office:value-type="float" office:value="0.817727781416333" calcext:value-type="float">
            <text:p>0.817727781416333</text:p>
          </table:table-cell>
        </table:table-row>
        <table:table-row table:style-name="ro1">
          <table:table-cell table:formula="of:=VALUE([$prevalence_history_20220401.A118])" office:value-type="date" office:date-value="2022-02-25" calcext:value-type="date">
            <text:p>25/02/22</text:p>
          </table:table-cell>
          <table:table-cell table:formula="of:=[$prevalence_history_20220401.B118]" office:value-type="float" office:value="2353562.91433675" calcext:value-type="float">
            <text:p>2353562.91433675</text:p>
          </table:table-cell>
          <table:table-cell table:formula="of:=[$p_from_i_UK.C625]" office:value-type="float" office:value="1924397.93963799" calcext:value-type="float">
            <text:p>1924397.93963799</text:p>
          </table:table-cell>
          <table:table-cell table:formula="of:=[.C118]/[.B118]" office:value-type="float" office:value="0.817653068849574" calcext:value-type="float">
            <text:p>0.817653068849574</text:p>
          </table:table-cell>
        </table:table-row>
        <table:table-row table:style-name="ro1">
          <table:table-cell table:formula="of:=VALUE([$prevalence_history_20220401.A119])" office:value-type="date" office:date-value="2022-02-26" calcext:value-type="date">
            <text:p>26/02/22</text:p>
          </table:table-cell>
          <table:table-cell table:formula="of:=[$prevalence_history_20220401.B119]" office:value-type="float" office:value="2317026.76331251" calcext:value-type="float">
            <text:p>2317026.76331251</text:p>
          </table:table-cell>
          <table:table-cell table:formula="of:=[$p_from_i_UK.C626]" office:value-type="float" office:value="1894664.3664979" calcext:value-type="float">
            <text:p>1894664.3664979</text:p>
          </table:table-cell>
          <table:table-cell table:formula="of:=[.C119]/[.B119]" office:value-type="float" office:value="0.817713630458552" calcext:value-type="float">
            <text:p>0.817713630458552</text:p>
          </table:table-cell>
        </table:table-row>
        <table:table-row table:style-name="ro1">
          <table:table-cell table:formula="of:=VALUE([$prevalence_history_20220401.A120])" office:value-type="date" office:date-value="2022-02-27" calcext:value-type="date">
            <text:p>27/02/22</text:p>
          </table:table-cell>
          <table:table-cell table:formula="of:=[$prevalence_history_20220401.B120]" office:value-type="float" office:value="2283198.30916072" calcext:value-type="float">
            <text:p>2283198.30916072</text:p>
          </table:table-cell>
          <table:table-cell table:formula="of:=[$p_from_i_UK.C627]" office:value-type="float" office:value="1867685.12662851" calcext:value-type="float">
            <text:p>1867685.12662851</text:p>
          </table:table-cell>
          <table:table-cell table:formula="of:=[.C120]/[.B120]" office:value-type="float" office:value="0.818012661946588" calcext:value-type="float">
            <text:p>0.818012661946588</text:p>
          </table:table-cell>
        </table:table-row>
        <table:table-row table:style-name="ro1">
          <table:table-cell table:formula="of:=VALUE([$prevalence_history_20220401.A121])" office:value-type="date" office:date-value="2022-02-28" calcext:value-type="date">
            <text:p>28/02/22</text:p>
          </table:table-cell>
          <table:table-cell table:formula="of:=[$prevalence_history_20220401.B121]" office:value-type="float" office:value="2252301.14240576" calcext:value-type="float">
            <text:p>2252301.14240576</text:p>
          </table:table-cell>
          <table:table-cell table:formula="of:=[$p_from_i_UK.C628]" office:value-type="float" office:value="1843596.19361993" calcext:value-type="float">
            <text:p>1843596.19361993</text:p>
          </table:table-cell>
          <table:table-cell table:formula="of:=[.C121]/[.B121]" office:value-type="float" office:value="0.818538941755684" calcext:value-type="float">
            <text:p>0.818538941755684</text:p>
          </table:table-cell>
        </table:table-row>
        <table:table-row table:style-name="ro1">
          <table:table-cell table:formula="of:=VALUE([$prevalence_history_20220401.A122])" office:value-type="date" office:date-value="2022-03-01" calcext:value-type="date">
            <text:p>01/03/22</text:p>
          </table:table-cell>
          <table:table-cell table:formula="of:=[$prevalence_history_20220401.B122]" office:value-type="float" office:value="2224037.58753879" calcext:value-type="float">
            <text:p>2224037.58753879</text:p>
          </table:table-cell>
          <table:table-cell table:formula="of:=[$p_from_i_UK.C629]" office:value-type="float" office:value="1821925.19135832" calcext:value-type="float">
            <text:p>1821925.19135832</text:p>
          </table:table-cell>
          <table:table-cell table:formula="of:=[.C122]/[.B122]" office:value-type="float" office:value="0.819197122191867" calcext:value-type="float">
            <text:p>0.819197122191867</text:p>
          </table:table-cell>
        </table:table-row>
        <table:table-row table:style-name="ro1">
          <table:table-cell table:formula="of:=VALUE([$prevalence_history_20220401.A123])" office:value-type="date" office:date-value="2022-03-02" calcext:value-type="date">
            <text:p>02/03/22</text:p>
          </table:table-cell>
          <table:table-cell table:formula="of:=[$prevalence_history_20220401.B123]" office:value-type="float" office:value="2200829.21195052" calcext:value-type="float">
            <text:p>2200829.21195052</text:p>
          </table:table-cell>
          <table:table-cell table:formula="of:=[$p_from_i_UK.C630]" office:value-type="float" office:value="1804846.21242061" calcext:value-type="float">
            <text:p>1804846.21242061</text:p>
          </table:table-cell>
          <table:table-cell table:formula="of:=[.C123]/[.B123]" office:value-type="float" office:value="0.820075543627048" calcext:value-type="float">
            <text:p>0.820075543627048</text:p>
          </table:table-cell>
        </table:table-row>
        <table:table-row table:style-name="ro1">
          <table:table-cell table:formula="of:=VALUE([$prevalence_history_20220401.A124])" office:value-type="date" office:date-value="2022-03-03" calcext:value-type="date">
            <text:p>03/03/22</text:p>
          </table:table-cell>
          <table:table-cell table:formula="of:=[$prevalence_history_20220401.B124]" office:value-type="float" office:value="2182742.76225924" calcext:value-type="float">
            <text:p>2182742.76225924</text:p>
          </table:table-cell>
          <table:table-cell table:formula="of:=[$p_from_i_UK.C631]" office:value-type="float" office:value="1792265.73069727" calcext:value-type="float">
            <text:p>1792265.73069727</text:p>
          </table:table-cell>
          <table:table-cell table:formula="of:=[.C124]/[.B124]" office:value-type="float" office:value="0.821107169239765" calcext:value-type="float">
            <text:p>0.821107169239765</text:p>
          </table:table-cell>
        </table:table-row>
        <table:table-row table:style-name="ro1">
          <table:table-cell table:formula="of:=VALUE([$prevalence_history_20220401.A125])" office:value-type="date" office:date-value="2022-03-04" calcext:value-type="date">
            <text:p>04/03/22</text:p>
          </table:table-cell>
          <table:table-cell table:formula="of:=[$prevalence_history_20220401.B125]" office:value-type="float" office:value="2171214.31829348" calcext:value-type="float">
            <text:p>2171214.31829348</text:p>
          </table:table-cell>
          <table:table-cell table:formula="of:=[$p_from_i_UK.C632]" office:value-type="float" office:value="1785529.43462296" calcext:value-type="float">
            <text:p>1785529.43462296</text:p>
          </table:table-cell>
          <table:table-cell table:formula="of:=[.C125]/[.B125]" office:value-type="float" office:value="0.822364434307131" calcext:value-type="float">
            <text:p>0.822364434307131</text:p>
          </table:table-cell>
        </table:table-row>
        <table:table-row table:style-name="ro1">
          <table:table-cell table:formula="of:=VALUE([$prevalence_history_20220401.A126])" office:value-type="date" office:date-value="2022-03-05" calcext:value-type="date">
            <text:p>05/03/22</text:p>
          </table:table-cell>
          <table:table-cell table:formula="of:=[$prevalence_history_20220401.B126]" office:value-type="float" office:value="2166601.80342667" calcext:value-type="float">
            <text:p>2166601.80342667</text:p>
          </table:table-cell>
          <table:table-cell table:formula="of:=[$p_from_i_UK.C633]" office:value-type="float" office:value="1784825.13422343" calcext:value-type="float">
            <text:p>1784825.13422343</text:p>
          </table:table-cell>
          <table:table-cell table:formula="of:=[.C126]/[.B126]" office:value-type="float" office:value="0.823790108270275" calcext:value-type="float">
            <text:p>0.823790108270275</text:p>
          </table:table-cell>
        </table:table-row>
        <table:table-row table:style-name="ro1">
          <table:table-cell table:formula="of:=VALUE([$prevalence_history_20220401.A127])" office:value-type="date" office:date-value="2022-03-06" calcext:value-type="date">
            <text:p>06/03/22</text:p>
          </table:table-cell>
          <table:table-cell table:formula="of:=[$prevalence_history_20220401.B127]" office:value-type="float" office:value="2169494.96638992" calcext:value-type="float">
            <text:p>2169494.96638992</text:p>
          </table:table-cell>
          <table:table-cell table:formula="of:=[$p_from_i_UK.C634]" office:value-type="float" office:value="1790655.18463573" calcext:value-type="float">
            <text:p>1790655.18463573</text:p>
          </table:table-cell>
          <table:table-cell table:formula="of:=[.C127]/[.B127]" office:value-type="float" office:value="0.825378815059162" calcext:value-type="float">
            <text:p>0.825378815059162</text:p>
          </table:table-cell>
        </table:table-row>
        <table:table-row table:style-name="ro1">
          <table:table-cell table:formula="of:=VALUE([$prevalence_history_20220401.A128])" office:value-type="date" office:date-value="2022-03-07" calcext:value-type="date">
            <text:p>07/03/22</text:p>
          </table:table-cell>
          <table:table-cell table:formula="of:=[$prevalence_history_20220401.B128]" office:value-type="float" office:value="2181524.36625129" calcext:value-type="float">
            <text:p>2181524.36625129</text:p>
          </table:table-cell>
          <table:table-cell table:formula="of:=[$p_from_i_UK.C635]" office:value-type="float" office:value="1804532.10449745" calcext:value-type="float">
            <text:p>1804532.10449745</text:p>
          </table:table-cell>
          <table:table-cell table:formula="of:=[.C128]/[.B128]" office:value-type="float" office:value="0.827188608302524" calcext:value-type="float">
            <text:p>0.827188608302524</text:p>
          </table:table-cell>
        </table:table-row>
        <table:table-row table:style-name="ro1">
          <table:table-cell table:formula="of:=VALUE([$prevalence_history_20220401.A129])" office:value-type="date" office:date-value="2022-03-08" calcext:value-type="date">
            <text:p>08/03/22</text:p>
          </table:table-cell>
          <table:table-cell table:formula="of:=[$prevalence_history_20220401.B129]" office:value-type="float" office:value="2205095.87533586" calcext:value-type="float">
            <text:p>2205095.87533586</text:p>
          </table:table-cell>
          <table:table-cell table:formula="of:=[$p_from_i_UK.C636]" office:value-type="float" office:value="1828618.45077111" calcext:value-type="float">
            <text:p>1828618.45077111</text:p>
          </table:table-cell>
          <table:table-cell table:formula="of:=[.C129]/[.B129]" office:value-type="float" office:value="0.829269362490913" calcext:value-type="float">
            <text:p>0.829269362490913</text:p>
          </table:table-cell>
        </table:table-row>
        <table:table-row table:style-name="ro1">
          <table:table-cell table:formula="of:=VALUE([$prevalence_history_20220401.A130])" office:value-type="date" office:date-value="2022-03-09" calcext:value-type="date">
            <text:p>09/03/22</text:p>
          </table:table-cell>
          <table:table-cell table:formula="of:=[$prevalence_history_20220401.B130]" office:value-type="float" office:value="2240462.42999339" calcext:value-type="float">
            <text:p>2240462.42999339</text:p>
          </table:table-cell>
          <table:table-cell table:formula="of:=[$p_from_i_UK.C637]" office:value-type="float" office:value="1863065.48322271" calcext:value-type="float">
            <text:p>1863065.48322271</text:p>
          </table:table-cell>
          <table:table-cell table:formula="of:=[.C130]/[.B130]" office:value-type="float" office:value="0.831553994515412" calcext:value-type="float">
            <text:p>0.831553994515412</text:p>
          </table:table-cell>
        </table:table-row>
        <table:table-row table:style-name="ro1">
          <table:table-cell table:formula="of:=VALUE([$prevalence_history_20220401.A131])" office:value-type="date" office:date-value="2022-03-10" calcext:value-type="date">
            <text:p>10/03/22</text:p>
          </table:table-cell>
          <table:table-cell table:formula="of:=[$prevalence_history_20220401.B131]" office:value-type="float" office:value="2288746.80929362" calcext:value-type="float">
            <text:p>2288746.80929362</text:p>
          </table:table-cell>
          <table:table-cell table:formula="of:=[$p_from_i_UK.C638]" office:value-type="float" office:value="1908750.34323062" calcext:value-type="float">
            <text:p>1908750.34323062</text:p>
          </table:table-cell>
          <table:table-cell table:formula="of:=[.C131]/[.B131]" office:value-type="float" office:value="0.833971820508937" calcext:value-type="float">
            <text:p>0.833971820508937</text:p>
          </table:table-cell>
        </table:table-row>
        <table:table-row table:style-name="ro1">
          <table:table-cell table:formula="of:=VALUE([$prevalence_history_20220401.A132])" office:value-type="date" office:date-value="2022-03-11" calcext:value-type="date">
            <text:p>11/03/22</text:p>
          </table:table-cell>
          <table:table-cell table:formula="of:=[$prevalence_history_20220401.B132]" office:value-type="float" office:value="2349851.60354518" calcext:value-type="float">
            <text:p>2349851.60354518</text:p>
          </table:table-cell>
          <table:table-cell table:formula="of:=[$p_from_i_UK.C639]" office:value-type="float" office:value="1965342.80475753" calcext:value-type="float">
            <text:p>1965342.80475753</text:p>
          </table:table-cell>
          <table:table-cell table:formula="of:=[.C132]/[.B132]" office:value-type="float" office:value="0.836368901675515" calcext:value-type="float">
            <text:p>0.836368901675515</text:p>
          </table:table-cell>
        </table:table-row>
        <table:table-row table:style-name="ro1">
          <table:table-cell table:formula="of:=VALUE([$prevalence_history_20220401.A133])" office:value-type="date" office:date-value="2022-03-12" calcext:value-type="date">
            <text:p>12/03/22</text:p>
          </table:table-cell>
          <table:table-cell table:formula="of:=[$prevalence_history_20220401.B133]" office:value-type="float" office:value="2423082.56816634" calcext:value-type="float">
            <text:p>2423082.56816634</text:p>
          </table:table-cell>
          <table:table-cell table:formula="of:=[$p_from_i_UK.C640]" office:value-type="float" office:value="2031924.29258571" calcext:value-type="float">
            <text:p>2031924.29258571</text:p>
          </table:table-cell>
          <table:table-cell table:formula="of:=[.C133]/[.B133]" office:value-type="float" office:value="0.83856997664069" calcext:value-type="float">
            <text:p>0.83856997664069</text:p>
          </table:table-cell>
        </table:table-row>
        <table:table-row table:style-name="ro1">
          <table:table-cell table:formula="of:=VALUE([$prevalence_history_20220401.A134])" office:value-type="date" office:date-value="2022-03-13" calcext:value-type="date">
            <text:p>13/03/22</text:p>
          </table:table-cell>
          <table:table-cell table:formula="of:=[$prevalence_history_20220401.B134]" office:value-type="float" office:value="2507133.86324099" calcext:value-type="float">
            <text:p>2507133.86324099</text:p>
          </table:table-cell>
          <table:table-cell table:formula="of:=[$p_from_i_UK.C641]" office:value-type="float" office:value="2106930.04887847" calcext:value-type="float">
            <text:p>2106930.04887847</text:p>
          </table:table-cell>
          <table:table-cell table:formula="of:=[.C134]/[.B134]" office:value-type="float" office:value="0.840373974349669" calcext:value-type="float">
            <text:p>0.840373974349669</text:p>
          </table:table-cell>
        </table:table-row>
        <table:table-row table:style-name="ro1">
          <table:table-cell table:formula="of:=VALUE([$prevalence_history_20220401.A135])" office:value-type="date" office:date-value="2022-03-14" calcext:value-type="date">
            <text:p>14/03/22</text:p>
          </table:table-cell>
          <table:table-cell table:formula="of:=[$prevalence_history_20220401.B135]" office:value-type="float" office:value="2601933.58163299" calcext:value-type="float">
            <text:p>2601933.58163299</text:p>
          </table:table-cell>
          <table:table-cell table:formula="of:=[$p_from_i_UK.C642]" office:value-type="float" office:value="2190272.63894818" calcext:value-type="float">
            <text:p>2190272.63894818</text:p>
          </table:table-cell>
          <table:table-cell table:formula="of:=[.C135]/[.B135]" office:value-type="float" office:value="0.841786529221684" calcext:value-type="float">
            <text:p>0.841786529221684</text:p>
          </table:table-cell>
        </table:table-row>
        <table:table-row table:style-name="ro1">
          <table:table-cell table:formula="of:=VALUE([$prevalence_history_20220401.A136])" office:value-type="date" office:date-value="2022-03-15" calcext:value-type="date">
            <text:p>15/03/22</text:p>
          </table:table-cell>
          <table:table-cell table:formula="of:=[$prevalence_history_20220401.B136]" office:value-type="float" office:value="2706486.36889106" calcext:value-type="float">
            <text:p>2706486.36889106</text:p>
          </table:table-cell>
          <table:table-cell table:formula="of:=[$p_from_i_UK.C643]" office:value-type="float" office:value="2281049.25621954" calcext:value-type="float">
            <text:p>2281049.25621954</text:p>
          </table:table-cell>
          <table:table-cell table:formula="of:=[.C136]/[.B136]" office:value-type="float" office:value="0.842808329810345" calcext:value-type="float">
            <text:p>0.842808329810345</text:p>
          </table:table-cell>
        </table:table-row>
        <table:table-row table:style-name="ro1">
          <table:table-cell table:formula="of:=VALUE([$prevalence_history_20220401.A137])" office:value-type="date" office:date-value="2022-03-16" calcext:value-type="date">
            <text:p>16/03/22</text:p>
          </table:table-cell>
          <table:table-cell table:formula="of:=[$prevalence_history_20220401.B137]" office:value-type="float" office:value="2818667.58447118" calcext:value-type="float">
            <text:p>2818667.58447118</text:p>
          </table:table-cell>
          <table:table-cell table:formula="of:=[$p_from_i_UK.C644]" office:value-type="float" office:value="2377279.34834696" calcext:value-type="float">
            <text:p>2377279.34834696</text:p>
          </table:table-cell>
          <table:table-cell table:formula="of:=[.C137]/[.B137]" office:value-type="float" office:value="0.843405359838829" calcext:value-type="float">
            <text:p>0.843405359838829</text:p>
          </table:table-cell>
        </table:table-row>
        <table:table-row table:style-name="ro1">
          <table:table-cell table:formula="of:=VALUE([$prevalence_history_20220401.A138])" office:value-type="date" office:date-value="2022-03-17" calcext:value-type="date">
            <text:p>17/03/22</text:p>
          </table:table-cell>
          <table:table-cell table:formula="of:=[$prevalence_history_20220401.B138]" office:value-type="float" office:value="2940192.23220466" calcext:value-type="float">
            <text:p>2940192.23220466</text:p>
          </table:table-cell>
          <table:table-cell table:formula="of:=[$p_from_i_UK.C645]" office:value-type="float" office:value="2480887.72295288" calcext:value-type="float">
            <text:p>2480887.72295288</text:p>
          </table:table-cell>
          <table:table-cell table:formula="of:=[.C138]/[.B138]" office:value-type="float" office:value="0.843784190631856" calcext:value-type="float">
            <text:p>0.843784190631856</text:p>
          </table:table-cell>
        </table:table-row>
        <table:table-row table:style-name="ro1">
          <table:table-cell table:formula="of:=VALUE([$prevalence_history_20220401.A139])" office:value-type="date" office:date-value="2022-03-18" calcext:value-type="date">
            <text:p>18/03/22</text:p>
          </table:table-cell>
          <table:table-cell table:formula="of:=[$prevalence_history_20220401.B139]" office:value-type="float" office:value="3068345.72817281" calcext:value-type="float">
            <text:p>3068345.72817281</text:p>
          </table:table-cell>
          <table:table-cell table:formula="of:=[$p_from_i_UK.C646]" office:value-type="float" office:value="2589450.90143081" calcext:value-type="float">
            <text:p>2589450.90143081</text:p>
          </table:table-cell>
          <table:table-cell table:formula="of:=[.C139]/[.B139]" office:value-type="float" office:value="0.843924098140277" calcext:value-type="float">
            <text:p>0.843924098140277</text:p>
          </table:table-cell>
        </table:table-row>
        <table:table-row table:style-name="ro1">
          <table:table-cell table:formula="of:=VALUE([$prevalence_history_20220401.A140])" office:value-type="date" office:date-value="2022-03-19" calcext:value-type="date">
            <text:p>19/03/22</text:p>
          </table:table-cell>
          <table:table-cell table:formula="of:=[$prevalence_history_20220401.B140]" office:value-type="float" office:value="3200283.6560356" calcext:value-type="float">
            <text:p>3200283.6560356</text:p>
          </table:table-cell>
          <table:table-cell table:formula="of:=[$p_from_i_UK.C647]" office:value-type="float" office:value="2700391.09910058" calcext:value-type="float">
            <text:p>2700391.09910058</text:p>
          </table:table-cell>
          <table:table-cell table:formula="of:=[.C140]/[.B140]" office:value-type="float" office:value="0.843797422146551" calcext:value-type="float">
            <text:p>0.843797422146551</text:p>
          </table:table-cell>
        </table:table-row>
        <table:table-row table:style-name="ro1">
          <table:table-cell table:formula="of:=VALUE([$prevalence_history_20220401.A141])" office:value-type="date" office:date-value="2022-03-20" calcext:value-type="date">
            <text:p>20/03/22</text:p>
          </table:table-cell>
          <table:table-cell table:formula="of:=[$prevalence_history_20220401.B141]" office:value-type="float" office:value="3335465.81380341" calcext:value-type="float">
            <text:p>3335465.81380341</text:p>
          </table:table-cell>
          <table:table-cell table:formula="of:=[$p_from_i_UK.C648]" office:value-type="float" office:value="2813339.09039788" calcext:value-type="float">
            <text:p>2813339.09039788</text:p>
          </table:table-cell>
          <table:table-cell table:formula="of:=[.C141]/[.B141]" office:value-type="float" office:value="0.843462127165335" calcext:value-type="float">
            <text:p>0.843462127165335</text:p>
          </table:table-cell>
        </table:table-row>
        <table:table-row table:style-name="ro1">
          <table:table-cell table:formula="of:=VALUE([$prevalence_history_20220401.A142])" office:value-type="date" office:date-value="2022-03-21" calcext:value-type="date">
            <text:p>21/03/22</text:p>
          </table:table-cell>
          <table:table-cell table:formula="of:=[$prevalence_history_20220401.B142]" office:value-type="float" office:value="3471048.87935953" calcext:value-type="float">
            <text:p>3471048.87935953</text:p>
          </table:table-cell>
          <table:table-cell table:formula="of:=[$p_from_i_UK.C649]" office:value-type="float" office:value="2925691.23939607" calcext:value-type="float">
            <text:p>2925691.23939607</text:p>
          </table:table-cell>
          <table:table-cell table:formula="of:=[.C142]/[.B142]" office:value-type="float" office:value="0.84288390658904" calcext:value-type="float">
            <text:p>0.84288390658904</text:p>
          </table:table-cell>
        </table:table-row>
        <table:table-row table:style-name="ro1">
          <table:table-cell table:formula="of:=VALUE([$prevalence_history_20220401.A143])" office:value-type="date" office:date-value="2022-03-22" calcext:value-type="date">
            <text:p>22/03/22</text:p>
          </table:table-cell>
          <table:table-cell table:formula="of:=[$prevalence_history_20220401.B143]" office:value-type="float" office:value="3605768.98110139" calcext:value-type="float">
            <text:p>3605768.98110139</text:p>
          </table:table-cell>
          <table:table-cell table:formula="of:=[$p_from_i_UK.C650]" office:value-type="float" office:value="3036448.51304997" calcext:value-type="float">
            <text:p>3036448.51304997</text:p>
          </table:table-cell>
          <table:table-cell table:formula="of:=[.C143]/[.B143]" office:value-type="float" office:value="0.842108445927803" calcext:value-type="float">
            <text:p>0.842108445927803</text:p>
          </table:table-cell>
        </table:table-row>
        <table:table-row table:style-name="ro1">
          <table:table-cell table:formula="of:=VALUE([$prevalence_history_20220401.A144])" office:value-type="date" office:date-value="2022-03-23" calcext:value-type="date">
            <text:p>23/03/22</text:p>
          </table:table-cell>
          <table:table-cell table:formula="of:=[$prevalence_history_20220401.B144]" office:value-type="float" office:value="3737106.98740981" calcext:value-type="float">
            <text:p>3737106.98740981</text:p>
          </table:table-cell>
          <table:table-cell table:formula="of:=[$p_from_i_UK.C651]" office:value-type="float" office:value="3143260.74757313" calcext:value-type="float">
            <text:p>3143260.74757313</text:p>
          </table:table-cell>
          <table:table-cell table:formula="of:=[.C144]/[.B144]" office:value-type="float" office:value="0.841094664445699" calcext:value-type="float">
            <text:p>0.841094664445699</text:p>
          </table:table-cell>
        </table:table-row>
        <table:table-row table:style-name="ro1">
          <table:table-cell table:formula="of:=VALUE([$prevalence_history_20220401.A145])" office:value-type="date" office:date-value="2022-03-24" calcext:value-type="date">
            <text:p>24/03/22</text:p>
          </table:table-cell>
          <table:table-cell table:formula="of:=[$prevalence_history_20220401.B145]" office:value-type="float" office:value="3863465.45636865" calcext:value-type="float">
            <text:p>3863465.45636865</text:p>
          </table:table-cell>
          <table:table-cell table:formula="of:=[$p_from_i_UK.C652]" office:value-type="float" office:value="3245077.55902444" calcext:value-type="float">
            <text:p>3245077.55902444</text:p>
          </table:table-cell>
          <table:table-cell table:formula="of:=[.C145]/[.B145]" office:value-type="float" office:value="0.839939581619698" calcext:value-type="float">
            <text:p>0.839939581619698</text:p>
          </table:table-cell>
        </table:table-row>
        <table:table-row table:style-name="ro1">
          <table:table-cell table:formula="of:=VALUE([$prevalence_history_20220401.A146])" office:value-type="date" office:date-value="2022-03-25" calcext:value-type="date">
            <text:p>25/03/22</text:p>
          </table:table-cell>
          <table:table-cell table:formula="of:=[$prevalence_history_20220401.B146]" office:value-type="float" office:value="3984019.16781891" calcext:value-type="float">
            <text:p>3984019.16781891</text:p>
          </table:table-cell>
          <table:table-cell table:formula="of:=[$p_from_i_UK.C653]" office:value-type="float" office:value="3341479.19955646" calcext:value-type="float">
            <text:p>3341479.19955646</text:p>
          </table:table-cell>
          <table:table-cell table:formula="of:=[.C146]/[.B146]" office:value-type="float" office:value="0.838720663431392" calcext:value-type="float">
            <text:p>0.838720663431392</text:p>
          </table:table-cell>
        </table:table-row>
        <table:table-row table:style-name="ro1">
          <table:table-cell table:formula="of:=VALUE([$prevalence_history_20220401.A147])" office:value-type="date" office:date-value="2022-03-26" calcext:value-type="date">
            <text:p>26/03/22</text:p>
          </table:table-cell>
          <table:table-cell table:formula="of:=[$prevalence_history_20220401.B147]" office:value-type="float" office:value="4097863.08988523" calcext:value-type="float">
            <text:p>4097863.08988523</text:p>
          </table:table-cell>
          <table:table-cell table:formula="of:=[$p_from_i_UK.C654]" office:value-type="float" office:value="3431806.2077573" calcext:value-type="float">
            <text:p>3431806.2077573</text:p>
          </table:table-cell>
          <table:table-cell table:formula="of:=[.C147]/[.B147]" office:value-type="float" office:value="0.837462387708374" calcext:value-type="float">
            <text:p>0.837462387708374</text:p>
          </table:table-cell>
        </table:table-row>
        <table:table-row table:style-name="ro1">
          <table:table-cell table:formula="of:=VALUE([$prevalence_history_20220401.A148])" office:value-type="date" office:date-value="2022-03-27" calcext:value-type="date">
            <text:p>27/03/22</text:p>
          </table:table-cell>
          <table:table-cell table:formula="of:=[$prevalence_history_20220401.B148]" office:value-type="float" office:value="4201714.98265371" calcext:value-type="float">
            <text:p>4201714.98265371</text:p>
          </table:table-cell>
          <table:table-cell table:formula="of:=[$p_from_i_UK.C655]" office:value-type="float" office:value="3513246.95371169" calcext:value-type="float">
            <text:p>3513246.95371169</text:p>
          </table:table-cell>
          <table:table-cell table:formula="of:=[.C148]/[.B148]" office:value-type="float" office:value="0.836145947122953" calcext:value-type="float">
            <text:p>0.836145947122953</text:p>
          </table:table-cell>
        </table:table-row>
        <table:table-row table:style-name="ro1">
          <table:table-cell table:formula="of:=VALUE([$prevalence_history_20220401.A149])" office:value-type="date" office:date-value="2022-03-28" calcext:value-type="date">
            <text:p>28/03/22</text:p>
          </table:table-cell>
          <table:table-cell table:formula="of:=[$prevalence_history_20220401.B149]" office:value-type="float" office:value="4293484.03910085" calcext:value-type="float">
            <text:p>4293484.03910085</text:p>
          </table:table-cell>
          <table:table-cell table:formula="of:=[$p_from_i_UK.C656]" office:value-type="float" office:value="3583905.81507004" calcext:value-type="float">
            <text:p>3583905.81507004</text:p>
          </table:table-cell>
          <table:table-cell table:formula="of:=[.C149]/[.B149]" office:value-type="float" office:value="0.834731370241821" calcext:value-type="float">
            <text:p>0.834731370241821</text:p>
          </table:table-cell>
        </table:table-row>
        <table:table-row table:style-name="ro1">
          <table:table-cell table:formula="of:=VALUE([$prevalence_history_20220401.A150])" office:value-type="date" office:date-value="2022-03-29" calcext:value-type="date">
            <text:p>29/03/22</text:p>
          </table:table-cell>
          <table:table-cell table:formula="of:=[$prevalence_history_20220401.B150]" office:value-type="float" office:value="4374572.90902805" calcext:value-type="float">
            <text:p>4374572.90902805</text:p>
          </table:table-cell>
          <table:table-cell table:formula="of:=[$p_from_i_UK.C657]" office:value-type="float" office:value="3645524.55567421" calcext:value-type="float">
            <text:p>3645524.55567421</text:p>
          </table:table-cell>
          <table:table-cell table:formula="of:=[.C150]/[.B150]" office:value-type="float" office:value="0.833344107295763" calcext:value-type="float">
            <text:p>0.833344107295763</text:p>
          </table:table-cell>
        </table:table-row>
        <table:table-row table:style-name="ro1">
          <table:table-cell table:formula="of:=VALUE([$prevalence_history_20220401.A151])" office:value-type="date" office:date-value="2022-03-30" calcext:value-type="date">
            <text:p>30/03/22</text:p>
          </table:table-cell>
          <table:table-cell table:formula="of:=[$prevalence_history_20220401.B151]" office:value-type="float" office:value="4442987.31516464" calcext:value-type="float">
            <text:p>4442987.31516464</text:p>
          </table:table-cell>
          <table:table-cell table:formula="of:=[$p_from_i_UK.C658]" office:value-type="float" office:value="3696225.52431534" calcext:value-type="float">
            <text:p>3696225.52431534</text:p>
          </table:table-cell>
          <table:table-cell table:formula="of:=[.C151]/[.B151]" office:value-type="float" office:value="0.831923492488831" calcext:value-type="float">
            <text:p>0.831923492488831</text:p>
          </table:table-cell>
        </table:table-row>
        <table:table-row table:style-name="ro1">
          <table:table-cell table:formula="of:=VALUE([$prevalence_history_20220401.A152])" office:value-type="date" office:date-value="2022-03-31" calcext:value-type="date">
            <text:p>31/03/22</text:p>
          </table:table-cell>
          <table:table-cell table:formula="of:=[$prevalence_history_20220401.B152]" office:value-type="float" office:value="4498791.40002867" calcext:value-type="float">
            <text:p>4498791.40002867</text:p>
          </table:table-cell>
          <table:table-cell table:formula="of:=[$p_from_i_UK.C659]" office:value-type="float" office:value="3736194.45793128" calcext:value-type="float">
            <text:p>3736194.45793128</text:p>
          </table:table-cell>
          <table:table-cell table:formula="of:=[.C152]/[.B152]" office:value-type="float" office:value="0.830488485842547" calcext:value-type="float">
            <text:p>0.830488485842547</text:p>
          </table:table-cell>
        </table:table-row>
        <table:table-row table:style-name="ro1" table:number-rows-repeated="10484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6:40:38.436131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16:42:07.133359567</dc:date>
    <meta:editing-duration>PT36M58S</meta:editing-duration>
    <meta:editing-cycles>6</meta:editing-cycles>
    <meta:generator>LibreOffice/7.2.5.2.0$Linux_X86_64 LibreOffice_project/20$Build-2</meta:generator>
    <meta:document-statistic meta:table-count="3" meta:cell-count="288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1:Sheet3.C225" chart:data-source-has-labels="both" svg:x="0.319cm" svg:y="0.18cm" svg:width="11.979cm" svg:height="8.646cm">
          <chart:coordinate-region svg:x="1.866cm" svg:y="0.379cm" svg:width="10.432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25" chart:label-cell-address="Sheet3.B1:Sheet3.B1" chart:class="chart:line">
            <chart:data-point chart:repeated="224"/>
          </chart:series>
          <chart:series chart:style-name="ch8" chart:values-cell-range-address="Sheet3.C2:Sheet3.C225" chart:label-cell-address="Sheet3.C1:Sheet3.C1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010194.39294133">
                <text:p>1010194.39294133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005559.99220938">
                <text:p>1005559.9922093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997870.655980421">
                <text:p>997870.65598042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986982.945612274">
                <text:p>986982.94561227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974192.91260698">
                <text:p>974192.9126069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959936.813861469">
                <text:p>959936.81386146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944212.058498837">
                <text:p>944212.058498837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926626.853542853">
                <text:p>926626.85354285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908077.153339065">
                <text:p>908077.153339065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890311.677544528">
                <text:p>890311.67754452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873409.65631182">
                <text:p>873409.65631182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857288.18942709">
                <text:p>857288.18942709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843256.823374192">
                <text:p>843256.823374192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831033.889915538">
                <text:p>831033.889915538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821590.572230906">
                <text:p>821590.57223090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815245.322028621">
                <text:p>815245.322028621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811931.236352081">
                <text:p>811931.23635208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811657.447812577">
                <text:p>811657.447812577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814335.083068485">
                <text:p>814335.083068485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819813.363487732">
                <text:p>819813.36348773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826465.363653805">
                <text:p>826465.36365380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835336.904539286">
                <text:p>835336.904539286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844464.329630599">
                <text:p>844464.329630599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853303.683379388">
                <text:p>853303.683379388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861126.840894956">
                <text:p>861126.84089495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868409.166201341">
                <text:p>868409.166201341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874699.968339512">
                <text:p>874699.96833951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880289.271617856">
                <text:p>880289.271617856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884744.381171084">
                <text:p>884744.381171084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888601.34585499">
                <text:p>888601.34585499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892044.632095385">
                <text:p>892044.63209538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895932.794825272">
                <text:p>895932.79482527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899910.322901177">
                <text:p>899910.32290117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904063.023322513">
                <text:p>904063.023322513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908774.014964065">
                <text:p>908774.014964065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912727.205363994">
                <text:p>912727.205363994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916004.721008055">
                <text:p>916004.72100805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919857.805751046">
                <text:p>919857.805751046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924807.761783779">
                <text:p>924807.7617837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930816.138664457">
                <text:p>930816.13866445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937952.953023269">
                <text:p>937952.953023269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946968.694008537">
                <text:p>946968.69400853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958268.118320876">
                <text:p>958268.11832087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973375.36726895">
                <text:p>973375.36726895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996330.637249874">
                <text:p>996330.6372498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026702.78687421">
                <text:p>1026702.7868742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063428.05223696">
                <text:p>1063428.0522369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106060.46988599">
                <text:p>1106060.46988599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155335.47939967">
                <text:p>1155335.4793996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209904.79120514">
                <text:p>1209904.79120514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269798.46033903">
                <text:p>1269798.46033903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334336.44197452">
                <text:p>1334336.4419745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403710.51073328">
                <text:p>1403710.5107332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476889.87060269">
                <text:p>1476889.87060269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550953.78469348">
                <text:p>1550953.78469348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624793.04489284">
                <text:p>1624793.0448928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697373.28745561">
                <text:p>1697373.2874556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1767707.62849712">
                <text:p>1767707.6284971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1834578.72001399">
                <text:p>1834578.7200139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1899343.55861705">
                <text:p>1899343.55861705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1961586.72714039">
                <text:p>1961586.7271403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020441.93907169">
                <text:p>2020441.93907169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074015.14625623">
                <text:p>2074015.1462562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122616.02908382">
                <text:p>2122616.0290838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165664.1610975">
                <text:p>2165664.161097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201682.74430871">
                <text:p>2201682.74430871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230027.2936893">
                <text:p>2230027.293689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250841.88011353">
                <text:p>2250841.88011353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264648.36014282">
                <text:p>2264648.3601428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271339.52792044">
                <text:p>2271339.52792044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270283.77835816">
                <text:p>2270283.77835816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260460.14287251">
                <text:p>2260460.1428725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241428.34219559">
                <text:p>2241428.34219559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213476.15893896">
                <text:p>2213476.1589389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178575.15315251">
                <text:p>2178575.15315251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138634.10483602">
                <text:p>2138634.10483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095819.30572551">
                <text:p>2095819.3057255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051256.54785544">
                <text:p>2051256.54785544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004905.3549356">
                <text:p>2004905.3549356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1959697.65630487">
                <text:p>1959697.65630487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1917993.71674325">
                <text:p>1917993.7167432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1881671.72930997">
                <text:p>1881671.7293099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1851239.81310769">
                <text:p>1851239.8131076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1827888.87896109">
                <text:p>1827888.87896109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1812350.38189209">
                <text:p>1812350.38189209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1804463.82209212">
                <text:p>1804463.82209212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1804423.91908291">
                <text:p>1804423.9190829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1812400.77634792">
                <text:p>1812400.77634792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1827336.59392915">
                <text:p>1827336.5939291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1848782.82297269">
                <text:p>1848782.82297269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1875573.96279424">
                <text:p>1875573.9627942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1906067.73315355">
                <text:p>1906067.7331535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1939240.91906424">
                <text:p>1939240.9190642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1974925.24696772">
                <text:p>1974925.24696772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012213.99436794">
                <text:p>2012213.9943679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049087.30908166">
                <text:p>2049087.30908166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084953.65218151">
                <text:p>2084953.65218151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118210.6707657">
                <text:p>2118210.670765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147344.98156638">
                <text:p>2147344.9815663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171623.78113115">
                <text:p>2171623.78113115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190553.99600011">
                <text:p>2190553.9960001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203888.71069123">
                <text:p>2203888.71069123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212490.52852187">
                <text:p>2212490.5285218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216128.63748268">
                <text:p>2216128.63748268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214208.86419542">
                <text:p>2214208.8641954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207417.67614457">
                <text:p>2207417.67614457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195327.30428097">
                <text:p>2195327.30428097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177398.91273238">
                <text:p>2177398.91273238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156776.76088363">
                <text:p>2156776.76088363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133212.14610214">
                <text:p>2133212.14610214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107336.13892394">
                <text:p>2107336.1389239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079556.77668242">
                <text:p>2079556.77668242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050550.73516513">
                <text:p>2050550.7351651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019767.54150155">
                <text:p>2019767.5415015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1987631.89497229">
                <text:p>1987631.89497229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1955437.2979934">
                <text:p>1955437.2979934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1924397.93963799">
                <text:p>1924397.93963799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1894664.3664979">
                <text:p>1894664.3664979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1867685.12662851">
                <text:p>1867685.12662851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1843596.19361993">
                <text:p>1843596.19361993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1821925.19135832">
                <text:p>1821925.19135832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1804846.21242061">
                <text:p>1804846.21242061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1792265.73069727">
                <text:p>1792265.73069727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1785529.43462296">
                <text:p>1785529.43462296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1784825.13422343">
                <text:p>1784825.13422343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1790655.18463573">
                <text:p>1790655.18463573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1804532.10449745">
                <text:p>1804532.10449745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1828618.45077111">
                <text:p>1828618.45077111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1863065.48322271">
                <text:p>1863065.48322271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1908750.34323062">
                <text:p>1908750.34323062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1965342.80475753">
                <text:p>1965342.8047575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031924.29258571">
                <text:p>2031924.29258571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106930.04887847">
                <text:p>2106930.04887847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190272.63894818">
                <text:p>2190272.63894818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281049.25621954">
                <text:p>2281049.25621954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377279.34834696">
                <text:p>2377279.34834696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480887.72295288">
                <text:p>2480887.72295288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589450.90143081">
                <text:p>2589450.9014308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2700391.09910058">
                <text:p>2700391.09910058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2813339.09039788">
                <text:p>2813339.09039788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2925691.23939607">
                <text:p>2925691.2393960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036448.51304997">
                <text:p>3036448.51304997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143260.74757313">
                <text:p>3143260.74757313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245077.55902444">
                <text:p>3245077.55902444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341479.19955646">
                <text:p>3341479.19955646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431806.2077573">
                <text:p>3431806.2077573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3513246.95371169">
                <text:p>3513246.95371169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3583905.81507004">
                <text:p>3583905.8150700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3645524.55567421">
                <text:p>3645524.55567421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3696225.52431534">
                <text:p>3696225.52431534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3736194.45793128">
                <text:p>3736194.45793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1:Sheet3.C225" chart:data-source-has-labels="both" svg:x="0.319cm" svg:y="0.18cm" svg:width="11.979cm" svg:height="8.646cm">
          <chart:coordinate-region svg:x="2.052cm" svg:y="0.379cm" svg:width="10.246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225" chart:label-cell-address="Sheet3.B1:Sheet3.B1" chart:class="chart:line">
            <chart:data-point chart:repeated="224"/>
          </chart:series>
          <chart:series chart:style-name="ch9" chart:values-cell-range-address="Sheet3.C2:Sheet3.C225" chart:label-cell-address="Sheet3.C1:Sheet3.C1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010194.39294133">
                <text:p>1010194.39294133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005559.99220938">
                <text:p>1005559.9922093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997870.655980421">
                <text:p>997870.65598042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986982.945612274">
                <text:p>986982.94561227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974192.91260698">
                <text:p>974192.9126069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959936.813861469">
                <text:p>959936.813861469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944212.058498837">
                <text:p>944212.058498837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926626.853542853">
                <text:p>926626.85354285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908077.153339065">
                <text:p>908077.153339065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890311.677544528">
                <text:p>890311.67754452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873409.65631182">
                <text:p>873409.65631182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857288.18942709">
                <text:p>857288.18942709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843256.823374192">
                <text:p>843256.823374192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831033.889915538">
                <text:p>831033.889915538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821590.572230906">
                <text:p>821590.57223090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815245.322028621">
                <text:p>815245.322028621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811931.236352081">
                <text:p>811931.23635208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811657.447812577">
                <text:p>811657.447812577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814335.083068485">
                <text:p>814335.083068485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819813.363487732">
                <text:p>819813.36348773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826465.363653805">
                <text:p>826465.36365380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835336.904539286">
                <text:p>835336.904539286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844464.329630599">
                <text:p>844464.329630599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853303.683379388">
                <text:p>853303.683379388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861126.840894956">
                <text:p>861126.84089495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868409.166201341">
                <text:p>868409.166201341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874699.968339512">
                <text:p>874699.96833951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880289.271617856">
                <text:p>880289.271617856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884744.381171084">
                <text:p>884744.381171084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888601.34585499">
                <text:p>888601.34585499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892044.632095385">
                <text:p>892044.63209538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895932.794825272">
                <text:p>895932.79482527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899910.322901177">
                <text:p>899910.32290117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904063.023322513">
                <text:p>904063.023322513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908774.014964065">
                <text:p>908774.014964065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912727.205363994">
                <text:p>912727.205363994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916004.721008055">
                <text:p>916004.72100805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919857.805751046">
                <text:p>919857.805751046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924807.761783779">
                <text:p>924807.7617837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930816.138664457">
                <text:p>930816.13866445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937952.953023269">
                <text:p>937952.953023269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946968.694008537">
                <text:p>946968.69400853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958268.118320876">
                <text:p>958268.11832087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973375.36726895">
                <text:p>973375.36726895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996330.637249874">
                <text:p>996330.6372498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026702.78687421">
                <text:p>1026702.7868742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063428.05223696">
                <text:p>1063428.0522369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106060.46988599">
                <text:p>1106060.46988599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155335.47939967">
                <text:p>1155335.4793996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209904.79120514">
                <text:p>1209904.79120514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269798.46033903">
                <text:p>1269798.46033903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334336.44197452">
                <text:p>1334336.4419745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403710.51073328">
                <text:p>1403710.5107332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476889.87060269">
                <text:p>1476889.87060269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550953.78469348">
                <text:p>1550953.78469348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624793.04489284">
                <text:p>1624793.0448928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697373.28745561">
                <text:p>1697373.2874556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1767707.62849712">
                <text:p>1767707.6284971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1834578.72001399">
                <text:p>1834578.7200139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1899343.55861705">
                <text:p>1899343.55861705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1961586.72714039">
                <text:p>1961586.7271403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020441.93907169">
                <text:p>2020441.93907169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074015.14625623">
                <text:p>2074015.1462562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122616.02908382">
                <text:p>2122616.02908382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165664.1610975">
                <text:p>2165664.161097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201682.74430871">
                <text:p>2201682.74430871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230027.2936893">
                <text:p>2230027.293689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250841.88011353">
                <text:p>2250841.88011353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264648.36014282">
                <text:p>2264648.3601428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271339.52792044">
                <text:p>2271339.52792044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270283.77835816">
                <text:p>2270283.77835816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260460.14287251">
                <text:p>2260460.1428725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241428.34219559">
                <text:p>2241428.34219559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213476.15893896">
                <text:p>2213476.1589389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178575.15315251">
                <text:p>2178575.15315251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138634.10483602">
                <text:p>2138634.10483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095819.30572551">
                <text:p>2095819.3057255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051256.54785544">
                <text:p>2051256.54785544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004905.3549356">
                <text:p>2004905.3549356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1959697.65630487">
                <text:p>1959697.65630487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1917993.71674325">
                <text:p>1917993.7167432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1881671.72930997">
                <text:p>1881671.7293099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1851239.81310769">
                <text:p>1851239.8131076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1827888.87896109">
                <text:p>1827888.87896109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1812350.38189209">
                <text:p>1812350.38189209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1804463.82209212">
                <text:p>1804463.82209212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1804423.91908291">
                <text:p>1804423.9190829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1812400.77634792">
                <text:p>1812400.77634792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1827336.59392915">
                <text:p>1827336.5939291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1848782.82297269">
                <text:p>1848782.82297269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1875573.96279424">
                <text:p>1875573.9627942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1906067.73315355">
                <text:p>1906067.7331535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1939240.91906424">
                <text:p>1939240.9190642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1974925.24696772">
                <text:p>1974925.24696772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012213.99436794">
                <text:p>2012213.9943679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049087.30908166">
                <text:p>2049087.30908166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084953.65218151">
                <text:p>2084953.65218151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118210.6707657">
                <text:p>2118210.670765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147344.98156638">
                <text:p>2147344.9815663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171623.78113115">
                <text:p>2171623.78113115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190553.99600011">
                <text:p>2190553.9960001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203888.71069123">
                <text:p>2203888.71069123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212490.52852187">
                <text:p>2212490.5285218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216128.63748268">
                <text:p>2216128.63748268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214208.86419542">
                <text:p>2214208.8641954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207417.67614457">
                <text:p>2207417.67614457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195327.30428097">
                <text:p>2195327.30428097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177398.91273238">
                <text:p>2177398.91273238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156776.76088363">
                <text:p>2156776.76088363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133212.14610214">
                <text:p>2133212.14610214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107336.13892394">
                <text:p>2107336.1389239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079556.77668242">
                <text:p>2079556.77668242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050550.73516513">
                <text:p>2050550.7351651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019767.54150155">
                <text:p>2019767.5415015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1987631.89497229">
                <text:p>1987631.89497229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1955437.2979934">
                <text:p>1955437.2979934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1924397.93963799">
                <text:p>1924397.93963799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1894664.3664979">
                <text:p>1894664.3664979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1867685.12662851">
                <text:p>1867685.12662851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1843596.19361993">
                <text:p>1843596.19361993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1821925.19135832">
                <text:p>1821925.19135832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1804846.21242061">
                <text:p>1804846.21242061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1792265.73069727">
                <text:p>1792265.73069727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1785529.43462296">
                <text:p>1785529.43462296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1784825.13422343">
                <text:p>1784825.13422343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1790655.18463573">
                <text:p>1790655.18463573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1804532.10449745">
                <text:p>1804532.10449745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1828618.45077111">
                <text:p>1828618.45077111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1863065.48322271">
                <text:p>1863065.48322271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1908750.34323062">
                <text:p>1908750.34323062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1965342.80475753">
                <text:p>1965342.8047575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031924.29258571">
                <text:p>2031924.29258571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106930.04887847">
                <text:p>2106930.04887847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190272.63894818">
                <text:p>2190272.63894818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281049.25621954">
                <text:p>2281049.25621954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377279.34834696">
                <text:p>2377279.34834696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480887.72295288">
                <text:p>2480887.72295288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589450.90143081">
                <text:p>2589450.9014308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2700391.09910058">
                <text:p>2700391.09910058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2813339.09039788">
                <text:p>2813339.09039788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2925691.23939607">
                <text:p>2925691.2393960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036448.51304997">
                <text:p>3036448.51304997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143260.74757313">
                <text:p>3143260.74757313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245077.55902444">
                <text:p>3245077.55902444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341479.19955646">
                <text:p>3341479.19955646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431806.2077573">
                <text:p>3431806.2077573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3513246.95371169">
                <text:p>3513246.95371169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3583905.81507004">
                <text:p>3583905.8150700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3645524.55567421">
                <text:p>3645524.55567421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3696225.52431534">
                <text:p>3696225.52431534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3736194.45793128">
                <text:p>3736194.45793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Sheet3.A2:Sheet3.A137 Sheet3.D2:Sheet3.D137" chart:data-source-has-labels="both" svg:x="0.32cm" svg:y="0.18cm" svg:width="12.825cm" svg:height="8.64cm">
          <chart:coordinate-region svg:x="1.232cm" svg:y="0.38cm" svg:width="11.913cm" svg:height="7.793cm"/>
          <chart:axis chart:dimension="x" chart:name="primary-x" chart:style-name="ch4" chartooo:axis-type="auto">
            <chartooo:date-scale/>
            <chart:categories table:cell-range-address="Sheet3.A2:Sheet3.A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37" loext:label-string="'percent" chart:class="chart:line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137</svg:desc>
                </draw:g>
              </table:table-cell>
              <table:table-cell office:value-type="float" office:value="0.824496606203673">
                <text:p>0.824496606203673</text:p>
                <draw:g>
                  <svg:desc>Sheet3.D2:Sheet3.D137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823445314171802">
                <text:p>0.82344531417180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22309847280776">
                <text:p>0.8223098472807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821027328789759">
                <text:p>0.821027328789759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819754440306312">
                <text:p>0.81975444030631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818596359832214">
                <text:p>0.81859635983221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817639038973388">
                <text:p>0.817639038973388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.816757064248228">
                <text:p>0.816757064248228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.816015755842764">
                <text:p>0.816015755842764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815662604611812">
                <text:p>0.81566260461181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.815632650844351">
                <text:p>0.815632650844351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.815868088725283">
                <text:p>0.81586808872528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.816541935555679">
                <text:p>0.816541935555679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.817478161814324">
                <text:p>0.81747816181432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.818735214509323">
                <text:p>0.81873521450932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820259891655418">
                <text:p>0.820259891655418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822021690308363">
                <text:p>0.82202169030836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823900374874615">
                <text:p>0.823900374874615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825723082070717">
                <text:p>0.82572308207071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827445072083035">
                <text:p>0.827445072083035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828759396238243">
                <text:p>0.82875939623824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829874869872013">
                <text:p>0.829874869872013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830518654276182">
                <text:p>0.830518654276182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830656342514846">
                <text:p>0.83065634251484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830315387704706">
                <text:p>0.83031538770470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829738228032397">
                <text:p>0.82973822803239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829020715850725">
                <text:p>0.829020715850725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828238666708279">
                <text:p>0.82823866670827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827496335167734">
                <text:p>0.827496335167734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8269299012223">
                <text:p>0.826929901222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26515967819942">
                <text:p>0.826515967819942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826371605638096">
                <text:p>0.826371605638096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826390697225567">
                <text:p>0.82639069722556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826552259998224">
                <text:p>0.82655225999822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826856736298112">
                <text:p>0.826856736298112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827016327070265">
                <text:p>0.827016327070265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827008825542813">
                <text:p>0.827008825542813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827025979997342">
                <text:p>0.827025979997342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827182667119517">
                <text:p>0.82718266711951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827472248772675">
                <text:p>0.827472248772675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827877350585244">
                <text:p>0.827877350585244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828535380274649">
                <text:p>0.828535380274649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829404760005006">
                <text:p>0.82940476000500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830571165932524">
                <text:p>0.830571165932524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832559612449497">
                <text:p>0.832559612449497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835118480889624">
                <text:p>0.83511848088962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837872428329855">
                <text:p>0.83787242832985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840483340376803">
                <text:p>0.840483340376803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8428733713637">
                <text:p>0.842873371363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844726767622823">
                <text:p>0.84472676762282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8460056260822">
                <text:p>0.846005626082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846835362577066">
                <text:p>0.846835362577066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847347523509937">
                <text:p>0.84734752350993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847507214918586">
                <text:p>0.847507214918586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847190299784313">
                <text:p>0.847190299784313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846494107785731">
                <text:p>0.846494107785731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845469353562035">
                <text:p>0.84546935356203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844153000172242">
                <text:p>0.844153000172242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842588485741724">
                <text:p>0.842588485741724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841050367647748">
                <text:p>0.841050367647748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839658324867562">
                <text:p>0.839658324867562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38373497813043">
                <text:p>0.838373497813043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83708166611627">
                <text:p>0.8370816661162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835829672170333">
                <text:p>0.83582967217033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834576190990341">
                <text:p>0.834576190990341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833194229116388">
                <text:p>0.83319422911638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831679476210506">
                <text:p>0.831679476210506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830109855946644">
                <text:p>0.83010985594664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828559634129794">
                <text:p>0.828559634129794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827031204322207">
                <text:p>0.827031204322207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825499516832129">
                <text:p>0.825499516832129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823929821043366">
                <text:p>0.823929821043366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822248893878104">
                <text:p>0.822248893878104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820444430006216">
                <text:p>0.82044443000621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818649056487998">
                <text:p>0.818649056487998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81702064160959">
                <text:p>0.8170206416095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815719542079604">
                <text:p>0.815719542079604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814795074661969">
                <text:p>0.814795074661969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814172292699579">
                <text:p>0.81417229269957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813961732624884">
                <text:p>0.81396173262488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81423023439072">
                <text:p>0.8142302343907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815003671333974">
                <text:p>0.815003671333974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816208381979578">
                <text:p>0.81620838197957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817822886635618">
                <text:p>0.817822886635618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819781702333829">
                <text:p>0.819781702333829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821880579340562">
                <text:p>0.821880579340562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824030964146333">
                <text:p>0.824030964146333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826167362713317">
                <text:p>0.826167362713317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828143597342942">
                <text:p>0.828143597342942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829883607416152">
                <text:p>0.829883607416152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831309098127448">
                <text:p>0.831309098127448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832375856667938">
                <text:p>0.832375856667938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33074725861949">
                <text:p>0.8330747258619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83349110536649">
                <text:p>0.83349110536649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833669253179987">
                <text:p>0.83366925317998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833562628033771">
                <text:p>0.833562628033771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833247835248404">
                <text:p>0.83324783524840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832716389692158">
                <text:p>0.832716389692158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831938683571813">
                <text:p>0.831938683571813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830945294157478">
                <text:p>0.83094529415747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829801977720638">
                <text:p>0.829801977720638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828576248271677">
                <text:p>0.82857624827167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827357999008275">
                <text:p>0.82735799900827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826182396239529">
                <text:p>0.826182396239529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825047066337031">
                <text:p>0.825047066337031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82398630402276">
                <text:p>0.82398630402276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82296036683844">
                <text:p>0.82296036683844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821888409415564">
                <text:p>0.821888409415564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820950225266371">
                <text:p>0.82095022526637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820137025645346">
                <text:p>0.820137025645346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819477750368594">
                <text:p>0.81947775036859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818952579874299">
                <text:p>0.81895257987429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818583699119526">
                <text:p>0.818583699119526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818274189702379">
                <text:p>0.818274189702379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817955759968982">
                <text:p>0.817955759968982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817727781416333">
                <text:p>0.817727781416333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817653068849574">
                <text:p>0.817653068849574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817713630458552">
                <text:p>0.817713630458552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818012661946588">
                <text:p>0.818012661946588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818538941755684">
                <text:p>0.818538941755684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819197122191867">
                <text:p>0.81919712219186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820075543627048">
                <text:p>0.82007554362704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821107169239765">
                <text:p>0.82110716923976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822364434307131">
                <text:p>0.822364434307131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823790108270275">
                <text:p>0.823790108270275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825378815059162">
                <text:p>0.825378815059162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827188608302524">
                <text:p>0.827188608302524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829269362490913">
                <text:p>0.829269362490913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831553994515412">
                <text:p>0.831553994515412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833971820508937">
                <text:p>0.833971820508937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836368901675515">
                <text:p>0.83636890167551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83856997664069">
                <text:p>0.83856997664069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840373974349669">
                <text:p>0.840373974349669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841786529221684">
                <text:p>0.84178652922168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842808329810345">
                <text:p>0.842808329810345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843405359838829">
                <text:p>0.843405359838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